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ark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rig_scaled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/>
          <table:table-cell table:style-name="ce1" office:value-type="string" calcext:value-type="string">
            <text:p>ba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formula="of:=FLOOR([.$J$1]+([.$A2]-1)*[.$J$2]+POWER([.$A2]; [.$J$4])*[.$J$3])" office:value-type="float" office:value="40" calcext:value-type="float">
            <text:p>40</text:p>
          </table:table-cell>
          <table:table-cell table:formula="of:=[.$D2]/[.$C2]" office:value-type="float" office:value="1" calcext:value-type="float">
            <text:p>1.00</text:p>
          </table:table-cell>
          <table:table-cell table:formula="of:=[.$J$5]+([.$A2]-1)*[.$J$6]" office:value-type="float" office:value="10" calcext:value-type="float">
            <text:p>10</text:p>
          </table:table-cell>
          <table:table-cell table:formula="of:=[.$D2]/[.$F2]" office:value-type="float" office:value="4" calcext:value-type="float">
            <text:p>4.00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formula="of:=FLOOR([.$J$1]+([.$A3]-1)*[.$J$2]+POWER([.$A3]; [.$J$4])*[.$J$3])" office:value-type="float" office:value="65" calcext:value-type="float">
            <text:p>65</text:p>
          </table:table-cell>
          <table:table-cell table:formula="of:=[.$D3]/[.$C3]" office:value-type="float" office:value="0.89041095890411" calcext:value-type="float">
            <text:p>0.89</text:p>
          </table:table-cell>
          <table:table-cell table:formula="of:=[.$J$5]+([.$A3]-1)*[.$J$6]" office:value-type="float" office:value="14" calcext:value-type="float">
            <text:p>14</text:p>
          </table:table-cell>
          <table:table-cell table:formula="of:=[.$D3]/[.$F3]" office:value-type="float" office:value="4.64285714285714" calcext:value-type="float">
            <text:p>4.64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table:formula="of:=FLOOR([.$J$1]+([.$A4]-1)*[.$J$2]+POWER([.$A4]; [.$J$4])*[.$J$3])" office:value-type="float" office:value="90" calcext:value-type="float">
            <text:p>90</text:p>
          </table:table-cell>
          <table:table-cell table:formula="of:=[.$D4]/[.$C4]" office:value-type="float" office:value="0.849056603773585" calcext:value-type="float">
            <text:p>0.85</text:p>
          </table:table-cell>
          <table:table-cell table:formula="of:=[.$J$5]+([.$A4]-1)*[.$J$6]" office:value-type="float" office:value="18" calcext:value-type="float">
            <text:p>18</text:p>
          </table:table-cell>
          <table:table-cell table:formula="of:=[.$D4]/[.$F4]" office:value-type="float" office:value="5" calcext:value-type="float">
            <text:p>5.00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table:formula="of:=FLOOR([.$J$1]+([.$A5]-1)*[.$J$2]+POWER([.$A5]; [.$J$4])*[.$J$3])" office:value-type="float" office:value="116" calcext:value-type="float">
            <text:p>116</text:p>
          </table:table-cell>
          <table:table-cell table:formula="of:=[.$D5]/[.$C5]" office:value-type="float" office:value="0.816901408450704" calcext:value-type="float">
            <text:p>0.82</text:p>
          </table:table-cell>
          <table:table-cell table:formula="of:=[.$J$5]+([.$A5]-1)*[.$J$6]" office:value-type="float" office:value="22" calcext:value-type="float">
            <text:p>22</text:p>
          </table:table-cell>
          <table:table-cell table:formula="of:=[.$D5]/[.$F5]" office:value-type="float" office:value="5.27272727272727" calcext:value-type="float">
            <text:p>5.27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table:formula="of:=FLOOR([.$J$1]+([.$A6]-1)*[.$J$2]+POWER([.$A6]; [.$J$4])*[.$J$3])" office:value-type="float" office:value="143" calcext:value-type="float">
            <text:p>143</text:p>
          </table:table-cell>
          <table:table-cell table:formula="of:=[.$D6]/[.$C6]" office:value-type="float" office:value="0.803370786516854" calcext:value-type="float">
            <text:p>0.80</text:p>
          </table:table-cell>
          <table:table-cell table:formula="of:=[.$J$5]+([.$A6]-1)*[.$J$6]" office:value-type="float" office:value="26" calcext:value-type="float">
            <text:p>26</text:p>
          </table:table-cell>
          <table:table-cell table:formula="of:=[.$D6]/[.$F6]" office:value-type="float" office:value="5.5" calcext:value-type="float">
            <text:p>5.50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65" calcext:value-type="float">
            <text:p>165</text:p>
          </table:table-cell>
          <table:table-cell office:value-type="float" office:value="217" calcext:value-type="float">
            <text:p>217</text:p>
          </table:table-cell>
          <table:table-cell table:formula="of:=FLOOR([.$J$1]+([.$A7]-1)*[.$J$2]+POWER([.$A7]; [.$J$4])*[.$J$3])" office:value-type="float" office:value="170" calcext:value-type="float">
            <text:p>170</text:p>
          </table:table-cell>
          <table:table-cell table:formula="of:=[.$D7]/[.$C7]" office:value-type="float" office:value="0.783410138248848" calcext:value-type="float">
            <text:p>0.78</text:p>
          </table:table-cell>
          <table:table-cell table:formula="of:=[.$J$5]+([.$A7]-1)*[.$J$6]" office:value-type="float" office:value="30" calcext:value-type="float">
            <text:p>30</text:p>
          </table:table-cell>
          <table:table-cell table:formula="of:=[.$D7]/[.$F7]" office:value-type="float" office:value="5.66666666666667" calcext:value-type="float">
            <text:p>5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  <table:table-cell table:formula="of:=FLOOR([.$J$1]+([.$A8]-1)*[.$J$2]+POWER([.$A8]; [.$J$4])*[.$J$3])" office:value-type="float" office:value="198" calcext:value-type="float">
            <text:p>198</text:p>
          </table:table-cell>
          <table:table-cell table:formula="of:=[.$D8]/[.$C8]" office:value-type="float" office:value="0.7734375" calcext:value-type="float">
            <text:p>0.77</text:p>
          </table:table-cell>
          <table:table-cell table:formula="of:=[.$J$5]+([.$A8]-1)*[.$J$6]" office:value-type="float" office:value="34" calcext:value-type="float">
            <text:p>34</text:p>
          </table:table-cell>
          <table:table-cell table:formula="of:=[.$D8]/[.$F8]" office:value-type="float" office:value="5.82352941176471" calcext:value-type="float">
            <text:p>5.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215" calcext:value-type="float">
            <text:p>215</text:p>
          </table:table-cell>
          <table:table-cell office:value-type="float" office:value="298" calcext:value-type="float">
            <text:p>298</text:p>
          </table:table-cell>
          <table:table-cell table:formula="of:=FLOOR([.$J$1]+([.$A9]-1)*[.$J$2]+POWER([.$A9]; [.$J$4])*[.$J$3])" office:value-type="float" office:value="227" calcext:value-type="float">
            <text:p>227</text:p>
          </table:table-cell>
          <table:table-cell table:formula="of:=[.$D9]/[.$C9]" office:value-type="float" office:value="0.761744966442953" calcext:value-type="float">
            <text:p>0.76</text:p>
          </table:table-cell>
          <table:table-cell table:formula="of:=[.$J$5]+([.$A9]-1)*[.$J$6]" office:value-type="float" office:value="38" calcext:value-type="float">
            <text:p>38</text:p>
          </table:table-cell>
          <table:table-cell table:formula="of:=[.$D9]/[.$F9]" office:value-type="float" office:value="5.97368421052632" calcext:value-type="float">
            <text:p>5.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table:formula="of:=FLOOR([.$J$1]+([.$A10]-1)*[.$J$2]+POWER([.$A10]; [.$J$4])*[.$J$3])" office:value-type="float" office:value="258" calcext:value-type="float">
            <text:p>258</text:p>
          </table:table-cell>
          <table:table-cell table:formula="of:=[.$D10]/[.$C10]" office:value-type="float" office:value="0.758823529411765" calcext:value-type="float">
            <text:p>0.76</text:p>
          </table:table-cell>
          <table:table-cell table:formula="of:=[.$J$5]+([.$A10]-1)*[.$J$6]" office:value-type="float" office:value="42" calcext:value-type="float">
            <text:p>42</text:p>
          </table:table-cell>
          <table:table-cell table:formula="of:=[.$D10]/[.$F10]" office:value-type="float" office:value="6.14285714285714" calcext:value-type="float">
            <text:p>6.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65" calcext:value-type="float">
            <text:p>265</text:p>
          </table:table-cell>
          <table:table-cell office:value-type="float" office:value="385" calcext:value-type="float">
            <text:p>385</text:p>
          </table:table-cell>
          <table:table-cell table:formula="of:=FLOOR([.$J$1]+([.$A11]-1)*[.$J$2]+POWER([.$A11]; [.$J$4])*[.$J$3])" office:value-type="float" office:value="290" calcext:value-type="float">
            <text:p>290</text:p>
          </table:table-cell>
          <table:table-cell table:formula="of:=[.$D11]/[.$C11]" office:value-type="float" office:value="0.753246753246753" calcext:value-type="float">
            <text:p>0.75</text:p>
          </table:table-cell>
          <table:table-cell table:formula="of:=[.$J$5]+([.$A11]-1)*[.$J$6]" office:value-type="float" office:value="46" calcext:value-type="float">
            <text:p>46</text:p>
          </table:table-cell>
          <table:table-cell table:formula="of:=[.$D11]/[.$F11]" office:value-type="float" office:value="6.30434782608696" calcext:value-type="float">
            <text:p>6.3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90" calcext:value-type="float">
            <text:p>290</text:p>
          </table:table-cell>
          <table:table-cell office:value-type="float" office:value="430" calcext:value-type="float">
            <text:p>430</text:p>
          </table:table-cell>
          <table:table-cell table:formula="of:=FLOOR([.$J$1]+([.$A12]-1)*[.$J$2]+POWER([.$A12]; [.$J$4])*[.$J$3])" office:value-type="float" office:value="323" calcext:value-type="float">
            <text:p>323</text:p>
          </table:table-cell>
          <table:table-cell table:formula="of:=[.$D12]/[.$C12]" office:value-type="float" office:value="0.751162790697674" calcext:value-type="float">
            <text:p>0.75</text:p>
          </table:table-cell>
          <table:table-cell table:formula="of:=[.$J$5]+([.$A12]-1)*[.$J$6]" office:value-type="float" office:value="50" calcext:value-type="float">
            <text:p>50</text:p>
          </table:table-cell>
          <table:table-cell table:formula="of:=[.$D12]/[.$F12]" office:value-type="float" office:value="6.46" calcext:value-type="float">
            <text:p>6.4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315" calcext:value-type="float">
            <text:p>315</text:p>
          </table:table-cell>
          <table:table-cell office:value-type="float" office:value="478" calcext:value-type="float">
            <text:p>478</text:p>
          </table:table-cell>
          <table:table-cell table:formula="of:=FLOOR([.$J$1]+([.$A13]-1)*[.$J$2]+POWER([.$A13]; [.$J$4])*[.$J$3])" office:value-type="float" office:value="358" calcext:value-type="float">
            <text:p>358</text:p>
          </table:table-cell>
          <table:table-cell table:formula="of:=[.$D13]/[.$C13]" office:value-type="float" office:value="0.748953974895398" calcext:value-type="float">
            <text:p>0.75</text:p>
          </table:table-cell>
          <table:table-cell table:formula="of:=[.$J$5]+([.$A13]-1)*[.$J$6]" office:value-type="float" office:value="54" calcext:value-type="float">
            <text:p>54</text:p>
          </table:table-cell>
          <table:table-cell table:formula="of:=[.$D13]/[.$F13]" office:value-type="float" office:value="6.62962962962963" calcext:value-type="float">
            <text:p>6.6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340" calcext:value-type="float">
            <text:p>340</text:p>
          </table:table-cell>
          <table:table-cell office:value-type="float" office:value="526" calcext:value-type="float">
            <text:p>526</text:p>
          </table:table-cell>
          <table:table-cell table:formula="of:=FLOOR([.$J$1]+([.$A14]-1)*[.$J$2]+POWER([.$A14]; [.$J$4])*[.$J$3])" office:value-type="float" office:value="394" calcext:value-type="float">
            <text:p>394</text:p>
          </table:table-cell>
          <table:table-cell table:formula="of:=[.$D14]/[.$C14]" office:value-type="float" office:value="0.749049429657795" calcext:value-type="float">
            <text:p>0.75</text:p>
          </table:table-cell>
          <table:table-cell table:formula="of:=[.$J$5]+([.$A14]-1)*[.$J$6]" office:value-type="float" office:value="58" calcext:value-type="float">
            <text:p>58</text:p>
          </table:table-cell>
          <table:table-cell table:formula="of:=[.$D14]/[.$F14]" office:value-type="float" office:value="6.79310344827586" calcext:value-type="float">
            <text:p>6.7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365" calcext:value-type="float">
            <text:p>365</text:p>
          </table:table-cell>
          <table:table-cell office:value-type="float" office:value="577" calcext:value-type="float">
            <text:p>577</text:p>
          </table:table-cell>
          <table:table-cell table:formula="of:=FLOOR([.$J$1]+([.$A15]-1)*[.$J$2]+POWER([.$A15]; [.$J$4])*[.$J$3])" office:value-type="float" office:value="433" calcext:value-type="float">
            <text:p>433</text:p>
          </table:table-cell>
          <table:table-cell table:formula="of:=[.$D15]/[.$C15]" office:value-type="float" office:value="0.750433275563258" calcext:value-type="float">
            <text:p>0.75</text:p>
          </table:table-cell>
          <table:table-cell table:formula="of:=[.$J$5]+([.$A15]-1)*[.$J$6]" office:value-type="float" office:value="62" calcext:value-type="float">
            <text:p>62</text:p>
          </table:table-cell>
          <table:table-cell table:formula="of:=[.$D15]/[.$F15]" office:value-type="float" office:value="6.98387096774194" calcext:value-type="float">
            <text:p>6.9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90" calcext:value-type="float">
            <text:p>390</text:p>
          </table:table-cell>
          <table:table-cell office:value-type="float" office:value="628" calcext:value-type="float">
            <text:p>628</text:p>
          </table:table-cell>
          <table:table-cell table:formula="of:=FLOOR([.$J$1]+([.$A16]-1)*[.$J$2]+POWER([.$A16]; [.$J$4])*[.$J$3])" office:value-type="float" office:value="474" calcext:value-type="float">
            <text:p>474</text:p>
          </table:table-cell>
          <table:table-cell table:formula="of:=[.$D16]/[.$C16]" office:value-type="float" office:value="0.754777070063694" calcext:value-type="float">
            <text:p>0.75</text:p>
          </table:table-cell>
          <table:table-cell table:formula="of:=[.$J$5]+([.$A16]-1)*[.$J$6]" office:value-type="float" office:value="66" calcext:value-type="float">
            <text:p>66</text:p>
          </table:table-cell>
          <table:table-cell table:formula="of:=[.$D16]/[.$F16]" office:value-type="float" office:value="7.18181818181818" calcext:value-type="float">
            <text:p>7.1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table:formula="of:=FLOOR([.$J$1]+([.$A17]-1)*[.$J$2]+POWER([.$A17]; [.$J$4])*[.$J$3])" office:value-type="float" office:value="517" calcext:value-type="float">
            <text:p>517</text:p>
          </table:table-cell>
          <table:table-cell table:formula="of:=[.$D17]/[.$C17]" office:value-type="float" office:value="0.758064516129032" calcext:value-type="float">
            <text:p>0.76</text:p>
          </table:table-cell>
          <table:table-cell table:formula="of:=[.$J$5]+([.$A17]-1)*[.$J$6]" office:value-type="float" office:value="70" calcext:value-type="float">
            <text:p>70</text:p>
          </table:table-cell>
          <table:table-cell table:formula="of:=[.$D17]/[.$F17]" office:value-type="float" office:value="7.38571428571429" calcext:value-type="float">
            <text:p>7.3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440" calcext:value-type="float">
            <text:p>440</text:p>
          </table:table-cell>
          <table:table-cell office:value-type="float" office:value="736" calcext:value-type="float">
            <text:p>736</text:p>
          </table:table-cell>
          <table:table-cell table:formula="of:=FLOOR([.$J$1]+([.$A18]-1)*[.$J$2]+POWER([.$A18]; [.$J$4])*[.$J$3])" office:value-type="float" office:value="562" calcext:value-type="float">
            <text:p>562</text:p>
          </table:table-cell>
          <table:table-cell table:formula="of:=[.$D18]/[.$C18]" office:value-type="float" office:value="0.763586956521739" calcext:value-type="float">
            <text:p>0.76</text:p>
          </table:table-cell>
          <table:table-cell table:formula="of:=[.$J$5]+([.$A18]-1)*[.$J$6]" office:value-type="float" office:value="74" calcext:value-type="float">
            <text:p>74</text:p>
          </table:table-cell>
          <table:table-cell table:formula="of:=[.$D18]/[.$F18]" office:value-type="float" office:value="7.5945945945946" calcext:value-type="float">
            <text:p>7.5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465" calcext:value-type="float">
            <text:p>465</text:p>
          </table:table-cell>
          <table:table-cell office:value-type="float" office:value="793" calcext:value-type="float">
            <text:p>793</text:p>
          </table:table-cell>
          <table:table-cell table:formula="of:=FLOOR([.$J$1]+([.$A19]-1)*[.$J$2]+POWER([.$A19]; [.$J$4])*[.$J$3])" office:value-type="float" office:value="610" calcext:value-type="float">
            <text:p>610</text:p>
          </table:table-cell>
          <table:table-cell table:formula="of:=[.$D19]/[.$C19]" office:value-type="float" office:value="0.769230769230769" calcext:value-type="float">
            <text:p>0.77</text:p>
          </table:table-cell>
          <table:table-cell table:formula="of:=[.$J$5]+([.$A19]-1)*[.$J$6]" office:value-type="float" office:value="78" calcext:value-type="float">
            <text:p>78</text:p>
          </table:table-cell>
          <table:table-cell table:formula="of:=[.$D19]/[.$F19]" office:value-type="float" office:value="7.82051282051282" calcext:value-type="float">
            <text:p>7.8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490" calcext:value-type="float">
            <text:p>490</text:p>
          </table:table-cell>
          <table:table-cell office:value-type="float" office:value="850" calcext:value-type="float">
            <text:p>850</text:p>
          </table:table-cell>
          <table:table-cell table:formula="of:=FLOOR([.$J$1]+([.$A20]-1)*[.$J$2]+POWER([.$A20]; [.$J$4])*[.$J$3])" office:value-type="float" office:value="661" calcext:value-type="float">
            <text:p>661</text:p>
          </table:table-cell>
          <table:table-cell table:formula="of:=[.$D20]/[.$C20]" office:value-type="float" office:value="0.777647058823529" calcext:value-type="float">
            <text:p>0.78</text:p>
          </table:table-cell>
          <table:table-cell table:formula="of:=[.$J$5]+([.$A20]-1)*[.$J$6]" office:value-type="float" office:value="82" calcext:value-type="float">
            <text:p>82</text:p>
          </table:table-cell>
          <table:table-cell table:formula="of:=[.$D20]/[.$F20]" office:value-type="float" office:value="8.0609756097561" calcext:value-type="float">
            <text:p>8.0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515" calcext:value-type="float">
            <text:p>515</text:p>
          </table:table-cell>
          <table:table-cell office:value-type="float" office:value="910" calcext:value-type="float">
            <text:p>910</text:p>
          </table:table-cell>
          <table:table-cell table:formula="of:=FLOOR([.$J$1]+([.$A21]-1)*[.$J$2]+POWER([.$A21]; [.$J$4])*[.$J$3])" office:value-type="float" office:value="715" calcext:value-type="float">
            <text:p>715</text:p>
          </table:table-cell>
          <table:table-cell table:formula="of:=[.$D21]/[.$C21]" office:value-type="float" office:value="0.785714285714286" calcext:value-type="float">
            <text:p>0.79</text:p>
          </table:table-cell>
          <table:table-cell table:formula="of:=[.$J$5]+([.$A21]-1)*[.$J$6]" office:value-type="float" office:value="86" calcext:value-type="float">
            <text:p>86</text:p>
          </table:table-cell>
          <table:table-cell table:formula="of:=[.$D21]/[.$F21]" office:value-type="float" office:value="8.31395348837209" calcext:value-type="float">
            <text:p>8.3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540" calcext:value-type="float">
            <text:p>540</text:p>
          </table:table-cell>
          <table:table-cell office:value-type="float" office:value="970" calcext:value-type="float">
            <text:p>970</text:p>
          </table:table-cell>
          <table:table-cell table:formula="of:=FLOOR([.$J$1]+([.$A22]-1)*[.$J$2]+POWER([.$A22]; [.$J$4])*[.$J$3])" office:value-type="float" office:value="771" calcext:value-type="float">
            <text:p>771</text:p>
          </table:table-cell>
          <table:table-cell table:formula="of:=[.$D22]/[.$C22]" office:value-type="float" office:value="0.794845360824742" calcext:value-type="float">
            <text:p>0.79</text:p>
          </table:table-cell>
          <table:table-cell table:formula="of:=[.$J$5]+([.$A22]-1)*[.$J$6]" office:value-type="float" office:value="90" calcext:value-type="float">
            <text:p>90</text:p>
          </table:table-cell>
          <table:table-cell table:formula="of:=[.$D22]/[.$F22]" office:value-type="float" office:value="8.56666666666667" calcext:value-type="float">
            <text:p>8.5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565" calcext:value-type="float">
            <text:p>565</text:p>
          </table:table-cell>
          <table:table-cell office:value-type="float" office:value="1033" calcext:value-type="float">
            <text:p>1033</text:p>
          </table:table-cell>
          <table:table-cell table:formula="of:=FLOOR([.$J$1]+([.$A23]-1)*[.$J$2]+POWER([.$A23]; [.$J$4])*[.$J$3])" office:value-type="float" office:value="831" calcext:value-type="float">
            <text:p>831</text:p>
          </table:table-cell>
          <table:table-cell table:formula="of:=[.$D23]/[.$C23]" office:value-type="float" office:value="0.804453049370765" calcext:value-type="float">
            <text:p>0.80</text:p>
          </table:table-cell>
          <table:table-cell table:formula="of:=[.$J$5]+([.$A23]-1)*[.$J$6]" office:value-type="float" office:value="94" calcext:value-type="float">
            <text:p>94</text:p>
          </table:table-cell>
          <table:table-cell table:formula="of:=[.$D23]/[.$F23]" office:value-type="float" office:value="8.84042553191489" calcext:value-type="float">
            <text:p>8.8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590" calcext:value-type="float">
            <text:p>590</text:p>
          </table:table-cell>
          <table:table-cell office:value-type="float" office:value="1096" calcext:value-type="float">
            <text:p>1096</text:p>
          </table:table-cell>
          <table:table-cell table:formula="of:=FLOOR([.$J$1]+([.$A24]-1)*[.$J$2]+POWER([.$A24]; [.$J$4])*[.$J$3])" office:value-type="float" office:value="894" calcext:value-type="float">
            <text:p>894</text:p>
          </table:table-cell>
          <table:table-cell table:formula="of:=[.$D24]/[.$C24]" office:value-type="float" office:value="0.815693430656934" calcext:value-type="float">
            <text:p>0.82</text:p>
          </table:table-cell>
          <table:table-cell table:formula="of:=[.$J$5]+([.$A24]-1)*[.$J$6]" office:value-type="float" office:value="98" calcext:value-type="float">
            <text:p>98</text:p>
          </table:table-cell>
          <table:table-cell table:formula="of:=[.$D24]/[.$F24]" office:value-type="float" office:value="9.12244897959184" calcext:value-type="float">
            <text:p>9.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615" calcext:value-type="float">
            <text:p>615</text:p>
          </table:table-cell>
          <table:table-cell office:value-type="float" office:value="1162" calcext:value-type="float">
            <text:p>1162</text:p>
          </table:table-cell>
          <table:table-cell table:formula="of:=FLOOR([.$J$1]+([.$A25]-1)*[.$J$2]+POWER([.$A25]; [.$J$4])*[.$J$3])" office:value-type="float" office:value="960" calcext:value-type="float">
            <text:p>960</text:p>
          </table:table-cell>
          <table:table-cell table:formula="of:=[.$D25]/[.$C25]" office:value-type="float" office:value="0.826161790017212" calcext:value-type="float">
            <text:p>0.83</text:p>
          </table:table-cell>
          <table:table-cell table:formula="of:=[.$J$5]+([.$A25]-1)*[.$J$6]" office:value-type="float" office:value="102" calcext:value-type="float">
            <text:p>102</text:p>
          </table:table-cell>
          <table:table-cell table:formula="of:=[.$D25]/[.$F25]" office:value-type="float" office:value="9.41176470588235" calcext:value-type="float">
            <text:p>9.4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640" calcext:value-type="float">
            <text:p>640</text:p>
          </table:table-cell>
          <table:table-cell office:value-type="float" office:value="1228" calcext:value-type="float">
            <text:p>1228</text:p>
          </table:table-cell>
          <table:table-cell table:formula="of:=FLOOR([.$J$1]+([.$A26]-1)*[.$J$2]+POWER([.$A26]; [.$J$4])*[.$J$3])" office:value-type="float" office:value="1030" calcext:value-type="float">
            <text:p>1030</text:p>
          </table:table-cell>
          <table:table-cell table:formula="of:=[.$D26]/[.$C26]" office:value-type="float" office:value="0.838762214983713" calcext:value-type="float">
            <text:p>0.84</text:p>
          </table:table-cell>
          <table:table-cell table:formula="of:=[.$J$5]+([.$A26]-1)*[.$J$6]" office:value-type="float" office:value="106" calcext:value-type="float">
            <text:p>106</text:p>
          </table:table-cell>
          <table:table-cell table:formula="of:=[.$D26]/[.$F26]" office:value-type="float" office:value="9.71698113207547" calcext:value-type="float">
            <text:p>9.7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665" calcext:value-type="float">
            <text:p>665</text:p>
          </table:table-cell>
          <table:table-cell office:value-type="float" office:value="1297" calcext:value-type="float">
            <text:p>1297</text:p>
          </table:table-cell>
          <table:table-cell table:formula="of:=FLOOR([.$J$1]+([.$A27]-1)*[.$J$2]+POWER([.$A27]; [.$J$4])*[.$J$3])" office:value-type="float" office:value="1104" calcext:value-type="float">
            <text:p>1104</text:p>
          </table:table-cell>
          <table:table-cell table:formula="of:=[.$D27]/[.$C27]" office:value-type="float" office:value="0.851195065535852" calcext:value-type="float">
            <text:p>0.85</text:p>
          </table:table-cell>
          <table:table-cell table:formula="of:=[.$J$5]+([.$A27]-1)*[.$J$6]" office:value-type="float" office:value="110" calcext:value-type="float">
            <text:p>110</text:p>
          </table:table-cell>
          <table:table-cell table:formula="of:=[.$D27]/[.$F27]" office:value-type="float" office:value="10.0363636363636" calcext:value-type="float">
            <text:p>10.0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690" calcext:value-type="float">
            <text:p>690</text:p>
          </table:table-cell>
          <table:table-cell office:value-type="float" office:value="1366" calcext:value-type="float">
            <text:p>1366</text:p>
          </table:table-cell>
          <table:table-cell table:formula="of:=FLOOR([.$J$1]+([.$A28]-1)*[.$J$2]+POWER([.$A28]; [.$J$4])*[.$J$3])" office:value-type="float" office:value="1182" calcext:value-type="float">
            <text:p>1182</text:p>
          </table:table-cell>
          <table:table-cell table:formula="of:=[.$D28]/[.$C28]" office:value-type="float" office:value="0.865300146412884" calcext:value-type="float">
            <text:p>0.87</text:p>
          </table:table-cell>
          <table:table-cell table:formula="of:=[.$J$5]+([.$A28]-1)*[.$J$6]" office:value-type="float" office:value="114" calcext:value-type="float">
            <text:p>114</text:p>
          </table:table-cell>
          <table:table-cell table:formula="of:=[.$D28]/[.$F28]" office:value-type="float" office:value="10.3684210526316" calcext:value-type="float">
            <text:p>10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715" calcext:value-type="float">
            <text:p>715</text:p>
          </table:table-cell>
          <table:table-cell office:value-type="float" office:value="1438" calcext:value-type="float">
            <text:p>1438</text:p>
          </table:table-cell>
          <table:table-cell table:formula="of:=FLOOR([.$J$1]+([.$A29]-1)*[.$J$2]+POWER([.$A29]; [.$J$4])*[.$J$3])" office:value-type="float" office:value="1263" calcext:value-type="float">
            <text:p>1263</text:p>
          </table:table-cell>
          <table:table-cell table:formula="of:=[.$D29]/[.$C29]" office:value-type="float" office:value="0.878303198887343" calcext:value-type="float">
            <text:p>0.88</text:p>
          </table:table-cell>
          <table:table-cell table:formula="of:=[.$J$5]+([.$A29]-1)*[.$J$6]" office:value-type="float" office:value="118" calcext:value-type="float">
            <text:p>118</text:p>
          </table:table-cell>
          <table:table-cell table:formula="of:=[.$D29]/[.$F29]" office:value-type="float" office:value="10.7033898305085" calcext:value-type="float">
            <text:p>10.7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740" calcext:value-type="float">
            <text:p>740</text:p>
          </table:table-cell>
          <table:table-cell office:value-type="float" office:value="1510" calcext:value-type="float">
            <text:p>1510</text:p>
          </table:table-cell>
          <table:table-cell table:formula="of:=FLOOR([.$J$1]+([.$A30]-1)*[.$J$2]+POWER([.$A30]; [.$J$4])*[.$J$3])" office:value-type="float" office:value="1349" calcext:value-type="float">
            <text:p>1349</text:p>
          </table:table-cell>
          <table:table-cell table:formula="of:=[.$D30]/[.$C30]" office:value-type="float" office:value="0.893377483443709" calcext:value-type="float">
            <text:p>0.89</text:p>
          </table:table-cell>
          <table:table-cell table:formula="of:=[.$J$5]+([.$A30]-1)*[.$J$6]" office:value-type="float" office:value="122" calcext:value-type="float">
            <text:p>122</text:p>
          </table:table-cell>
          <table:table-cell table:formula="of:=[.$D30]/[.$F30]" office:value-type="float" office:value="11.0573770491803" calcext:value-type="float">
            <text:p>11.0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765" calcext:value-type="float">
            <text:p>765</text:p>
          </table:table-cell>
          <table:table-cell office:value-type="float" office:value="1585" calcext:value-type="float">
            <text:p>1585</text:p>
          </table:table-cell>
          <table:table-cell table:formula="of:=FLOOR([.$J$1]+([.$A31]-1)*[.$J$2]+POWER([.$A31]; [.$J$4])*[.$J$3])" office:value-type="float" office:value="1440" calcext:value-type="float">
            <text:p>1440</text:p>
          </table:table-cell>
          <table:table-cell table:formula="of:=[.$D31]/[.$C31]" office:value-type="float" office:value="0.908517350157729" calcext:value-type="float">
            <text:p>0.91</text:p>
          </table:table-cell>
          <table:table-cell table:formula="of:=[.$J$5]+([.$A31]-1)*[.$J$6]" office:value-type="float" office:value="126" calcext:value-type="float">
            <text:p>126</text:p>
          </table:table-cell>
          <table:table-cell table:formula="of:=[.$D31]/[.$F31]" office:value-type="float" office:value="11.4285714285714" calcext:value-type="float">
            <text:p>11.4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790" calcext:value-type="float">
            <text:p>790</text:p>
          </table:table-cell>
          <table:table-cell office:value-type="float" office:value="1660" calcext:value-type="float">
            <text:p>1660</text:p>
          </table:table-cell>
          <table:table-cell table:formula="of:=FLOOR([.$J$1]+([.$A32]-1)*[.$J$2]+POWER([.$A32]; [.$J$4])*[.$J$3])" office:value-type="float" office:value="1534" calcext:value-type="float">
            <text:p>1534</text:p>
          </table:table-cell>
          <table:table-cell table:formula="of:=[.$D32]/[.$C32]" office:value-type="float" office:value="0.924096385542169" calcext:value-type="float">
            <text:p>0.92</text:p>
          </table:table-cell>
          <table:table-cell table:formula="of:=[.$J$5]+([.$A32]-1)*[.$J$6]" office:value-type="float" office:value="130" calcext:value-type="float">
            <text:p>130</text:p>
          </table:table-cell>
          <table:table-cell table:formula="of:=[.$D32]/[.$F32]" office:value-type="float" office:value="11.8" calcext:value-type="float">
            <text:p>11.8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815" calcext:value-type="float">
            <text:p>815</text:p>
          </table:table-cell>
          <table:table-cell office:value-type="float" office:value="1738" calcext:value-type="float">
            <text:p>1738</text:p>
          </table:table-cell>
          <table:table-cell table:formula="of:=FLOOR([.$J$1]+([.$A33]-1)*[.$J$2]+POWER([.$A33]; [.$J$4])*[.$J$3])" office:value-type="float" office:value="1634" calcext:value-type="float">
            <text:p>1634</text:p>
          </table:table-cell>
          <table:table-cell table:formula="of:=[.$D33]/[.$C33]" office:value-type="float" office:value="0.940161104718067" calcext:value-type="float">
            <text:p>0.94</text:p>
          </table:table-cell>
          <table:table-cell table:formula="of:=[.$J$5]+([.$A33]-1)*[.$J$6]" office:value-type="float" office:value="134" calcext:value-type="float">
            <text:p>134</text:p>
          </table:table-cell>
          <table:table-cell table:formula="of:=[.$D33]/[.$F33]" office:value-type="float" office:value="12.1940298507463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840" calcext:value-type="float">
            <text:p>840</text:p>
          </table:table-cell>
          <table:table-cell office:value-type="float" office:value="1816" calcext:value-type="float">
            <text:p>1816</text:p>
          </table:table-cell>
          <table:table-cell table:formula="of:=FLOOR([.$J$1]+([.$A34]-1)*[.$J$2]+POWER([.$A34]; [.$J$4])*[.$J$3])" office:value-type="float" office:value="1738" calcext:value-type="float">
            <text:p>1738</text:p>
          </table:table-cell>
          <table:table-cell table:formula="of:=[.$D34]/[.$C34]" office:value-type="float" office:value="0.95704845814978" calcext:value-type="float">
            <text:p>0.96</text:p>
          </table:table-cell>
          <table:table-cell table:formula="of:=[.$J$5]+([.$A34]-1)*[.$J$6]" office:value-type="float" office:value="138" calcext:value-type="float">
            <text:p>138</text:p>
          </table:table-cell>
          <table:table-cell table:formula="of:=[.$D34]/[.$F34]" office:value-type="float" office:value="12.5942028985507" calcext:value-type="float">
            <text:p>12.5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865" calcext:value-type="float">
            <text:p>865</text:p>
          </table:table-cell>
          <table:table-cell office:value-type="float" office:value="1897" calcext:value-type="float">
            <text:p>1897</text:p>
          </table:table-cell>
          <table:table-cell table:formula="of:=FLOOR([.$J$1]+([.$A35]-1)*[.$J$2]+POWER([.$A35]; [.$J$4])*[.$J$3])" office:value-type="float" office:value="1847" calcext:value-type="float">
            <text:p>1847</text:p>
          </table:table-cell>
          <table:table-cell table:formula="of:=[.$D35]/[.$C35]" office:value-type="float" office:value="0.973642593568793" calcext:value-type="float">
            <text:p>0.97</text:p>
          </table:table-cell>
          <table:table-cell table:formula="of:=[.$J$5]+([.$A35]-1)*[.$J$6]" office:value-type="float" office:value="142" calcext:value-type="float">
            <text:p>142</text:p>
          </table:table-cell>
          <table:table-cell table:formula="of:=[.$D35]/[.$F35]" office:value-type="float" office:value="13.0070422535211" calcext:value-type="float">
            <text:p>13.0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890" calcext:value-type="float">
            <text:p>890</text:p>
          </table:table-cell>
          <table:table-cell office:value-type="float" office:value="1978" calcext:value-type="float">
            <text:p>1978</text:p>
          </table:table-cell>
          <table:table-cell table:formula="of:=FLOOR([.$J$1]+([.$A36]-1)*[.$J$2]+POWER([.$A36]; [.$J$4])*[.$J$3])" office:value-type="float" office:value="1961" calcext:value-type="float">
            <text:p>1961</text:p>
          </table:table-cell>
          <table:table-cell table:formula="of:=[.$D36]/[.$C36]" office:value-type="float" office:value="0.991405460060667" calcext:value-type="float">
            <text:p>0.99</text:p>
          </table:table-cell>
          <table:table-cell table:formula="of:=[.$J$5]+([.$A36]-1)*[.$J$6]" office:value-type="float" office:value="146" calcext:value-type="float">
            <text:p>146</text:p>
          </table:table-cell>
          <table:table-cell table:formula="of:=[.$D36]/[.$F36]" office:value-type="float" office:value="13.4315068493151" calcext:value-type="float">
            <text:p>13.4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915" calcext:value-type="float">
            <text:p>915</text:p>
          </table:table-cell>
          <table:table-cell office:value-type="float" office:value="2062" calcext:value-type="float">
            <text:p>2062</text:p>
          </table:table-cell>
          <table:table-cell table:formula="of:=FLOOR([.$J$1]+([.$A37]-1)*[.$J$2]+POWER([.$A37]; [.$J$4])*[.$J$3])" office:value-type="float" office:value="2081" calcext:value-type="float">
            <text:p>2081</text:p>
          </table:table-cell>
          <table:table-cell table:formula="of:=[.$D37]/[.$C37]" office:value-type="float" office:value="1.00921435499515" calcext:value-type="float">
            <text:p>1.01</text:p>
          </table:table-cell>
          <table:table-cell table:formula="of:=[.$J$5]+([.$A37]-1)*[.$J$6]" office:value-type="float" office:value="150" calcext:value-type="float">
            <text:p>150</text:p>
          </table:table-cell>
          <table:table-cell table:formula="of:=[.$D37]/[.$F37]" office:value-type="float" office:value="13.8733333333333" calcext:value-type="float">
            <text:p>13.8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940" calcext:value-type="float">
            <text:p>940</text:p>
          </table:table-cell>
          <table:table-cell office:value-type="float" office:value="2146" calcext:value-type="float">
            <text:p>2146</text:p>
          </table:table-cell>
          <table:table-cell table:formula="of:=FLOOR([.$J$1]+([.$A38]-1)*[.$J$2]+POWER([.$A38]; [.$J$4])*[.$J$3])" office:value-type="float" office:value="2206" calcext:value-type="float">
            <text:p>2206</text:p>
          </table:table-cell>
          <table:table-cell table:formula="of:=[.$D38]/[.$C38]" office:value-type="float" office:value="1.02795899347623" calcext:value-type="float">
            <text:p>1.03</text:p>
          </table:table-cell>
          <table:table-cell table:formula="of:=[.$J$5]+([.$A38]-1)*[.$J$6]" office:value-type="float" office:value="154" calcext:value-type="float">
            <text:p>154</text:p>
          </table:table-cell>
          <table:table-cell table:formula="of:=[.$D38]/[.$F38]" office:value-type="float" office:value="14.3246753246753" calcext:value-type="float">
            <text:p>14.3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965" calcext:value-type="float">
            <text:p>965</text:p>
          </table:table-cell>
          <table:table-cell office:value-type="float" office:value="2233" calcext:value-type="float">
            <text:p>2233</text:p>
          </table:table-cell>
          <table:table-cell table:formula="of:=FLOOR([.$J$1]+([.$A39]-1)*[.$J$2]+POWER([.$A39]; [.$J$4])*[.$J$3])" office:value-type="float" office:value="2336" calcext:value-type="float">
            <text:p>2336</text:p>
          </table:table-cell>
          <table:table-cell table:formula="of:=[.$D39]/[.$C39]" office:value-type="float" office:value="1.0461262875056" calcext:value-type="float">
            <text:p>1.05</text:p>
          </table:table-cell>
          <table:table-cell table:formula="of:=[.$J$5]+([.$A39]-1)*[.$J$6]" office:value-type="float" office:value="158" calcext:value-type="float">
            <text:p>158</text:p>
          </table:table-cell>
          <table:table-cell table:formula="of:=[.$D39]/[.$F39]" office:value-type="float" office:value="14.7848101265823" calcext:value-type="float">
            <text:p>14.7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990" calcext:value-type="float">
            <text:p>990</text:p>
          </table:table-cell>
          <table:table-cell office:value-type="float" office:value="2320" calcext:value-type="float">
            <text:p>2320</text:p>
          </table:table-cell>
          <table:table-cell table:formula="of:=FLOOR([.$J$1]+([.$A40]-1)*[.$J$2]+POWER([.$A40]; [.$J$4])*[.$J$3])" office:value-type="float" office:value="2472" calcext:value-type="float">
            <text:p>2472</text:p>
          </table:table-cell>
          <table:table-cell table:formula="of:=[.$D40]/[.$C40]" office:value-type="float" office:value="1.06551724137931" calcext:value-type="float">
            <text:p>1.07</text:p>
          </table:table-cell>
          <table:table-cell table:formula="of:=[.$J$5]+([.$A40]-1)*[.$J$6]" office:value-type="float" office:value="162" calcext:value-type="float">
            <text:p>162</text:p>
          </table:table-cell>
          <table:table-cell table:formula="of:=[.$D40]/[.$F40]" office:value-type="float" office:value="15.2592592592593" calcext:value-type="float">
            <text:p>15.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1015" calcext:value-type="float">
            <text:p>1015</text:p>
          </table:table-cell>
          <table:table-cell office:value-type="float" office:value="2410" calcext:value-type="float">
            <text:p>2410</text:p>
          </table:table-cell>
          <table:table-cell table:formula="of:=FLOOR([.$J$1]+([.$A41]-1)*[.$J$2]+POWER([.$A41]; [.$J$4])*[.$J$3])" office:value-type="float" office:value="2615" calcext:value-type="float">
            <text:p>2615</text:p>
          </table:table-cell>
          <table:table-cell table:formula="of:=[.$D41]/[.$C41]" office:value-type="float" office:value="1.0850622406639" calcext:value-type="float">
            <text:p>1.09</text:p>
          </table:table-cell>
          <table:table-cell table:formula="of:=[.$J$5]+([.$A41]-1)*[.$J$6]" office:value-type="float" office:value="166" calcext:value-type="float">
            <text:p>166</text:p>
          </table:table-cell>
          <table:table-cell table:formula="of:=[.$D41]/[.$F41]" office:value-type="float" office:value="15.7530120481928" calcext:value-type="float">
            <text:p>15.7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1040" calcext:value-type="float">
            <text:p>1040</text:p>
          </table:table-cell>
          <table:table-cell office:value-type="float" office:value="2500" calcext:value-type="float">
            <text:p>2500</text:p>
          </table:table-cell>
          <table:table-cell table:formula="of:=FLOOR([.$J$1]+([.$A42]-1)*[.$J$2]+POWER([.$A42]; [.$J$4])*[.$J$3])" office:value-type="float" office:value="2763" calcext:value-type="float">
            <text:p>2763</text:p>
          </table:table-cell>
          <table:table-cell table:formula="of:=[.$D42]/[.$C42]" office:value-type="float" office:value="1.1052" calcext:value-type="float">
            <text:p>1.11</text:p>
          </table:table-cell>
          <table:table-cell table:formula="of:=[.$J$5]+([.$A42]-1)*[.$J$6]" office:value-type="float" office:value="170" calcext:value-type="float">
            <text:p>170</text:p>
          </table:table-cell>
          <table:table-cell table:formula="of:=[.$D42]/[.$F42]" office:value-type="float" office:value="16.2529411764706" calcext:value-type="float">
            <text:p>16.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1065" calcext:value-type="float">
            <text:p>1065</text:p>
          </table:table-cell>
          <table:table-cell office:value-type="float" office:value="2593" calcext:value-type="float">
            <text:p>2593</text:p>
          </table:table-cell>
          <table:table-cell table:formula="of:=FLOOR([.$J$1]+([.$A43]-1)*[.$J$2]+POWER([.$A43]; [.$J$4])*[.$J$3])" office:value-type="float" office:value="2917" calcext:value-type="float">
            <text:p>2917</text:p>
          </table:table-cell>
          <table:table-cell table:formula="of:=[.$D43]/[.$C43]" office:value-type="float" office:value="1.12495179328963" calcext:value-type="float">
            <text:p>1.12</text:p>
          </table:table-cell>
          <table:table-cell table:formula="of:=[.$J$5]+([.$A43]-1)*[.$J$6]" office:value-type="float" office:value="174" calcext:value-type="float">
            <text:p>174</text:p>
          </table:table-cell>
          <table:table-cell table:formula="of:=[.$D43]/[.$F43]" office:value-type="float" office:value="16.764367816092" calcext:value-type="float">
            <text:p>16.7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1090" calcext:value-type="float">
            <text:p>1090</text:p>
          </table:table-cell>
          <table:table-cell office:value-type="float" office:value="2686" calcext:value-type="float">
            <text:p>2686</text:p>
          </table:table-cell>
          <table:table-cell table:formula="of:=FLOOR([.$J$1]+([.$A44]-1)*[.$J$2]+POWER([.$A44]; [.$J$4])*[.$J$3])" office:value-type="float" office:value="3077" calcext:value-type="float">
            <text:p>3077</text:p>
          </table:table-cell>
          <table:table-cell table:formula="of:=[.$D44]/[.$C44]" office:value-type="float" office:value="1.14556962025316" calcext:value-type="float">
            <text:p>1.15</text:p>
          </table:table-cell>
          <table:table-cell table:formula="of:=[.$J$5]+([.$A44]-1)*[.$J$6]" office:value-type="float" office:value="178" calcext:value-type="float">
            <text:p>178</text:p>
          </table:table-cell>
          <table:table-cell table:formula="of:=[.$D44]/[.$F44]" office:value-type="float" office:value="17.2865168539326" calcext:value-type="float">
            <text:p>17.2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1115" calcext:value-type="float">
            <text:p>1115</text:p>
          </table:table-cell>
          <table:table-cell office:value-type="float" office:value="2782" calcext:value-type="float">
            <text:p>2782</text:p>
          </table:table-cell>
          <table:table-cell table:formula="of:=FLOOR([.$J$1]+([.$A45]-1)*[.$J$2]+POWER([.$A45]; [.$J$4])*[.$J$3])" office:value-type="float" office:value="3244" calcext:value-type="float">
            <text:p>3244</text:p>
          </table:table-cell>
          <table:table-cell table:formula="of:=[.$D45]/[.$C45]" office:value-type="float" office:value="1.16606757728253" calcext:value-type="float">
            <text:p>1.17</text:p>
          </table:table-cell>
          <table:table-cell table:formula="of:=[.$J$5]+([.$A45]-1)*[.$J$6]" office:value-type="float" office:value="182" calcext:value-type="float">
            <text:p>182</text:p>
          </table:table-cell>
          <table:table-cell table:formula="of:=[.$D45]/[.$F45]" office:value-type="float" office:value="17.8241758241758" calcext:value-type="float">
            <text:p>17.8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1140" calcext:value-type="float">
            <text:p>1140</text:p>
          </table:table-cell>
          <table:table-cell office:value-type="float" office:value="2878" calcext:value-type="float">
            <text:p>2878</text:p>
          </table:table-cell>
          <table:table-cell table:formula="of:=FLOOR([.$J$1]+([.$A46]-1)*[.$J$2]+POWER([.$A46]; [.$J$4])*[.$J$3])" office:value-type="float" office:value="3418" calcext:value-type="float">
            <text:p>3418</text:p>
          </table:table-cell>
          <table:table-cell table:formula="of:=[.$D46]/[.$C46]" office:value-type="float" office:value="1.18763029881862" calcext:value-type="float">
            <text:p>1.19</text:p>
          </table:table-cell>
          <table:table-cell table:formula="of:=[.$J$5]+([.$A46]-1)*[.$J$6]" office:value-type="float" office:value="186" calcext:value-type="float">
            <text:p>186</text:p>
          </table:table-cell>
          <table:table-cell table:formula="of:=[.$D46]/[.$F46]" office:value-type="float" office:value="18.3763440860215" calcext:value-type="float">
            <text:p>18.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1165" calcext:value-type="float">
            <text:p>1165</text:p>
          </table:table-cell>
          <table:table-cell office:value-type="float" office:value="2977" calcext:value-type="float">
            <text:p>2977</text:p>
          </table:table-cell>
          <table:table-cell table:formula="of:=FLOOR([.$J$1]+([.$A47]-1)*[.$J$2]+POWER([.$A47]; [.$J$4])*[.$J$3])" office:value-type="float" office:value="3598" calcext:value-type="float">
            <text:p>3598</text:p>
          </table:table-cell>
          <table:table-cell table:formula="of:=[.$D47]/[.$C47]" office:value-type="float" office:value="1.20859926100101" calcext:value-type="float">
            <text:p>1.21</text:p>
          </table:table-cell>
          <table:table-cell table:formula="of:=[.$J$5]+([.$A47]-1)*[.$J$6]" office:value-type="float" office:value="190" calcext:value-type="float">
            <text:p>190</text:p>
          </table:table-cell>
          <table:table-cell table:formula="of:=[.$D47]/[.$F47]" office:value-type="float" office:value="18.9368421052632" calcext:value-type="float">
            <text:p>18.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1190" calcext:value-type="float">
            <text:p>1190</text:p>
          </table:table-cell>
          <table:table-cell office:value-type="float" office:value="3076" calcext:value-type="float">
            <text:p>3076</text:p>
          </table:table-cell>
          <table:table-cell table:formula="of:=FLOOR([.$J$1]+([.$A48]-1)*[.$J$2]+POWER([.$A48]; [.$J$4])*[.$J$3])" office:value-type="float" office:value="3785" calcext:value-type="float">
            <text:p>3785</text:p>
          </table:table-cell>
          <table:table-cell table:formula="of:=[.$D48]/[.$C48]" office:value-type="float" office:value="1.23049414824447" calcext:value-type="float">
            <text:p>1.23</text:p>
          </table:table-cell>
          <table:table-cell table:formula="of:=[.$J$5]+([.$A48]-1)*[.$J$6]" office:value-type="float" office:value="194" calcext:value-type="float">
            <text:p>194</text:p>
          </table:table-cell>
          <table:table-cell table:formula="of:=[.$D48]/[.$F48]" office:value-type="float" office:value="19.5103092783505" calcext:value-type="float">
            <text:p>19.5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1215" calcext:value-type="float">
            <text:p>1215</text:p>
          </table:table-cell>
          <table:table-cell office:value-type="float" office:value="3178" calcext:value-type="float">
            <text:p>3178</text:p>
          </table:table-cell>
          <table:table-cell table:formula="of:=FLOOR([.$J$1]+([.$A49]-1)*[.$J$2]+POWER([.$A49]; [.$J$4])*[.$J$3])" office:value-type="float" office:value="3979" calcext:value-type="float">
            <text:p>3979</text:p>
          </table:table-cell>
          <table:table-cell table:formula="of:=[.$D49]/[.$C49]" office:value-type="float" office:value="1.25204531151668" calcext:value-type="float">
            <text:p>1.25</text:p>
          </table:table-cell>
          <table:table-cell table:formula="of:=[.$J$5]+([.$A49]-1)*[.$J$6]" office:value-type="float" office:value="198" calcext:value-type="float">
            <text:p>198</text:p>
          </table:table-cell>
          <table:table-cell table:formula="of:=[.$D49]/[.$F49]" office:value-type="float" office:value="20.0959595959596" calcext:value-type="float">
            <text:p>20.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1240" calcext:value-type="float">
            <text:p>1240</text:p>
          </table:table-cell>
          <table:table-cell office:value-type="float" office:value="3280" calcext:value-type="float">
            <text:p>3280</text:p>
          </table:table-cell>
          <table:table-cell table:formula="of:=FLOOR([.$J$1]+([.$A50]-1)*[.$J$2]+POWER([.$A50]; [.$J$4])*[.$J$3])" office:value-type="float" office:value="4181" calcext:value-type="float">
            <text:p>4181</text:p>
          </table:table-cell>
          <table:table-cell table:formula="of:=[.$D50]/[.$C50]" office:value-type="float" office:value="1.27469512195122" calcext:value-type="float">
            <text:p>1.27</text:p>
          </table:table-cell>
          <table:table-cell table:formula="of:=[.$J$5]+([.$A50]-1)*[.$J$6]" office:value-type="float" office:value="202" calcext:value-type="float">
            <text:p>202</text:p>
          </table:table-cell>
          <table:table-cell table:formula="of:=[.$D50]/[.$F50]" office:value-type="float" office:value="20.6980198019802" calcext:value-type="float">
            <text:p>20.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265" calcext:value-type="float">
            <text:p>1265</text:p>
          </table:table-cell>
          <table:table-cell office:value-type="float" office:value="3385" calcext:value-type="float">
            <text:p>3385</text:p>
          </table:table-cell>
          <table:table-cell table:formula="of:=FLOOR([.$J$1]+([.$A51]-1)*[.$J$2]+POWER([.$A51]; [.$J$4])*[.$J$3])" office:value-type="float" office:value="4390" calcext:value-type="float">
            <text:p>4390</text:p>
          </table:table-cell>
          <table:table-cell table:formula="of:=[.$D51]/[.$C51]" office:value-type="float" office:value="1.29689807976366" calcext:value-type="float">
            <text:p>1.30</text:p>
          </table:table-cell>
          <table:table-cell table:formula="of:=[.$J$5]+([.$A51]-1)*[.$J$6]" office:value-type="float" office:value="206" calcext:value-type="float">
            <text:p>206</text:p>
          </table:table-cell>
          <table:table-cell table:formula="of:=[.$D51]/[.$F51]" office:value-type="float" office:value="21.3106796116505" calcext:value-type="float">
            <text:p>21.31</text:p>
          </table:table-cell>
          <table:table-cell table:number-columns-repeated="3"/>
        </table:table-row>
      </table:table>
      <table:table table:name="icicle" table:style-name="ta1">
        <table:table-column table:style-name="co1" table:number-columns-repeated="4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([.$A2]-1)*[.$H$2]" office:value-type="float" office:value="35" calcext:value-type="float">
            <text:p>35</text:p>
          </table:table-cell>
          <table:table-cell table:formula="of:=FLOOR([.$H$1]+([.$A2]-1)*[.$H$2]+POWER([.$A2]; [.$H$4])*[.$H$3])" office:value-type="float" office:value="35" calcext:value-type="float">
            <text:p>35</text:p>
          </table:table-cell>
          <table:table-cell table:formula="of:=[.$H$5]+([.$A2]-1)*[.$H$6]" office:value-type="float" office:value="15" calcext:value-type="float">
            <text:p>15</text:p>
          </table:table-cell>
          <table:table-cell table:formula="of:=[.$C2]/[.$D2]" office:value-type="float" office:value="2.33333333333333" calcext:value-type="float">
            <text:p>2.33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([.$A3]-1)*[.$H$2]" office:value-type="float" office:value="55" calcext:value-type="float">
            <text:p>55</text:p>
          </table:table-cell>
          <table:table-cell table:formula="of:=FLOOR([.$H$1]+([.$A3]-1)*[.$H$2]+POWER([.$A3]; [.$H$4])*[.$H$3])" office:value-type="float" office:value="55" calcext:value-type="float">
            <text:p>55</text:p>
          </table:table-cell>
          <table:table-cell table:formula="of:=[.$H$5]+([.$A3]-1)*[.$H$6]" office:value-type="float" office:value="19" calcext:value-type="float">
            <text:p>19</text:p>
          </table:table-cell>
          <table:table-cell table:formula="of:=[.$C3]/[.$D3]" office:value-type="float" office:value="2.89473684210526" calcext:value-type="float">
            <text:p>2.89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([.$A4]-1)*[.$H$2]" office:value-type="float" office:value="75" calcext:value-type="float">
            <text:p>75</text:p>
          </table:table-cell>
          <table:table-cell table:formula="of:=FLOOR([.$H$1]+([.$A4]-1)*[.$H$2]+POWER([.$A4]; [.$H$4])*[.$H$3])" office:value-type="float" office:value="75" calcext:value-type="float">
            <text:p>75</text:p>
          </table:table-cell>
          <table:table-cell table:formula="of:=[.$H$5]+([.$A4]-1)*[.$H$6]" office:value-type="float" office:value="23" calcext:value-type="float">
            <text:p>23</text:p>
          </table:table-cell>
          <table:table-cell table:formula="of:=[.$C4]/[.$D4]" office:value-type="float" office:value="3.26086956521739" calcext:value-type="float">
            <text:p>3.26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([.$A5]-1)*[.$H$2]" office:value-type="float" office:value="95" calcext:value-type="float">
            <text:p>95</text:p>
          </table:table-cell>
          <table:table-cell table:formula="of:=FLOOR([.$H$1]+([.$A5]-1)*[.$H$2]+POWER([.$A5]; [.$H$4])*[.$H$3])" office:value-type="float" office:value="96" calcext:value-type="float">
            <text:p>96</text:p>
          </table:table-cell>
          <table:table-cell table:formula="of:=[.$H$5]+([.$A5]-1)*[.$H$6]" office:value-type="float" office:value="27" calcext:value-type="float">
            <text:p>27</text:p>
          </table:table-cell>
          <table:table-cell table:formula="of:=[.$C5]/[.$D5]" office:value-type="float" office:value="3.55555555555556" calcext:value-type="float">
            <text:p>3.56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([.$A6]-1)*[.$H$2]" office:value-type="float" office:value="115" calcext:value-type="float">
            <text:p>115</text:p>
          </table:table-cell>
          <table:table-cell table:formula="of:=FLOOR([.$H$1]+([.$A6]-1)*[.$H$2]+POWER([.$A6]; [.$H$4])*[.$H$3])" office:value-type="float" office:value="117" calcext:value-type="float">
            <text:p>117</text:p>
          </table:table-cell>
          <table:table-cell table:formula="of:=[.$H$5]+([.$A6]-1)*[.$H$6]" office:value-type="float" office:value="31" calcext:value-type="float">
            <text:p>31</text:p>
          </table:table-cell>
          <table:table-cell table:formula="of:=[.$C6]/[.$D6]" office:value-type="float" office:value="3.7741935483871" calcext:value-type="float">
            <text:p>3.77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([.$A7]-1)*[.$H$2]" office:value-type="float" office:value="135" calcext:value-type="float">
            <text:p>135</text:p>
          </table:table-cell>
          <table:table-cell table:formula="of:=FLOOR([.$H$1]+([.$A7]-1)*[.$H$2]+POWER([.$A7]; [.$H$4])*[.$H$3])" office:value-type="float" office:value="139" calcext:value-type="float">
            <text:p>139</text:p>
          </table:table-cell>
          <table:table-cell table:formula="of:=[.$H$5]+([.$A7]-1)*[.$H$6]" office:value-type="float" office:value="35" calcext:value-type="float">
            <text:p>35</text:p>
          </table:table-cell>
          <table:table-cell table:formula="of:=[.$C7]/[.$D7]" office:value-type="float" office:value="3.97142857142857" calcext:value-type="float">
            <text:p>3.9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([.$A8]-1)*[.$H$2]" office:value-type="float" office:value="155" calcext:value-type="float">
            <text:p>155</text:p>
          </table:table-cell>
          <table:table-cell table:formula="of:=FLOOR([.$H$1]+([.$A8]-1)*[.$H$2]+POWER([.$A8]; [.$H$4])*[.$H$3])" office:value-type="float" office:value="162" calcext:value-type="float">
            <text:p>162</text:p>
          </table:table-cell>
          <table:table-cell table:formula="of:=[.$H$5]+([.$A8]-1)*[.$H$6]" office:value-type="float" office:value="39" calcext:value-type="float">
            <text:p>39</text:p>
          </table:table-cell>
          <table:table-cell table:formula="of:=[.$C8]/[.$D8]" office:value-type="float" office:value="4.15384615384615" calcext:value-type="float">
            <text:p>4.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([.$A9]-1)*[.$H$2]" office:value-type="float" office:value="175" calcext:value-type="float">
            <text:p>175</text:p>
          </table:table-cell>
          <table:table-cell table:formula="of:=FLOOR([.$H$1]+([.$A9]-1)*[.$H$2]+POWER([.$A9]; [.$H$4])*[.$H$3])" office:value-type="float" office:value="186" calcext:value-type="float">
            <text:p>186</text:p>
          </table:table-cell>
          <table:table-cell table:formula="of:=[.$H$5]+([.$A9]-1)*[.$H$6]" office:value-type="float" office:value="43" calcext:value-type="float">
            <text:p>43</text:p>
          </table:table-cell>
          <table:table-cell table:formula="of:=[.$C9]/[.$D9]" office:value-type="float" office:value="4.32558139534884" calcext:value-type="float">
            <text:p>4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([.$A10]-1)*[.$H$2]" office:value-type="float" office:value="195" calcext:value-type="float">
            <text:p>195</text:p>
          </table:table-cell>
          <table:table-cell table:formula="of:=FLOOR([.$H$1]+([.$A10]-1)*[.$H$2]+POWER([.$A10]; [.$H$4])*[.$H$3])" office:value-type="float" office:value="211" calcext:value-type="float">
            <text:p>211</text:p>
          </table:table-cell>
          <table:table-cell table:formula="of:=[.$H$5]+([.$A10]-1)*[.$H$6]" office:value-type="float" office:value="47" calcext:value-type="float">
            <text:p>47</text:p>
          </table:table-cell>
          <table:table-cell table:formula="of:=[.$C10]/[.$D10]" office:value-type="float" office:value="4.48936170212766" calcext:value-type="float">
            <text:p>4.4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([.$A11]-1)*[.$H$2]" office:value-type="float" office:value="215" calcext:value-type="float">
            <text:p>215</text:p>
          </table:table-cell>
          <table:table-cell table:formula="of:=FLOOR([.$H$1]+([.$A11]-1)*[.$H$2]+POWER([.$A11]; [.$H$4])*[.$H$3])" office:value-type="float" office:value="238" calcext:value-type="float">
            <text:p>238</text:p>
          </table:table-cell>
          <table:table-cell table:formula="of:=[.$H$5]+([.$A11]-1)*[.$H$6]" office:value-type="float" office:value="51" calcext:value-type="float">
            <text:p>51</text:p>
          </table:table-cell>
          <table:table-cell table:formula="of:=[.$C11]/[.$D11]" office:value-type="float" office:value="4.66666666666667" calcext:value-type="float">
            <text:p>4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([.$A12]-1)*[.$H$2]" office:value-type="float" office:value="235" calcext:value-type="float">
            <text:p>235</text:p>
          </table:table-cell>
          <table:table-cell table:formula="of:=FLOOR([.$H$1]+([.$A12]-1)*[.$H$2]+POWER([.$A12]; [.$H$4])*[.$H$3])" office:value-type="float" office:value="265" calcext:value-type="float">
            <text:p>265</text:p>
          </table:table-cell>
          <table:table-cell table:formula="of:=[.$H$5]+([.$A12]-1)*[.$H$6]" office:value-type="float" office:value="55" calcext:value-type="float">
            <text:p>55</text:p>
          </table:table-cell>
          <table:table-cell table:formula="of:=[.$C12]/[.$D12]" office:value-type="float" office:value="4.81818181818182" calcext:value-type="float">
            <text:p>4.8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([.$A13]-1)*[.$H$2]" office:value-type="float" office:value="255" calcext:value-type="float">
            <text:p>255</text:p>
          </table:table-cell>
          <table:table-cell table:formula="of:=FLOOR([.$H$1]+([.$A13]-1)*[.$H$2]+POWER([.$A13]; [.$H$4])*[.$H$3])" office:value-type="float" office:value="294" calcext:value-type="float">
            <text:p>294</text:p>
          </table:table-cell>
          <table:table-cell table:formula="of:=[.$H$5]+([.$A13]-1)*[.$H$6]" office:value-type="float" office:value="59" calcext:value-type="float">
            <text:p>59</text:p>
          </table:table-cell>
          <table:table-cell table:formula="of:=[.$C13]/[.$D13]" office:value-type="float" office:value="4.98305084745763" calcext:value-type="float">
            <text:p>4.9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([.$A14]-1)*[.$H$2]" office:value-type="float" office:value="275" calcext:value-type="float">
            <text:p>275</text:p>
          </table:table-cell>
          <table:table-cell table:formula="of:=FLOOR([.$H$1]+([.$A14]-1)*[.$H$2]+POWER([.$A14]; [.$H$4])*[.$H$3])" office:value-type="float" office:value="325" calcext:value-type="float">
            <text:p>325</text:p>
          </table:table-cell>
          <table:table-cell table:formula="of:=[.$H$5]+([.$A14]-1)*[.$H$6]" office:value-type="float" office:value="63" calcext:value-type="float">
            <text:p>63</text:p>
          </table:table-cell>
          <table:table-cell table:formula="of:=[.$C14]/[.$D14]" office:value-type="float" office:value="5.15873015873016" calcext:value-type="float">
            <text:p>5.1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([.$A15]-1)*[.$H$2]" office:value-type="float" office:value="295" calcext:value-type="float">
            <text:p>295</text:p>
          </table:table-cell>
          <table:table-cell table:formula="of:=FLOOR([.$H$1]+([.$A15]-1)*[.$H$2]+POWER([.$A15]; [.$H$4])*[.$H$3])" office:value-type="float" office:value="358" calcext:value-type="float">
            <text:p>358</text:p>
          </table:table-cell>
          <table:table-cell table:formula="of:=[.$H$5]+([.$A15]-1)*[.$H$6]" office:value-type="float" office:value="67" calcext:value-type="float">
            <text:p>67</text:p>
          </table:table-cell>
          <table:table-cell table:formula="of:=[.$C15]/[.$D15]" office:value-type="float" office:value="5.34328358208955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([.$A16]-1)*[.$H$2]" office:value-type="float" office:value="315" calcext:value-type="float">
            <text:p>315</text:p>
          </table:table-cell>
          <table:table-cell table:formula="of:=FLOOR([.$H$1]+([.$A16]-1)*[.$H$2]+POWER([.$A16]; [.$H$4])*[.$H$3])" office:value-type="float" office:value="392" calcext:value-type="float">
            <text:p>392</text:p>
          </table:table-cell>
          <table:table-cell table:formula="of:=[.$H$5]+([.$A16]-1)*[.$H$6]" office:value-type="float" office:value="71" calcext:value-type="float">
            <text:p>71</text:p>
          </table:table-cell>
          <table:table-cell table:formula="of:=[.$C16]/[.$D16]" office:value-type="float" office:value="5.52112676056338" calcext:value-type="float">
            <text:p>5.5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([.$A17]-1)*[.$H$2]" office:value-type="float" office:value="335" calcext:value-type="float">
            <text:p>335</text:p>
          </table:table-cell>
          <table:table-cell table:formula="of:=FLOOR([.$H$1]+([.$A17]-1)*[.$H$2]+POWER([.$A17]; [.$H$4])*[.$H$3])" office:value-type="float" office:value="429" calcext:value-type="float">
            <text:p>429</text:p>
          </table:table-cell>
          <table:table-cell table:formula="of:=[.$H$5]+([.$A17]-1)*[.$H$6]" office:value-type="float" office:value="75" calcext:value-type="float">
            <text:p>75</text:p>
          </table:table-cell>
          <table:table-cell table:formula="of:=[.$C17]/[.$D17]"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([.$A18]-1)*[.$H$2]" office:value-type="float" office:value="355" calcext:value-type="float">
            <text:p>355</text:p>
          </table:table-cell>
          <table:table-cell table:formula="of:=FLOOR([.$H$1]+([.$A18]-1)*[.$H$2]+POWER([.$A18]; [.$H$4])*[.$H$3])" office:value-type="float" office:value="467" calcext:value-type="float">
            <text:p>467</text:p>
          </table:table-cell>
          <table:table-cell table:formula="of:=[.$H$5]+([.$A18]-1)*[.$H$6]" office:value-type="float" office:value="79" calcext:value-type="float">
            <text:p>79</text:p>
          </table:table-cell>
          <table:table-cell table:formula="of:=[.$C18]/[.$D18]" office:value-type="float" office:value="5.91139240506329" calcext:value-type="float">
            <text:p>5.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([.$A19]-1)*[.$H$2]" office:value-type="float" office:value="375" calcext:value-type="float">
            <text:p>375</text:p>
          </table:table-cell>
          <table:table-cell table:formula="of:=FLOOR([.$H$1]+([.$A19]-1)*[.$H$2]+POWER([.$A19]; [.$H$4])*[.$H$3])" office:value-type="float" office:value="509" calcext:value-type="float">
            <text:p>509</text:p>
          </table:table-cell>
          <table:table-cell table:formula="of:=[.$H$5]+([.$A19]-1)*[.$H$6]" office:value-type="float" office:value="83" calcext:value-type="float">
            <text:p>83</text:p>
          </table:table-cell>
          <table:table-cell table:formula="of:=[.$C19]/[.$D19]" office:value-type="float" office:value="6.13253012048193" calcext:value-type="float">
            <text:p>6.1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([.$A20]-1)*[.$H$2]" office:value-type="float" office:value="395" calcext:value-type="float">
            <text:p>395</text:p>
          </table:table-cell>
          <table:table-cell table:formula="of:=FLOOR([.$H$1]+([.$A20]-1)*[.$H$2]+POWER([.$A20]; [.$H$4])*[.$H$3])" office:value-type="float" office:value="552" calcext:value-type="float">
            <text:p>552</text:p>
          </table:table-cell>
          <table:table-cell table:formula="of:=[.$H$5]+([.$A20]-1)*[.$H$6]" office:value-type="float" office:value="87" calcext:value-type="float">
            <text:p>87</text:p>
          </table:table-cell>
          <table:table-cell table:formula="of:=[.$C20]/[.$D20]" office:value-type="float" office:value="6.3448275862069" calcext:value-type="float">
            <text:p>6.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([.$A21]-1)*[.$H$2]" office:value-type="float" office:value="415" calcext:value-type="float">
            <text:p>415</text:p>
          </table:table-cell>
          <table:table-cell table:formula="of:=FLOOR([.$H$1]+([.$A21]-1)*[.$H$2]+POWER([.$A21]; [.$H$4])*[.$H$3])" office:value-type="float" office:value="599" calcext:value-type="float">
            <text:p>599</text:p>
          </table:table-cell>
          <table:table-cell table:formula="of:=[.$H$5]+([.$A21]-1)*[.$H$6]" office:value-type="float" office:value="91" calcext:value-type="float">
            <text:p>91</text:p>
          </table:table-cell>
          <table:table-cell table:formula="of:=[.$C21]/[.$D21]" office:value-type="float" office:value="6.58241758241758" calcext:value-type="float">
            <text:p>6.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([.$A22]-1)*[.$H$2]" office:value-type="float" office:value="435" calcext:value-type="float">
            <text:p>435</text:p>
          </table:table-cell>
          <table:table-cell table:formula="of:=FLOOR([.$H$1]+([.$A22]-1)*[.$H$2]+POWER([.$A22]; [.$H$4])*[.$H$3])" office:value-type="float" office:value="648" calcext:value-type="float">
            <text:p>648</text:p>
          </table:table-cell>
          <table:table-cell table:formula="of:=[.$H$5]+([.$A22]-1)*[.$H$6]" office:value-type="float" office:value="95" calcext:value-type="float">
            <text:p>95</text:p>
          </table:table-cell>
          <table:table-cell table:formula="of:=[.$C22]/[.$D22]" office:value-type="float" office:value="6.82105263157895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([.$A23]-1)*[.$H$2]" office:value-type="float" office:value="455" calcext:value-type="float">
            <text:p>455</text:p>
          </table:table-cell>
          <table:table-cell table:formula="of:=FLOOR([.$H$1]+([.$A23]-1)*[.$H$2]+POWER([.$A23]; [.$H$4])*[.$H$3])" office:value-type="float" office:value="699" calcext:value-type="float">
            <text:p>699</text:p>
          </table:table-cell>
          <table:table-cell table:formula="of:=[.$H$5]+([.$A23]-1)*[.$H$6]" office:value-type="float" office:value="99" calcext:value-type="float">
            <text:p>99</text:p>
          </table:table-cell>
          <table:table-cell table:formula="of:=[.$C23]/[.$D23]" office:value-type="float" office:value="7.06060606060606" calcext:value-type="float">
            <text:p>7.0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([.$A24]-1)*[.$H$2]" office:value-type="float" office:value="475" calcext:value-type="float">
            <text:p>475</text:p>
          </table:table-cell>
          <table:table-cell table:formula="of:=FLOOR([.$H$1]+([.$A24]-1)*[.$H$2]+POWER([.$A24]; [.$H$4])*[.$H$3])" office:value-type="float" office:value="754" calcext:value-type="float">
            <text:p>754</text:p>
          </table:table-cell>
          <table:table-cell table:formula="of:=[.$H$5]+([.$A24]-1)*[.$H$6]" office:value-type="float" office:value="103" calcext:value-type="float">
            <text:p>103</text:p>
          </table:table-cell>
          <table:table-cell table:formula="of:=[.$C24]/[.$D24]" office:value-type="float" office:value="7.32038834951456" calcext:value-type="float">
            <text:p>7.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([.$A25]-1)*[.$H$2]" office:value-type="float" office:value="495" calcext:value-type="float">
            <text:p>495</text:p>
          </table:table-cell>
          <table:table-cell table:formula="of:=FLOOR([.$H$1]+([.$A25]-1)*[.$H$2]+POWER([.$A25]; [.$H$4])*[.$H$3])" office:value-type="float" office:value="812" calcext:value-type="float">
            <text:p>812</text:p>
          </table:table-cell>
          <table:table-cell table:formula="of:=[.$H$5]+([.$A25]-1)*[.$H$6]" office:value-type="float" office:value="107" calcext:value-type="float">
            <text:p>107</text:p>
          </table:table-cell>
          <table:table-cell table:formula="of:=[.$C25]/[.$D25]" office:value-type="float" office:value="7.58878504672897" calcext:value-type="float">
            <text:p>7.5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([.$A26]-1)*[.$H$2]" office:value-type="float" office:value="515" calcext:value-type="float">
            <text:p>515</text:p>
          </table:table-cell>
          <table:table-cell table:formula="of:=FLOOR([.$H$1]+([.$A26]-1)*[.$H$2]+POWER([.$A26]; [.$H$4])*[.$H$3])" office:value-type="float" office:value="874" calcext:value-type="float">
            <text:p>874</text:p>
          </table:table-cell>
          <table:table-cell table:formula="of:=[.$H$5]+([.$A26]-1)*[.$H$6]" office:value-type="float" office:value="111" calcext:value-type="float">
            <text:p>111</text:p>
          </table:table-cell>
          <table:table-cell table:formula="of:=[.$C26]/[.$D26]" office:value-type="float" office:value="7.87387387387387" calcext:value-type="float">
            <text:p>7.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([.$A27]-1)*[.$H$2]" office:value-type="float" office:value="535" calcext:value-type="float">
            <text:p>535</text:p>
          </table:table-cell>
          <table:table-cell table:formula="of:=FLOOR([.$H$1]+([.$A27]-1)*[.$H$2]+POWER([.$A27]; [.$H$4])*[.$H$3])" office:value-type="float" office:value="939" calcext:value-type="float">
            <text:p>939</text:p>
          </table:table-cell>
          <table:table-cell table:formula="of:=[.$H$5]+([.$A27]-1)*[.$H$6]" office:value-type="float" office:value="115" calcext:value-type="float">
            <text:p>115</text:p>
          </table:table-cell>
          <table:table-cell table:formula="of:=[.$C27]/[.$D27]" office:value-type="float" office:value="8.16521739130435" calcext:value-type="float">
            <text:p>8.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([.$A28]-1)*[.$H$2]" office:value-type="float" office:value="555" calcext:value-type="float">
            <text:p>555</text:p>
          </table:table-cell>
          <table:table-cell table:formula="of:=FLOOR([.$H$1]+([.$A28]-1)*[.$H$2]+POWER([.$A28]; [.$H$4])*[.$H$3])" office:value-type="float" office:value="1007" calcext:value-type="float">
            <text:p>1007</text:p>
          </table:table-cell>
          <table:table-cell table:formula="of:=[.$H$5]+([.$A28]-1)*[.$H$6]" office:value-type="float" office:value="119" calcext:value-type="float">
            <text:p>119</text:p>
          </table:table-cell>
          <table:table-cell table:formula="of:=[.$C28]/[.$D28]" office:value-type="float" office:value="8.46218487394958" calcext:value-type="float">
            <text:p>8.4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([.$A29]-1)*[.$H$2]" office:value-type="float" office:value="575" calcext:value-type="float">
            <text:p>575</text:p>
          </table:table-cell>
          <table:table-cell table:formula="of:=FLOOR([.$H$1]+([.$A29]-1)*[.$H$2]+POWER([.$A29]; [.$H$4])*[.$H$3])" office:value-type="float" office:value="1079" calcext:value-type="float">
            <text:p>1079</text:p>
          </table:table-cell>
          <table:table-cell table:formula="of:=[.$H$5]+([.$A29]-1)*[.$H$6]" office:value-type="float" office:value="123" calcext:value-type="float">
            <text:p>123</text:p>
          </table:table-cell>
          <table:table-cell table:formula="of:=[.$C29]/[.$D29]" office:value-type="float" office:value="8.77235772357724" calcext:value-type="float">
            <text:p>8.7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([.$A30]-1)*[.$H$2]" office:value-type="float" office:value="595" calcext:value-type="float">
            <text:p>595</text:p>
          </table:table-cell>
          <table:table-cell table:formula="of:=FLOOR([.$H$1]+([.$A30]-1)*[.$H$2]+POWER([.$A30]; [.$H$4])*[.$H$3])" office:value-type="float" office:value="1155" calcext:value-type="float">
            <text:p>1155</text:p>
          </table:table-cell>
          <table:table-cell table:formula="of:=[.$H$5]+([.$A30]-1)*[.$H$6]" office:value-type="float" office:value="127" calcext:value-type="float">
            <text:p>127</text:p>
          </table:table-cell>
          <table:table-cell table:formula="of:=[.$C30]/[.$D30]" office:value-type="float" office:value="9.09448818897638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([.$A31]-1)*[.$H$2]" office:value-type="float" office:value="615" calcext:value-type="float">
            <text:p>615</text:p>
          </table:table-cell>
          <table:table-cell table:formula="of:=FLOOR([.$H$1]+([.$A31]-1)*[.$H$2]+POWER([.$A31]; [.$H$4])*[.$H$3])" office:value-type="float" office:value="1236" calcext:value-type="float">
            <text:p>1236</text:p>
          </table:table-cell>
          <table:table-cell table:formula="of:=[.$H$5]+([.$A31]-1)*[.$H$6]" office:value-type="float" office:value="131" calcext:value-type="float">
            <text:p>131</text:p>
          </table:table-cell>
          <table:table-cell table:formula="of:=[.$C31]/[.$D31]" office:value-type="float" office:value="9.43511450381679" calcext:value-type="float">
            <text:p>9.4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([.$A32]-1)*[.$H$2]" office:value-type="float" office:value="635" calcext:value-type="float">
            <text:p>635</text:p>
          </table:table-cell>
          <table:table-cell table:formula="of:=FLOOR([.$H$1]+([.$A32]-1)*[.$H$2]+POWER([.$A32]; [.$H$4])*[.$H$3])" office:value-type="float" office:value="1320" calcext:value-type="float">
            <text:p>1320</text:p>
          </table:table-cell>
          <table:table-cell table:formula="of:=[.$H$5]+([.$A32]-1)*[.$H$6]" office:value-type="float" office:value="135" calcext:value-type="float">
            <text:p>135</text:p>
          </table:table-cell>
          <table:table-cell table:formula="of:=[.$C32]/[.$D32]" office:value-type="float" office:value="9.77777777777778" calcext:value-type="float">
            <text:p>9.7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([.$A33]-1)*[.$H$2]" office:value-type="float" office:value="655" calcext:value-type="float">
            <text:p>655</text:p>
          </table:table-cell>
          <table:table-cell table:formula="of:=FLOOR([.$H$1]+([.$A33]-1)*[.$H$2]+POWER([.$A33]; [.$H$4])*[.$H$3])" office:value-type="float" office:value="1408" calcext:value-type="float">
            <text:p>1408</text:p>
          </table:table-cell>
          <table:table-cell table:formula="of:=[.$H$5]+([.$A33]-1)*[.$H$6]" office:value-type="float" office:value="139" calcext:value-type="float">
            <text:p>139</text:p>
          </table:table-cell>
          <table:table-cell table:formula="of:=[.$C33]/[.$D33]" office:value-type="float" office:value="10.1294964028777" calcext:value-type="float">
            <text:p>10.1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([.$A34]-1)*[.$H$2]" office:value-type="float" office:value="675" calcext:value-type="float">
            <text:p>675</text:p>
          </table:table-cell>
          <table:table-cell table:formula="of:=FLOOR([.$H$1]+([.$A34]-1)*[.$H$2]+POWER([.$A34]; [.$H$4])*[.$H$3])" office:value-type="float" office:value="1501" calcext:value-type="float">
            <text:p>1501</text:p>
          </table:table-cell>
          <table:table-cell table:formula="of:=[.$H$5]+([.$A34]-1)*[.$H$6]" office:value-type="float" office:value="143" calcext:value-type="float">
            <text:p>143</text:p>
          </table:table-cell>
          <table:table-cell table:formula="of:=[.$C34]/[.$D34]" office:value-type="float" office:value="10.4965034965035" calcext:value-type="float">
            <text:p>10.5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([.$A35]-1)*[.$H$2]" office:value-type="float" office:value="695" calcext:value-type="float">
            <text:p>695</text:p>
          </table:table-cell>
          <table:table-cell table:formula="of:=FLOOR([.$H$1]+([.$A35]-1)*[.$H$2]+POWER([.$A35]; [.$H$4])*[.$H$3])" office:value-type="float" office:value="1598" calcext:value-type="float">
            <text:p>1598</text:p>
          </table:table-cell>
          <table:table-cell table:formula="of:=[.$H$5]+([.$A35]-1)*[.$H$6]" office:value-type="float" office:value="147" calcext:value-type="float">
            <text:p>147</text:p>
          </table:table-cell>
          <table:table-cell table:formula="of:=[.$C35]/[.$D35]" office:value-type="float" office:value="10.8707482993197" calcext:value-type="float">
            <text:p>10.8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([.$A36]-1)*[.$H$2]" office:value-type="float" office:value="715" calcext:value-type="float">
            <text:p>715</text:p>
          </table:table-cell>
          <table:table-cell table:formula="of:=FLOOR([.$H$1]+([.$A36]-1)*[.$H$2]+POWER([.$A36]; [.$H$4])*[.$H$3])" office:value-type="float" office:value="1701" calcext:value-type="float">
            <text:p>1701</text:p>
          </table:table-cell>
          <table:table-cell table:formula="of:=[.$H$5]+([.$A36]-1)*[.$H$6]" office:value-type="float" office:value="151" calcext:value-type="float">
            <text:p>151</text:p>
          </table:table-cell>
          <table:table-cell table:formula="of:=[.$C36]/[.$D36]" office:value-type="float" office:value="11.2649006622517" calcext:value-type="float">
            <text:p>11.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([.$A37]-1)*[.$H$2]" office:value-type="float" office:value="735" calcext:value-type="float">
            <text:p>735</text:p>
          </table:table-cell>
          <table:table-cell table:formula="of:=FLOOR([.$H$1]+([.$A37]-1)*[.$H$2]+POWER([.$A37]; [.$H$4])*[.$H$3])" office:value-type="float" office:value="1808" calcext:value-type="float">
            <text:p>1808</text:p>
          </table:table-cell>
          <table:table-cell table:formula="of:=[.$H$5]+([.$A37]-1)*[.$H$6]" office:value-type="float" office:value="155" calcext:value-type="float">
            <text:p>155</text:p>
          </table:table-cell>
          <table:table-cell table:formula="of:=[.$C37]/[.$D37]" office:value-type="float" office:value="11.6645161290323" calcext:value-type="float">
            <text:p>11.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([.$A38]-1)*[.$H$2]" office:value-type="float" office:value="755" calcext:value-type="float">
            <text:p>755</text:p>
          </table:table-cell>
          <table:table-cell table:formula="of:=FLOOR([.$H$1]+([.$A38]-1)*[.$H$2]+POWER([.$A38]; [.$H$4])*[.$H$3])" office:value-type="float" office:value="1920" calcext:value-type="float">
            <text:p>1920</text:p>
          </table:table-cell>
          <table:table-cell table:formula="of:=[.$H$5]+([.$A38]-1)*[.$H$6]" office:value-type="float" office:value="159" calcext:value-type="float">
            <text:p>159</text:p>
          </table:table-cell>
          <table:table-cell table:formula="of:=[.$C38]/[.$D38]" office:value-type="float" office:value="12.0754716981132" calcext:value-type="float">
            <text:p>12.0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([.$A39]-1)*[.$H$2]" office:value-type="float" office:value="775" calcext:value-type="float">
            <text:p>775</text:p>
          </table:table-cell>
          <table:table-cell table:formula="of:=FLOOR([.$H$1]+([.$A39]-1)*[.$H$2]+POWER([.$A39]; [.$H$4])*[.$H$3])" office:value-type="float" office:value="2037" calcext:value-type="float">
            <text:p>2037</text:p>
          </table:table-cell>
          <table:table-cell table:formula="of:=[.$H$5]+([.$A39]-1)*[.$H$6]" office:value-type="float" office:value="163" calcext:value-type="float">
            <text:p>163</text:p>
          </table:table-cell>
          <table:table-cell table:formula="of:=[.$C39]/[.$D39]" office:value-type="float" office:value="12.4969325153374" calcext:value-type="float">
            <text:p>12.5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([.$A40]-1)*[.$H$2]" office:value-type="float" office:value="795" calcext:value-type="float">
            <text:p>795</text:p>
          </table:table-cell>
          <table:table-cell table:formula="of:=FLOOR([.$H$1]+([.$A40]-1)*[.$H$2]+POWER([.$A40]; [.$H$4])*[.$H$3])" office:value-type="float" office:value="2159" calcext:value-type="float">
            <text:p>2159</text:p>
          </table:table-cell>
          <table:table-cell table:formula="of:=[.$H$5]+([.$A40]-1)*[.$H$6]" office:value-type="float" office:value="167" calcext:value-type="float">
            <text:p>167</text:p>
          </table:table-cell>
          <table:table-cell table:formula="of:=[.$C40]/[.$D40]" office:value-type="float" office:value="12.9281437125749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([.$A41]-1)*[.$H$2]" office:value-type="float" office:value="815" calcext:value-type="float">
            <text:p>815</text:p>
          </table:table-cell>
          <table:table-cell table:formula="of:=FLOOR([.$H$1]+([.$A41]-1)*[.$H$2]+POWER([.$A41]; [.$H$4])*[.$H$3])" office:value-type="float" office:value="2287" calcext:value-type="float">
            <text:p>2287</text:p>
          </table:table-cell>
          <table:table-cell table:formula="of:=[.$H$5]+([.$A41]-1)*[.$H$6]" office:value-type="float" office:value="171" calcext:value-type="float">
            <text:p>171</text:p>
          </table:table-cell>
          <table:table-cell table:formula="of:=[.$C41]/[.$D41]" office:value-type="float" office:value="13.374269005848" calcext:value-type="float">
            <text:p>13.3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([.$A42]-1)*[.$H$2]" office:value-type="float" office:value="835" calcext:value-type="float">
            <text:p>835</text:p>
          </table:table-cell>
          <table:table-cell table:formula="of:=FLOOR([.$H$1]+([.$A42]-1)*[.$H$2]+POWER([.$A42]; [.$H$4])*[.$H$3])" office:value-type="float" office:value="2420" calcext:value-type="float">
            <text:p>2420</text:p>
          </table:table-cell>
          <table:table-cell table:formula="of:=[.$H$5]+([.$A42]-1)*[.$H$6]" office:value-type="float" office:value="175" calcext:value-type="float">
            <text:p>175</text:p>
          </table:table-cell>
          <table:table-cell table:formula="of:=[.$C42]/[.$D42]" office:value-type="float" office:value="13.8285714285714" calcext:value-type="float">
            <text:p>13.8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([.$A43]-1)*[.$H$2]" office:value-type="float" office:value="855" calcext:value-type="float">
            <text:p>855</text:p>
          </table:table-cell>
          <table:table-cell table:formula="of:=FLOOR([.$H$1]+([.$A43]-1)*[.$H$2]+POWER([.$A43]; [.$H$4])*[.$H$3])" office:value-type="float" office:value="2559" calcext:value-type="float">
            <text:p>2559</text:p>
          </table:table-cell>
          <table:table-cell table:formula="of:=[.$H$5]+([.$A43]-1)*[.$H$6]" office:value-type="float" office:value="179" calcext:value-type="float">
            <text:p>179</text:p>
          </table:table-cell>
          <table:table-cell table:formula="of:=[.$C43]/[.$D43]" office:value-type="float" office:value="14.2960893854749" calcext:value-type="float">
            <text:p>14.3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([.$A44]-1)*[.$H$2]" office:value-type="float" office:value="875" calcext:value-type="float">
            <text:p>875</text:p>
          </table:table-cell>
          <table:table-cell table:formula="of:=FLOOR([.$H$1]+([.$A44]-1)*[.$H$2]+POWER([.$A44]; [.$H$4])*[.$H$3])" office:value-type="float" office:value="2703" calcext:value-type="float">
            <text:p>2703</text:p>
          </table:table-cell>
          <table:table-cell table:formula="of:=[.$H$5]+([.$A44]-1)*[.$H$6]" office:value-type="float" office:value="183" calcext:value-type="float">
            <text:p>183</text:p>
          </table:table-cell>
          <table:table-cell table:formula="of:=[.$C44]/[.$D44]" office:value-type="float" office:value="14.7704918032787" calcext:value-type="float">
            <text:p>14.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([.$A45]-1)*[.$H$2]" office:value-type="float" office:value="895" calcext:value-type="float">
            <text:p>895</text:p>
          </table:table-cell>
          <table:table-cell table:formula="of:=FLOOR([.$H$1]+([.$A45]-1)*[.$H$2]+POWER([.$A45]; [.$H$4])*[.$H$3])" office:value-type="float" office:value="2854" calcext:value-type="float">
            <text:p>2854</text:p>
          </table:table-cell>
          <table:table-cell table:formula="of:=[.$H$5]+([.$A45]-1)*[.$H$6]" office:value-type="float" office:value="187" calcext:value-type="float">
            <text:p>187</text:p>
          </table:table-cell>
          <table:table-cell table:formula="of:=[.$C45]/[.$D45]" office:value-type="float" office:value="15.2620320855615" calcext:value-type="float">
            <text:p>15.2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([.$A46]-1)*[.$H$2]" office:value-type="float" office:value="915" calcext:value-type="float">
            <text:p>915</text:p>
          </table:table-cell>
          <table:table-cell table:formula="of:=FLOOR([.$H$1]+([.$A46]-1)*[.$H$2]+POWER([.$A46]; [.$H$4])*[.$H$3])" office:value-type="float" office:value="3010" calcext:value-type="float">
            <text:p>3010</text:p>
          </table:table-cell>
          <table:table-cell table:formula="of:=[.$H$5]+([.$A46]-1)*[.$H$6]" office:value-type="float" office:value="191" calcext:value-type="float">
            <text:p>191</text:p>
          </table:table-cell>
          <table:table-cell table:formula="of:=[.$C46]/[.$D46]" office:value-type="float" office:value="15.7591623036649" calcext:value-type="float">
            <text:p>15.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([.$A47]-1)*[.$H$2]" office:value-type="float" office:value="935" calcext:value-type="float">
            <text:p>935</text:p>
          </table:table-cell>
          <table:table-cell table:formula="of:=FLOOR([.$H$1]+([.$A47]-1)*[.$H$2]+POWER([.$A47]; [.$H$4])*[.$H$3])" office:value-type="float" office:value="3173" calcext:value-type="float">
            <text:p>3173</text:p>
          </table:table-cell>
          <table:table-cell table:formula="of:=[.$H$5]+([.$A47]-1)*[.$H$6]" office:value-type="float" office:value="195" calcext:value-type="float">
            <text:p>195</text:p>
          </table:table-cell>
          <table:table-cell table:formula="of:=[.$C47]/[.$D47]" office:value-type="float" office:value="16.2717948717949" calcext:value-type="float">
            <text:p>16.2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([.$A48]-1)*[.$H$2]" office:value-type="float" office:value="955" calcext:value-type="float">
            <text:p>955</text:p>
          </table:table-cell>
          <table:table-cell table:formula="of:=FLOOR([.$H$1]+([.$A48]-1)*[.$H$2]+POWER([.$A48]; [.$H$4])*[.$H$3])" office:value-type="float" office:value="3342" calcext:value-type="float">
            <text:p>3342</text:p>
          </table:table-cell>
          <table:table-cell table:formula="of:=[.$H$5]+([.$A48]-1)*[.$H$6]" office:value-type="float" office:value="199" calcext:value-type="float">
            <text:p>199</text:p>
          </table:table-cell>
          <table:table-cell table:formula="of:=[.$C48]/[.$D48]" office:value-type="float" office:value="16.7939698492462" calcext:value-type="float">
            <text:p>16.7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([.$A49]-1)*[.$H$2]" office:value-type="float" office:value="975" calcext:value-type="float">
            <text:p>975</text:p>
          </table:table-cell>
          <table:table-cell table:formula="of:=FLOOR([.$H$1]+([.$A49]-1)*[.$H$2]+POWER([.$A49]; [.$H$4])*[.$H$3])" office:value-type="float" office:value="3518" calcext:value-type="float">
            <text:p>3518</text:p>
          </table:table-cell>
          <table:table-cell table:formula="of:=[.$H$5]+([.$A49]-1)*[.$H$6]" office:value-type="float" office:value="203" calcext:value-type="float">
            <text:p>203</text:p>
          </table:table-cell>
          <table:table-cell table:formula="of:=[.$C49]/[.$D49]" office:value-type="float" office:value="17.3300492610837" calcext:value-type="float">
            <text:p>17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([.$A50]-1)*[.$H$2]" office:value-type="float" office:value="995" calcext:value-type="float">
            <text:p>995</text:p>
          </table:table-cell>
          <table:table-cell table:formula="of:=FLOOR([.$H$1]+([.$A50]-1)*[.$H$2]+POWER([.$A50]; [.$H$4])*[.$H$3])" office:value-type="float" office:value="3700" calcext:value-type="float">
            <text:p>3700</text:p>
          </table:table-cell>
          <table:table-cell table:formula="of:=[.$H$5]+([.$A50]-1)*[.$H$6]" office:value-type="float" office:value="207" calcext:value-type="float">
            <text:p>207</text:p>
          </table:table-cell>
          <table:table-cell table:formula="of:=[.$C50]/[.$D50]" office:value-type="float" office:value="17.8743961352657" calcext:value-type="float">
            <text:p>17.8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([.$A51]-1)*[.$H$2]" office:value-type="float" office:value="1015" calcext:value-type="float">
            <text:p>1015</text:p>
          </table:table-cell>
          <table:table-cell table:formula="of:=FLOOR([.$H$1]+([.$A51]-1)*[.$H$2]+POWER([.$A51]; [.$H$4])*[.$H$3])" office:value-type="float" office:value="3890" calcext:value-type="float">
            <text:p>3890</text:p>
          </table:table-cell>
          <table:table-cell table:formula="of:=[.$H$5]+([.$A51]-1)*[.$H$6]" office:value-type="float" office:value="211" calcext:value-type="float">
            <text:p>211</text:p>
          </table:table-cell>
          <table:table-cell table:formula="of:=[.$C51]/[.$D51]" office:value-type="float" office:value="18.436018957346" calcext:value-type="float">
            <text:p>18.44</text:p>
          </table:table-cell>
          <table:table-cell table:number-columns-repeated="3"/>
        </table:table-row>
      </table:table>
      <table:table table:name="fireball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total damage</text:p>
          </table:table-cell>
          <table:table-cell table:style-name="ce1" office:value-type="string" calcext:value-type="string">
            <text:p>damage/cost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60" calcext:value-type="float">
            <text:p>60</text:p>
          </table:table-cell>
          <table:table-cell table:formula="of:=FLOOR([.$J$1]+([.$A2]-1)*[.$J$2]+POWER([.$A2]; [.$J$4])*[.$J$3])" office:value-type="float" office:value="61" calcext:value-type="float">
            <text:p>61</text:p>
          </table:table-cell>
          <table:table-cell table:formula="of:=[.$J$5]+([.$A2]-1)*[.$J$6]" office:value-type="float" office:value="50" calcext:value-type="float">
            <text:p>50</text:p>
          </table:table-cell>
          <table:table-cell table:formula="of:=FLOOR([.$J$7] + [.A2]*[.$J$8])" office:value-type="float" office:value="3" calcext:value-type="float">
            <text:p>3</text:p>
          </table:table-cell>
          <table:table-cell table:formula="of:=[.E2]*[.C2]" office:value-type="float" office:value="183" calcext:value-type="float">
            <text:p>183</text:p>
          </table:table-cell>
          <table:table-cell table:formula="of:=[.$F2]/[.$D2]" office:value-type="float" office:value="3.66" calcext:value-type="float">
            <text:p>3.66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80" calcext:value-type="float">
            <text:p>80</text:p>
          </table:table-cell>
          <table:table-cell table:formula="of:=FLOOR([.$J$1]+([.$A3]-1)*[.$J$2]+POWER([.$A3]; [.$J$4])*[.$J$3])" office:value-type="float" office:value="86" calcext:value-type="float">
            <text:p>86</text:p>
          </table:table-cell>
          <table:table-cell table:formula="of:=[.$J$5]+([.$A3]-1)*[.$J$6]" office:value-type="float" office:value="60" calcext:value-type="float">
            <text:p>60</text:p>
          </table:table-cell>
          <table:table-cell table:formula="of:=FLOOR([.$J$7] + [.A3]*[.$J$8])" office:value-type="float" office:value="3" calcext:value-type="float">
            <text:p>3</text:p>
          </table:table-cell>
          <table:table-cell table:formula="of:=[.E3]*[.C3]" office:value-type="float" office:value="258" calcext:value-type="float">
            <text:p>258</text:p>
          </table:table-cell>
          <table:table-cell table:formula="of:=[.$F3]/[.$D3]" office:value-type="float" office:value="4.3" calcext:value-type="float">
            <text:p>4.30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100" calcext:value-type="float">
            <text:p>100</text:p>
          </table:table-cell>
          <table:table-cell table:formula="of:=FLOOR([.$J$1]+([.$A4]-1)*[.$J$2]+POWER([.$A4]; [.$J$4])*[.$J$3])" office:value-type="float" office:value="113" calcext:value-type="float">
            <text:p>113</text:p>
          </table:table-cell>
          <table:table-cell table:formula="of:=[.$J$5]+([.$A4]-1)*[.$J$6]" office:value-type="float" office:value="70" calcext:value-type="float">
            <text:p>70</text:p>
          </table:table-cell>
          <table:table-cell table:formula="of:=FLOOR([.$J$7] + [.A4]*[.$J$8])" office:value-type="float" office:value="3" calcext:value-type="float">
            <text:p>3</text:p>
          </table:table-cell>
          <table:table-cell table:formula="of:=[.E4]*[.C4]" office:value-type="float" office:value="339" calcext:value-type="float">
            <text:p>339</text:p>
          </table:table-cell>
          <table:table-cell table:formula="of:=[.$F4]/[.$D4]" office:value-type="float" office:value="4.84285714285714" calcext:value-type="float">
            <text:p>4.84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120" calcext:value-type="float">
            <text:p>120</text:p>
          </table:table-cell>
          <table:table-cell table:formula="of:=FLOOR([.$J$1]+([.$A5]-1)*[.$J$2]+POWER([.$A5]; [.$J$4])*[.$J$3])" office:value-type="float" office:value="144" calcext:value-type="float">
            <text:p>144</text:p>
          </table:table-cell>
          <table:table-cell table:formula="of:=[.$J$5]+([.$A5]-1)*[.$J$6]" office:value-type="float" office:value="80" calcext:value-type="float">
            <text:p>80</text:p>
          </table:table-cell>
          <table:table-cell table:formula="of:=FLOOR([.$J$7] + [.A5]*[.$J$8])" office:value-type="float" office:value="3" calcext:value-type="float">
            <text:p>3</text:p>
          </table:table-cell>
          <table:table-cell table:formula="of:=[.E5]*[.C5]" office:value-type="float" office:value="432" calcext:value-type="float">
            <text:p>432</text:p>
          </table:table-cell>
          <table:table-cell table:formula="of:=[.$F5]/[.$D5]" office:value-type="float" office:value="5.4" calcext:value-type="float">
            <text:p>5.40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40" calcext:value-type="float">
            <text:p>140</text:p>
          </table:table-cell>
          <table:table-cell table:formula="of:=FLOOR([.$J$1]+([.$A6]-1)*[.$J$2]+POWER([.$A6]; [.$J$4])*[.$J$3])" office:value-type="float" office:value="177" calcext:value-type="float">
            <text:p>177</text:p>
          </table:table-cell>
          <table:table-cell table:formula="of:=[.$J$5]+([.$A6]-1)*[.$J$6]" office:value-type="float" office:value="90" calcext:value-type="float">
            <text:p>90</text:p>
          </table:table-cell>
          <table:table-cell table:formula="of:=FLOOR([.$J$7] + [.A6]*[.$J$8])" office:value-type="float" office:value="3" calcext:value-type="float">
            <text:p>3</text:p>
          </table:table-cell>
          <table:table-cell table:formula="of:=[.E6]*[.C6]" office:value-type="float" office:value="531" calcext:value-type="float">
            <text:p>531</text:p>
          </table:table-cell>
          <table:table-cell table:formula="of:=[.$F6]/[.$D6]" office:value-type="float" office:value="5.9" calcext:value-type="float">
            <text:p>5.90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60" calcext:value-type="float">
            <text:p>160</text:p>
          </table:table-cell>
          <table:table-cell table:formula="of:=FLOOR([.$J$1]+([.$A7]-1)*[.$J$2]+POWER([.$A7]; [.$J$4])*[.$J$3])" office:value-type="float" office:value="214" calcext:value-type="float">
            <text:p>214</text:p>
          </table:table-cell>
          <table:table-cell table:formula="of:=[.$J$5]+([.$A7]-1)*[.$J$6]" office:value-type="float" office:value="100" calcext:value-type="float">
            <text:p>100</text:p>
          </table:table-cell>
          <table:table-cell table:formula="of:=FLOOR([.$J$7] + [.A7]*[.$J$8])" office:value-type="float" office:value="3" calcext:value-type="float">
            <text:p>3</text:p>
          </table:table-cell>
          <table:table-cell table:formula="of:=[.E7]*[.C7]" office:value-type="float" office:value="642" calcext:value-type="float">
            <text:p>642</text:p>
          </table:table-cell>
          <table:table-cell table:formula="of:=[.$F7]/[.$D7]" office:value-type="float" office:value="6.42" calcext:value-type="float">
            <text:p>6.42</text:p>
          </table:table-cell>
          <table:table-cell/>
          <table:table-cell table:style-name="ce1" office:value-type="string" calcext:value-type="string">
            <text:p>targ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80" calcext:value-type="float">
            <text:p>180</text:p>
          </table:table-cell>
          <table:table-cell table:formula="of:=FLOOR([.$J$1]+([.$A8]-1)*[.$J$2]+POWER([.$A8]; [.$J$4])*[.$J$3])" office:value-type="float" office:value="253" calcext:value-type="float">
            <text:p>253</text:p>
          </table:table-cell>
          <table:table-cell table:formula="of:=[.$J$5]+([.$A8]-1)*[.$J$6]" office:value-type="float" office:value="110" calcext:value-type="float">
            <text:p>110</text:p>
          </table:table-cell>
          <table:table-cell table:formula="of:=FLOOR([.$J$7] + [.A8]*[.$J$8])" office:value-type="float" office:value="3" calcext:value-type="float">
            <text:p>3</text:p>
          </table:table-cell>
          <table:table-cell table:formula="of:=[.E8]*[.C8]" office:value-type="float" office:value="759" calcext:value-type="float">
            <text:p>759</text:p>
          </table:table-cell>
          <table:table-cell table:formula="of:=[.$F8]/[.$D8]" office:value-type="float" office:value="6.9" calcext:value-type="float">
            <text:p>6.90</text:p>
          </table:table-cell>
          <table:table-cell/>
          <table:table-cell table:style-name="ce1" office:value-type="string" calcext:value-type="string">
            <text:p>targets increa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200" calcext:value-type="float">
            <text:p>200</text:p>
          </table:table-cell>
          <table:table-cell table:formula="of:=FLOOR([.$J$1]+([.$A9]-1)*[.$J$2]+POWER([.$A9]; [.$J$4])*[.$J$3])" office:value-type="float" office:value="296" calcext:value-type="float">
            <text:p>296</text:p>
          </table:table-cell>
          <table:table-cell table:formula="of:=[.$J$5]+([.$A9]-1)*[.$J$6]" office:value-type="float" office:value="120" calcext:value-type="float">
            <text:p>120</text:p>
          </table:table-cell>
          <table:table-cell table:formula="of:=FLOOR([.$J$7] + [.A9]*[.$J$8])" office:value-type="float" office:value="3" calcext:value-type="float">
            <text:p>3</text:p>
          </table:table-cell>
          <table:table-cell table:formula="of:=[.E9]*[.C9]" office:value-type="float" office:value="888" calcext:value-type="float">
            <text:p>888</text:p>
          </table:table-cell>
          <table:table-cell table:formula="of:=[.$F9]/[.$D9]" office:value-type="float" office:value="7.4" calcext:value-type="float">
            <text:p>7.4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220" calcext:value-type="float">
            <text:p>220</text:p>
          </table:table-cell>
          <table:table-cell table:formula="of:=FLOOR([.$J$1]+([.$A10]-1)*[.$J$2]+POWER([.$A10]; [.$J$4])*[.$J$3])" office:value-type="float" office:value="341" calcext:value-type="float">
            <text:p>341</text:p>
          </table:table-cell>
          <table:table-cell table:formula="of:=[.$J$5]+([.$A10]-1)*[.$J$6]" office:value-type="float" office:value="130" calcext:value-type="float">
            <text:p>130</text:p>
          </table:table-cell>
          <table:table-cell table:formula="of:=FLOOR([.$J$7] + [.A10]*[.$J$8])" office:value-type="float" office:value="3" calcext:value-type="float">
            <text:p>3</text:p>
          </table:table-cell>
          <table:table-cell table:formula="of:=[.E10]*[.C10]" office:value-type="float" office:value="1023" calcext:value-type="float">
            <text:p>1023</text:p>
          </table:table-cell>
          <table:table-cell table:formula="of:=[.$F10]/[.$D10]" office:value-type="float" office:value="7.86923076923077" calcext:value-type="float">
            <text:p>7.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40" calcext:value-type="float">
            <text:p>240</text:p>
          </table:table-cell>
          <table:table-cell table:formula="of:=FLOOR([.$J$1]+([.$A11]-1)*[.$J$2]+POWER([.$A11]; [.$J$4])*[.$J$3])" office:value-type="float" office:value="390" calcext:value-type="float">
            <text:p>390</text:p>
          </table:table-cell>
          <table:table-cell table:formula="of:=[.$J$5]+([.$A11]-1)*[.$J$6]" office:value-type="float" office:value="140" calcext:value-type="float">
            <text:p>140</text:p>
          </table:table-cell>
          <table:table-cell table:formula="of:=FLOOR([.$J$7] + [.A11]*[.$J$8])" office:value-type="float" office:value="3" calcext:value-type="float">
            <text:p>3</text:p>
          </table:table-cell>
          <table:table-cell table:formula="of:=[.E11]*[.C11]" office:value-type="float" office:value="1170" calcext:value-type="float">
            <text:p>1170</text:p>
          </table:table-cell>
          <table:table-cell table:formula="of:=[.$F11]/[.$D11]" office:value-type="float" office:value="8.35714285714286" calcext:value-type="float">
            <text:p>8.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60" calcext:value-type="float">
            <text:p>260</text:p>
          </table:table-cell>
          <table:table-cell table:formula="of:=FLOOR([.$J$1]+([.$A12]-1)*[.$J$2]+POWER([.$A12]; [.$J$4])*[.$J$3])" office:value-type="float" office:value="441" calcext:value-type="float">
            <text:p>441</text:p>
          </table:table-cell>
          <table:table-cell table:formula="of:=[.$J$5]+([.$A12]-1)*[.$J$6]" office:value-type="float" office:value="150" calcext:value-type="float">
            <text:p>150</text:p>
          </table:table-cell>
          <table:table-cell table:formula="of:=FLOOR([.$J$7] + [.A12]*[.$J$8])" office:value-type="float" office:value="3" calcext:value-type="float">
            <text:p>3</text:p>
          </table:table-cell>
          <table:table-cell table:formula="of:=[.E12]*[.C12]" office:value-type="float" office:value="1323" calcext:value-type="float">
            <text:p>1323</text:p>
          </table:table-cell>
          <table:table-cell table:formula="of:=[.$F12]/[.$D12]" office:value-type="float" office:value="8.82" calcext:value-type="float">
            <text:p>8.8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280" calcext:value-type="float">
            <text:p>280</text:p>
          </table:table-cell>
          <table:table-cell table:formula="of:=FLOOR([.$J$1]+([.$A13]-1)*[.$J$2]+POWER([.$A13]; [.$J$4])*[.$J$3])" office:value-type="float" office:value="496" calcext:value-type="float">
            <text:p>496</text:p>
          </table:table-cell>
          <table:table-cell table:formula="of:=[.$J$5]+([.$A13]-1)*[.$J$6]" office:value-type="float" office:value="160" calcext:value-type="float">
            <text:p>160</text:p>
          </table:table-cell>
          <table:table-cell table:formula="of:=FLOOR([.$J$7] + [.A13]*[.$J$8])" office:value-type="float" office:value="3" calcext:value-type="float">
            <text:p>3</text:p>
          </table:table-cell>
          <table:table-cell table:formula="of:=[.E13]*[.C13]" office:value-type="float" office:value="1488" calcext:value-type="float">
            <text:p>1488</text:p>
          </table:table-cell>
          <table:table-cell table:formula="of:=[.$F13]/[.$D13]" office:value-type="float" office:value="9.3" calcext:value-type="float">
            <text:p>9.3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300" calcext:value-type="float">
            <text:p>300</text:p>
          </table:table-cell>
          <table:table-cell table:formula="of:=FLOOR([.$J$1]+([.$A14]-1)*[.$J$2]+POWER([.$A14]; [.$J$4])*[.$J$3])" office:value-type="float" office:value="553" calcext:value-type="float">
            <text:p>553</text:p>
          </table:table-cell>
          <table:table-cell table:formula="of:=[.$J$5]+([.$A14]-1)*[.$J$6]" office:value-type="float" office:value="170" calcext:value-type="float">
            <text:p>170</text:p>
          </table:table-cell>
          <table:table-cell table:formula="of:=FLOOR([.$J$7] + [.A14]*[.$J$8])" office:value-type="float" office:value="3" calcext:value-type="float">
            <text:p>3</text:p>
          </table:table-cell>
          <table:table-cell table:formula="of:=[.E14]*[.C14]" office:value-type="float" office:value="1659" calcext:value-type="float">
            <text:p>1659</text:p>
          </table:table-cell>
          <table:table-cell table:formula="of:=[.$F14]/[.$D14]" office:value-type="float" office:value="9.75882352941177" calcext:value-type="float">
            <text:p>9.7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320" calcext:value-type="float">
            <text:p>320</text:p>
          </table:table-cell>
          <table:table-cell table:formula="of:=FLOOR([.$J$1]+([.$A15]-1)*[.$J$2]+POWER([.$A15]; [.$J$4])*[.$J$3])" office:value-type="float" office:value="614" calcext:value-type="float">
            <text:p>614</text:p>
          </table:table-cell>
          <table:table-cell table:formula="of:=[.$J$5]+([.$A15]-1)*[.$J$6]" office:value-type="float" office:value="180" calcext:value-type="float">
            <text:p>180</text:p>
          </table:table-cell>
          <table:table-cell table:formula="of:=FLOOR([.$J$7] + [.A15]*[.$J$8])" office:value-type="float" office:value="3" calcext:value-type="float">
            <text:p>3</text:p>
          </table:table-cell>
          <table:table-cell table:formula="of:=[.E15]*[.C15]" office:value-type="float" office:value="1842" calcext:value-type="float">
            <text:p>1842</text:p>
          </table:table-cell>
          <table:table-cell table:formula="of:=[.$F15]/[.$D15]" office:value-type="float" office:value="10.2333333333333" calcext:value-type="float">
            <text:p>10.2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40" calcext:value-type="float">
            <text:p>340</text:p>
          </table:table-cell>
          <table:table-cell table:formula="of:=FLOOR([.$J$1]+([.$A16]-1)*[.$J$2]+POWER([.$A16]; [.$J$4])*[.$J$3])" office:value-type="float" office:value="677" calcext:value-type="float">
            <text:p>677</text:p>
          </table:table-cell>
          <table:table-cell table:formula="of:=[.$J$5]+([.$A16]-1)*[.$J$6]" office:value-type="float" office:value="190" calcext:value-type="float">
            <text:p>190</text:p>
          </table:table-cell>
          <table:table-cell table:formula="of:=FLOOR([.$J$7] + [.A16]*[.$J$8])" office:value-type="float" office:value="3" calcext:value-type="float">
            <text:p>3</text:p>
          </table:table-cell>
          <table:table-cell table:formula="of:=[.E16]*[.C16]" office:value-type="float" office:value="2031" calcext:value-type="float">
            <text:p>2031</text:p>
          </table:table-cell>
          <table:table-cell table:formula="of:=[.$F16]/[.$D16]" office:value-type="float" office:value="10.6894736842105" calcext:value-type="float">
            <text:p>10.6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360" calcext:value-type="float">
            <text:p>360</text:p>
          </table:table-cell>
          <table:table-cell table:formula="of:=FLOOR([.$J$1]+([.$A17]-1)*[.$J$2]+POWER([.$A17]; [.$J$4])*[.$J$3])" office:value-type="float" office:value="744" calcext:value-type="float">
            <text:p>744</text:p>
          </table:table-cell>
          <table:table-cell table:formula="of:=[.$J$5]+([.$A17]-1)*[.$J$6]" office:value-type="float" office:value="200" calcext:value-type="float">
            <text:p>200</text:p>
          </table:table-cell>
          <table:table-cell table:formula="of:=FLOOR([.$J$7] + [.A17]*[.$J$8])" office:value-type="float" office:value="3" calcext:value-type="float">
            <text:p>3</text:p>
          </table:table-cell>
          <table:table-cell table:formula="of:=[.E17]*[.C17]" office:value-type="float" office:value="2232" calcext:value-type="float">
            <text:p>2232</text:p>
          </table:table-cell>
          <table:table-cell table:formula="of:=[.$F17]/[.$D17]" office:value-type="float" office:value="11.16" calcext:value-type="float">
            <text:p>11.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380" calcext:value-type="float">
            <text:p>380</text:p>
          </table:table-cell>
          <table:table-cell table:formula="of:=FLOOR([.$J$1]+([.$A18]-1)*[.$J$2]+POWER([.$A18]; [.$J$4])*[.$J$3])" office:value-type="float" office:value="813" calcext:value-type="float">
            <text:p>813</text:p>
          </table:table-cell>
          <table:table-cell table:formula="of:=[.$J$5]+([.$A18]-1)*[.$J$6]" office:value-type="float" office:value="210" calcext:value-type="float">
            <text:p>210</text:p>
          </table:table-cell>
          <table:table-cell table:formula="of:=FLOOR([.$J$7] + [.A18]*[.$J$8])" office:value-type="float" office:value="3" calcext:value-type="float">
            <text:p>3</text:p>
          </table:table-cell>
          <table:table-cell table:formula="of:=[.E18]*[.C18]" office:value-type="float" office:value="2439" calcext:value-type="float">
            <text:p>2439</text:p>
          </table:table-cell>
          <table:table-cell table:formula="of:=[.$F18]/[.$D18]" office:value-type="float" office:value="11.6142857142857" calcext:value-type="float">
            <text:p>11.6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400" calcext:value-type="float">
            <text:p>400</text:p>
          </table:table-cell>
          <table:table-cell table:formula="of:=FLOOR([.$J$1]+([.$A19]-1)*[.$J$2]+POWER([.$A19]; [.$J$4])*[.$J$3])" office:value-type="float" office:value="886" calcext:value-type="float">
            <text:p>886</text:p>
          </table:table-cell>
          <table:table-cell table:formula="of:=[.$J$5]+([.$A19]-1)*[.$J$6]" office:value-type="float" office:value="220" calcext:value-type="float">
            <text:p>220</text:p>
          </table:table-cell>
          <table:table-cell table:formula="of:=FLOOR([.$J$7] + [.A19]*[.$J$8])" office:value-type="float" office:value="3" calcext:value-type="float">
            <text:p>3</text:p>
          </table:table-cell>
          <table:table-cell table:formula="of:=[.E19]*[.C19]" office:value-type="float" office:value="2658" calcext:value-type="float">
            <text:p>2658</text:p>
          </table:table-cell>
          <table:table-cell table:formula="of:=[.$F19]/[.$D19]" office:value-type="float" office:value="12.0818181818182" calcext:value-type="float">
            <text:p>12.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420" calcext:value-type="float">
            <text:p>420</text:p>
          </table:table-cell>
          <table:table-cell table:formula="of:=FLOOR([.$J$1]+([.$A20]-1)*[.$J$2]+POWER([.$A20]; [.$J$4])*[.$J$3])" office:value-type="float" office:value="961" calcext:value-type="float">
            <text:p>961</text:p>
          </table:table-cell>
          <table:table-cell table:formula="of:=[.$J$5]+([.$A20]-1)*[.$J$6]" office:value-type="float" office:value="230" calcext:value-type="float">
            <text:p>230</text:p>
          </table:table-cell>
          <table:table-cell table:formula="of:=FLOOR([.$J$7] + [.A20]*[.$J$8])" office:value-type="float" office:value="3" calcext:value-type="float">
            <text:p>3</text:p>
          </table:table-cell>
          <table:table-cell table:formula="of:=[.E20]*[.C20]" office:value-type="float" office:value="2883" calcext:value-type="float">
            <text:p>2883</text:p>
          </table:table-cell>
          <table:table-cell table:formula="of:=[.$F20]/[.$D20]" office:value-type="float" office:value="12.5347826086957" calcext:value-type="float">
            <text:p>12.5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440" calcext:value-type="float">
            <text:p>440</text:p>
          </table:table-cell>
          <table:table-cell table:formula="of:=FLOOR([.$J$1]+([.$A21]-1)*[.$J$2]+POWER([.$A21]; [.$J$4])*[.$J$3])" office:value-type="float" office:value="1040" calcext:value-type="float">
            <text:p>1040</text:p>
          </table:table-cell>
          <table:table-cell table:formula="of:=[.$J$5]+([.$A21]-1)*[.$J$6]" office:value-type="float" office:value="240" calcext:value-type="float">
            <text:p>240</text:p>
          </table:table-cell>
          <table:table-cell table:formula="of:=FLOOR([.$J$7] + [.A21]*[.$J$8])" office:value-type="float" office:value="3" calcext:value-type="float">
            <text:p>3</text:p>
          </table:table-cell>
          <table:table-cell table:formula="of:=[.E21]*[.C21]" office:value-type="float" office:value="3120" calcext:value-type="float">
            <text:p>3120</text:p>
          </table:table-cell>
          <table:table-cell table:formula="of:=[.$F21]/[.$D21]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460" calcext:value-type="float">
            <text:p>460</text:p>
          </table:table-cell>
          <table:table-cell table:formula="of:=FLOOR([.$J$1]+([.$A22]-1)*[.$J$2]+POWER([.$A22]; [.$J$4])*[.$J$3])" office:value-type="float" office:value="1121" calcext:value-type="float">
            <text:p>1121</text:p>
          </table:table-cell>
          <table:table-cell table:formula="of:=[.$J$5]+([.$A22]-1)*[.$J$6]" office:value-type="float" office:value="250" calcext:value-type="float">
            <text:p>250</text:p>
          </table:table-cell>
          <table:table-cell table:formula="of:=FLOOR([.$J$7] + [.A22]*[.$J$8])" office:value-type="float" office:value="3" calcext:value-type="float">
            <text:p>3</text:p>
          </table:table-cell>
          <table:table-cell table:formula="of:=[.E22]*[.C22]" office:value-type="float" office:value="3363" calcext:value-type="float">
            <text:p>3363</text:p>
          </table:table-cell>
          <table:table-cell table:formula="of:=[.$F22]/[.$D22]" office:value-type="float" office:value="13.452" calcext:value-type="float">
            <text:p>13.4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480" calcext:value-type="float">
            <text:p>480</text:p>
          </table:table-cell>
          <table:table-cell table:formula="of:=FLOOR([.$J$1]+([.$A23]-1)*[.$J$2]+POWER([.$A23]; [.$J$4])*[.$J$3])" office:value-type="float" office:value="1206" calcext:value-type="float">
            <text:p>1206</text:p>
          </table:table-cell>
          <table:table-cell table:formula="of:=[.$J$5]+([.$A23]-1)*[.$J$6]" office:value-type="float" office:value="260" calcext:value-type="float">
            <text:p>260</text:p>
          </table:table-cell>
          <table:table-cell table:formula="of:=FLOOR([.$J$7] + [.A23]*[.$J$8])" office:value-type="float" office:value="3" calcext:value-type="float">
            <text:p>3</text:p>
          </table:table-cell>
          <table:table-cell table:formula="of:=[.E23]*[.C23]" office:value-type="float" office:value="3618" calcext:value-type="float">
            <text:p>3618</text:p>
          </table:table-cell>
          <table:table-cell table:formula="of:=[.$F23]/[.$D23]" office:value-type="float" office:value="13.9153846153846" calcext:value-type="float">
            <text:p>13.9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500" calcext:value-type="float">
            <text:p>500</text:p>
          </table:table-cell>
          <table:table-cell table:formula="of:=FLOOR([.$J$1]+([.$A24]-1)*[.$J$2]+POWER([.$A24]; [.$J$4])*[.$J$3])" office:value-type="float" office:value="1293" calcext:value-type="float">
            <text:p>1293</text:p>
          </table:table-cell>
          <table:table-cell table:formula="of:=[.$J$5]+([.$A24]-1)*[.$J$6]" office:value-type="float" office:value="270" calcext:value-type="float">
            <text:p>270</text:p>
          </table:table-cell>
          <table:table-cell table:formula="of:=FLOOR([.$J$7] + [.A24]*[.$J$8])" office:value-type="float" office:value="3" calcext:value-type="float">
            <text:p>3</text:p>
          </table:table-cell>
          <table:table-cell table:formula="of:=[.E24]*[.C24]" office:value-type="float" office:value="3879" calcext:value-type="float">
            <text:p>3879</text:p>
          </table:table-cell>
          <table:table-cell table:formula="of:=[.$F24]/[.$D24]" office:value-type="float" office:value="14.3666666666667" calcext:value-type="float">
            <text:p>14.3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520" calcext:value-type="float">
            <text:p>520</text:p>
          </table:table-cell>
          <table:table-cell table:formula="of:=FLOOR([.$J$1]+([.$A25]-1)*[.$J$2]+POWER([.$A25]; [.$J$4])*[.$J$3])" office:value-type="float" office:value="1384" calcext:value-type="float">
            <text:p>1384</text:p>
          </table:table-cell>
          <table:table-cell table:formula="of:=[.$J$5]+([.$A25]-1)*[.$J$6]" office:value-type="float" office:value="280" calcext:value-type="float">
            <text:p>280</text:p>
          </table:table-cell>
          <table:table-cell table:formula="of:=FLOOR([.$J$7] + [.A25]*[.$J$8])" office:value-type="float" office:value="3" calcext:value-type="float">
            <text:p>3</text:p>
          </table:table-cell>
          <table:table-cell table:formula="of:=[.E25]*[.C25]" office:value-type="float" office:value="4152" calcext:value-type="float">
            <text:p>4152</text:p>
          </table:table-cell>
          <table:table-cell table:formula="of:=[.$F25]/[.$D25]" office:value-type="float" office:value="14.8285714285714" calcext:value-type="float">
            <text:p>14.8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540" calcext:value-type="float">
            <text:p>540</text:p>
          </table:table-cell>
          <table:table-cell table:formula="of:=FLOOR([.$J$1]+([.$A26]-1)*[.$J$2]+POWER([.$A26]; [.$J$4])*[.$J$3])" office:value-type="float" office:value="1477" calcext:value-type="float">
            <text:p>1477</text:p>
          </table:table-cell>
          <table:table-cell table:formula="of:=[.$J$5]+([.$A26]-1)*[.$J$6]" office:value-type="float" office:value="290" calcext:value-type="float">
            <text:p>290</text:p>
          </table:table-cell>
          <table:table-cell table:formula="of:=FLOOR([.$J$7] + [.A26]*[.$J$8])" office:value-type="float" office:value="3" calcext:value-type="float">
            <text:p>3</text:p>
          </table:table-cell>
          <table:table-cell table:formula="of:=[.E26]*[.C26]" office:value-type="float" office:value="4431" calcext:value-type="float">
            <text:p>4431</text:p>
          </table:table-cell>
          <table:table-cell table:formula="of:=[.$F26]/[.$D26]" office:value-type="float" office:value="15.2793103448276" calcext:value-type="float">
            <text:p>15.2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560" calcext:value-type="float">
            <text:p>560</text:p>
          </table:table-cell>
          <table:table-cell table:formula="of:=FLOOR([.$J$1]+([.$A27]-1)*[.$J$2]+POWER([.$A27]; [.$J$4])*[.$J$3])" office:value-type="float" office:value="1574" calcext:value-type="float">
            <text:p>1574</text:p>
          </table:table-cell>
          <table:table-cell table:formula="of:=[.$J$5]+([.$A27]-1)*[.$J$6]" office:value-type="float" office:value="300" calcext:value-type="float">
            <text:p>300</text:p>
          </table:table-cell>
          <table:table-cell table:formula="of:=FLOOR([.$J$7] + [.A27]*[.$J$8])" office:value-type="float" office:value="3" calcext:value-type="float">
            <text:p>3</text:p>
          </table:table-cell>
          <table:table-cell table:formula="of:=[.E27]*[.C27]" office:value-type="float" office:value="4722" calcext:value-type="float">
            <text:p>4722</text:p>
          </table:table-cell>
          <table:table-cell table:formula="of:=[.$F27]/[.$D27]" office:value-type="float" office:value="15.74" calcext:value-type="float">
            <text:p>15.7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580" calcext:value-type="float">
            <text:p>580</text:p>
          </table:table-cell>
          <table:table-cell table:formula="of:=FLOOR([.$J$1]+([.$A28]-1)*[.$J$2]+POWER([.$A28]; [.$J$4])*[.$J$3])" office:value-type="float" office:value="1673" calcext:value-type="float">
            <text:p>1673</text:p>
          </table:table-cell>
          <table:table-cell table:formula="of:=[.$J$5]+([.$A28]-1)*[.$J$6]" office:value-type="float" office:value="310" calcext:value-type="float">
            <text:p>310</text:p>
          </table:table-cell>
          <table:table-cell table:formula="of:=FLOOR([.$J$7] + [.A28]*[.$J$8])" office:value-type="float" office:value="3" calcext:value-type="float">
            <text:p>3</text:p>
          </table:table-cell>
          <table:table-cell table:formula="of:=[.E28]*[.C28]" office:value-type="float" office:value="5019" calcext:value-type="float">
            <text:p>5019</text:p>
          </table:table-cell>
          <table:table-cell table:formula="of:=[.$F28]/[.$D28]" office:value-type="float" office:value="16.1903225806452" calcext:value-type="float">
            <text:p>16.1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600" calcext:value-type="float">
            <text:p>600</text:p>
          </table:table-cell>
          <table:table-cell table:formula="of:=FLOOR([.$J$1]+([.$A29]-1)*[.$J$2]+POWER([.$A29]; [.$J$4])*[.$J$3])" office:value-type="float" office:value="1776" calcext:value-type="float">
            <text:p>1776</text:p>
          </table:table-cell>
          <table:table-cell table:formula="of:=[.$J$5]+([.$A29]-1)*[.$J$6]" office:value-type="float" office:value="320" calcext:value-type="float">
            <text:p>320</text:p>
          </table:table-cell>
          <table:table-cell table:formula="of:=FLOOR([.$J$7] + [.A29]*[.$J$8])" office:value-type="float" office:value="3" calcext:value-type="float">
            <text:p>3</text:p>
          </table:table-cell>
          <table:table-cell table:formula="of:=[.E29]*[.C29]" office:value-type="float" office:value="5328" calcext:value-type="float">
            <text:p>5328</text:p>
          </table:table-cell>
          <table:table-cell table:formula="of:=[.$F29]/[.$D29]" office:value-type="float" office:value="16.65" calcext:value-type="float">
            <text:p>16.6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620" calcext:value-type="float">
            <text:p>620</text:p>
          </table:table-cell>
          <table:table-cell table:formula="of:=FLOOR([.$J$1]+([.$A30]-1)*[.$J$2]+POWER([.$A30]; [.$J$4])*[.$J$3])" office:value-type="float" office:value="1881" calcext:value-type="float">
            <text:p>1881</text:p>
          </table:table-cell>
          <table:table-cell table:formula="of:=[.$J$5]+([.$A30]-1)*[.$J$6]" office:value-type="float" office:value="330" calcext:value-type="float">
            <text:p>330</text:p>
          </table:table-cell>
          <table:table-cell table:formula="of:=FLOOR([.$J$7] + [.A30]*[.$J$8])" office:value-type="float" office:value="3" calcext:value-type="float">
            <text:p>3</text:p>
          </table:table-cell>
          <table:table-cell table:formula="of:=[.E30]*[.C30]" office:value-type="float" office:value="5643" calcext:value-type="float">
            <text:p>5643</text:p>
          </table:table-cell>
          <table:table-cell table:formula="of:=[.$F30]/[.$D30]" office:value-type="float" office:value="17.1" calcext:value-type="float">
            <text:p>17.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640" calcext:value-type="float">
            <text:p>640</text:p>
          </table:table-cell>
          <table:table-cell table:formula="of:=FLOOR([.$J$1]+([.$A31]-1)*[.$J$2]+POWER([.$A31]; [.$J$4])*[.$J$3])" office:value-type="float" office:value="1990" calcext:value-type="float">
            <text:p>1990</text:p>
          </table:table-cell>
          <table:table-cell table:formula="of:=[.$J$5]+([.$A31]-1)*[.$J$6]" office:value-type="float" office:value="340" calcext:value-type="float">
            <text:p>340</text:p>
          </table:table-cell>
          <table:table-cell table:formula="of:=FLOOR([.$J$7] + [.A31]*[.$J$8])" office:value-type="float" office:value="3" calcext:value-type="float">
            <text:p>3</text:p>
          </table:table-cell>
          <table:table-cell table:formula="of:=[.E31]*[.C31]" office:value-type="float" office:value="5970" calcext:value-type="float">
            <text:p>5970</text:p>
          </table:table-cell>
          <table:table-cell table:formula="of:=[.$F31]/[.$D31]" office:value-type="float" office:value="17.5588235294118" calcext:value-type="float">
            <text:p>17.5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660" calcext:value-type="float">
            <text:p>660</text:p>
          </table:table-cell>
          <table:table-cell table:formula="of:=FLOOR([.$J$1]+([.$A32]-1)*[.$J$2]+POWER([.$A32]; [.$J$4])*[.$J$3])" office:value-type="float" office:value="2101" calcext:value-type="float">
            <text:p>2101</text:p>
          </table:table-cell>
          <table:table-cell table:formula="of:=[.$J$5]+([.$A32]-1)*[.$J$6]" office:value-type="float" office:value="350" calcext:value-type="float">
            <text:p>350</text:p>
          </table:table-cell>
          <table:table-cell table:formula="of:=FLOOR([.$J$7] + [.A32]*[.$J$8])" office:value-type="float" office:value="3" calcext:value-type="float">
            <text:p>3</text:p>
          </table:table-cell>
          <table:table-cell table:formula="of:=[.E32]*[.C32]" office:value-type="float" office:value="6303" calcext:value-type="float">
            <text:p>6303</text:p>
          </table:table-cell>
          <table:table-cell table:formula="of:=[.$F32]/[.$D32]" office:value-type="float" office:value="18.0085714285714" calcext:value-type="float">
            <text:p>18.0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680" calcext:value-type="float">
            <text:p>680</text:p>
          </table:table-cell>
          <table:table-cell table:formula="of:=FLOOR([.$J$1]+([.$A33]-1)*[.$J$2]+POWER([.$A33]; [.$J$4])*[.$J$3])" office:value-type="float" office:value="2216" calcext:value-type="float">
            <text:p>2216</text:p>
          </table:table-cell>
          <table:table-cell table:formula="of:=[.$J$5]+([.$A33]-1)*[.$J$6]" office:value-type="float" office:value="360" calcext:value-type="float">
            <text:p>360</text:p>
          </table:table-cell>
          <table:table-cell table:formula="of:=FLOOR([.$J$7] + [.A33]*[.$J$8])" office:value-type="float" office:value="3" calcext:value-type="float">
            <text:p>3</text:p>
          </table:table-cell>
          <table:table-cell table:formula="of:=[.E33]*[.C33]" office:value-type="float" office:value="6648" calcext:value-type="float">
            <text:p>6648</text:p>
          </table:table-cell>
          <table:table-cell table:formula="of:=[.$F33]/[.$D33]" office:value-type="float" office:value="18.4666666666667" calcext:value-type="float">
            <text:p>18.4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700" calcext:value-type="float">
            <text:p>700</text:p>
          </table:table-cell>
          <table:table-cell table:formula="of:=FLOOR([.$J$1]+([.$A34]-1)*[.$J$2]+POWER([.$A34]; [.$J$4])*[.$J$3])" office:value-type="float" office:value="2333" calcext:value-type="float">
            <text:p>2333</text:p>
          </table:table-cell>
          <table:table-cell table:formula="of:=[.$J$5]+([.$A34]-1)*[.$J$6]" office:value-type="float" office:value="370" calcext:value-type="float">
            <text:p>370</text:p>
          </table:table-cell>
          <table:table-cell table:formula="of:=FLOOR([.$J$7] + [.A34]*[.$J$8])" office:value-type="float" office:value="3" calcext:value-type="float">
            <text:p>3</text:p>
          </table:table-cell>
          <table:table-cell table:formula="of:=[.E34]*[.C34]" office:value-type="float" office:value="6999" calcext:value-type="float">
            <text:p>6999</text:p>
          </table:table-cell>
          <table:table-cell table:formula="of:=[.$F34]/[.$D34]" office:value-type="float" office:value="18.9162162162162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720" calcext:value-type="float">
            <text:p>720</text:p>
          </table:table-cell>
          <table:table-cell table:formula="of:=FLOOR([.$J$1]+([.$A35]-1)*[.$J$2]+POWER([.$A35]; [.$J$4])*[.$J$3])" office:value-type="float" office:value="2454" calcext:value-type="float">
            <text:p>2454</text:p>
          </table:table-cell>
          <table:table-cell table:formula="of:=[.$J$5]+([.$A35]-1)*[.$J$6]" office:value-type="float" office:value="380" calcext:value-type="float">
            <text:p>380</text:p>
          </table:table-cell>
          <table:table-cell table:formula="of:=FLOOR([.$J$7] + [.A35]*[.$J$8])" office:value-type="float" office:value="3" calcext:value-type="float">
            <text:p>3</text:p>
          </table:table-cell>
          <table:table-cell table:formula="of:=[.E35]*[.C35]" office:value-type="float" office:value="7362" calcext:value-type="float">
            <text:p>7362</text:p>
          </table:table-cell>
          <table:table-cell table:formula="of:=[.$F35]/[.$D35]" office:value-type="float" office:value="19.3736842105263" calcext:value-type="float">
            <text:p>19.3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740" calcext:value-type="float">
            <text:p>740</text:p>
          </table:table-cell>
          <table:table-cell table:formula="of:=FLOOR([.$J$1]+([.$A36]-1)*[.$J$2]+POWER([.$A36]; [.$J$4])*[.$J$3])" office:value-type="float" office:value="2577" calcext:value-type="float">
            <text:p>2577</text:p>
          </table:table-cell>
          <table:table-cell table:formula="of:=[.$J$5]+([.$A36]-1)*[.$J$6]" office:value-type="float" office:value="390" calcext:value-type="float">
            <text:p>390</text:p>
          </table:table-cell>
          <table:table-cell table:formula="of:=FLOOR([.$J$7] + [.A36]*[.$J$8])" office:value-type="float" office:value="3" calcext:value-type="float">
            <text:p>3</text:p>
          </table:table-cell>
          <table:table-cell table:formula="of:=[.E36]*[.C36]" office:value-type="float" office:value="7731" calcext:value-type="float">
            <text:p>7731</text:p>
          </table:table-cell>
          <table:table-cell table:formula="of:=[.$F36]/[.$D36]" office:value-type="float" office:value="19.8230769230769" calcext:value-type="float">
            <text:p>19.8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760" calcext:value-type="float">
            <text:p>760</text:p>
          </table:table-cell>
          <table:table-cell table:formula="of:=FLOOR([.$J$1]+([.$A37]-1)*[.$J$2]+POWER([.$A37]; [.$J$4])*[.$J$3])" office:value-type="float" office:value="2704" calcext:value-type="float">
            <text:p>2704</text:p>
          </table:table-cell>
          <table:table-cell table:formula="of:=[.$J$5]+([.$A37]-1)*[.$J$6]" office:value-type="float" office:value="400" calcext:value-type="float">
            <text:p>400</text:p>
          </table:table-cell>
          <table:table-cell table:formula="of:=FLOOR([.$J$7] + [.A37]*[.$J$8])" office:value-type="float" office:value="3" calcext:value-type="float">
            <text:p>3</text:p>
          </table:table-cell>
          <table:table-cell table:formula="of:=[.E37]*[.C37]" office:value-type="float" office:value="8112" calcext:value-type="float">
            <text:p>8112</text:p>
          </table:table-cell>
          <table:table-cell table:formula="of:=[.$F37]/[.$D37]" office:value-type="float" office:value="20.28" calcext:value-type="float">
            <text:p>20.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780" calcext:value-type="float">
            <text:p>780</text:p>
          </table:table-cell>
          <table:table-cell table:formula="of:=FLOOR([.$J$1]+([.$A38]-1)*[.$J$2]+POWER([.$A38]; [.$J$4])*[.$J$3])" office:value-type="float" office:value="2833" calcext:value-type="float">
            <text:p>2833</text:p>
          </table:table-cell>
          <table:table-cell table:formula="of:=[.$J$5]+([.$A38]-1)*[.$J$6]" office:value-type="float" office:value="410" calcext:value-type="float">
            <text:p>410</text:p>
          </table:table-cell>
          <table:table-cell table:formula="of:=FLOOR([.$J$7] + [.A38]*[.$J$8])" office:value-type="float" office:value="3" calcext:value-type="float">
            <text:p>3</text:p>
          </table:table-cell>
          <table:table-cell table:formula="of:=[.E38]*[.C38]" office:value-type="float" office:value="8499" calcext:value-type="float">
            <text:p>8499</text:p>
          </table:table-cell>
          <table:table-cell table:formula="of:=[.$F38]/[.$D38]" office:value-type="float" office:value="20.7292682926829" calcext:value-type="float">
            <text:p>20.7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800" calcext:value-type="float">
            <text:p>800</text:p>
          </table:table-cell>
          <table:table-cell table:formula="of:=FLOOR([.$J$1]+([.$A39]-1)*[.$J$2]+POWER([.$A39]; [.$J$4])*[.$J$3])" office:value-type="float" office:value="2966" calcext:value-type="float">
            <text:p>2966</text:p>
          </table:table-cell>
          <table:table-cell table:formula="of:=[.$J$5]+([.$A39]-1)*[.$J$6]" office:value-type="float" office:value="420" calcext:value-type="float">
            <text:p>420</text:p>
          </table:table-cell>
          <table:table-cell table:formula="of:=FLOOR([.$J$7] + [.A39]*[.$J$8])" office:value-type="float" office:value="3" calcext:value-type="float">
            <text:p>3</text:p>
          </table:table-cell>
          <table:table-cell table:formula="of:=[.E39]*[.C39]" office:value-type="float" office:value="8898" calcext:value-type="float">
            <text:p>8898</text:p>
          </table:table-cell>
          <table:table-cell table:formula="of:=[.$F39]/[.$D39]" office:value-type="float" office:value="21.1857142857143" calcext:value-type="float">
            <text:p>21.1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820" calcext:value-type="float">
            <text:p>820</text:p>
          </table:table-cell>
          <table:table-cell table:formula="of:=FLOOR([.$J$1]+([.$A40]-1)*[.$J$2]+POWER([.$A40]; [.$J$4])*[.$J$3])" office:value-type="float" office:value="3101" calcext:value-type="float">
            <text:p>3101</text:p>
          </table:table-cell>
          <table:table-cell table:formula="of:=[.$J$5]+([.$A40]-1)*[.$J$6]" office:value-type="float" office:value="430" calcext:value-type="float">
            <text:p>430</text:p>
          </table:table-cell>
          <table:table-cell table:formula="of:=FLOOR([.$J$7] + [.A40]*[.$J$8])" office:value-type="float" office:value="3" calcext:value-type="float">
            <text:p>3</text:p>
          </table:table-cell>
          <table:table-cell table:formula="of:=[.E40]*[.C40]" office:value-type="float" office:value="9303" calcext:value-type="float">
            <text:p>9303</text:p>
          </table:table-cell>
          <table:table-cell table:formula="of:=[.$F40]/[.$D40]" office:value-type="float" office:value="21.6348837209302" calcext:value-type="float">
            <text:p>21.6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840" calcext:value-type="float">
            <text:p>840</text:p>
          </table:table-cell>
          <table:table-cell table:formula="of:=FLOOR([.$J$1]+([.$A41]-1)*[.$J$2]+POWER([.$A41]; [.$J$4])*[.$J$3])" office:value-type="float" office:value="3240" calcext:value-type="float">
            <text:p>3240</text:p>
          </table:table-cell>
          <table:table-cell table:formula="of:=[.$J$5]+([.$A41]-1)*[.$J$6]" office:value-type="float" office:value="440" calcext:value-type="float">
            <text:p>440</text:p>
          </table:table-cell>
          <table:table-cell table:formula="of:=FLOOR([.$J$7] + [.A41]*[.$J$8])" office:value-type="float" office:value="3" calcext:value-type="float">
            <text:p>3</text:p>
          </table:table-cell>
          <table:table-cell table:formula="of:=[.E41]*[.C41]" office:value-type="float" office:value="9720" calcext:value-type="float">
            <text:p>9720</text:p>
          </table:table-cell>
          <table:table-cell table:formula="of:=[.$F41]/[.$D41]" office:value-type="float" office:value="22.0909090909091" calcext:value-type="float">
            <text:p>22.0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860" calcext:value-type="float">
            <text:p>860</text:p>
          </table:table-cell>
          <table:table-cell table:formula="of:=FLOOR([.$J$1]+([.$A42]-1)*[.$J$2]+POWER([.$A42]; [.$J$4])*[.$J$3])" office:value-type="float" office:value="3381" calcext:value-type="float">
            <text:p>3381</text:p>
          </table:table-cell>
          <table:table-cell table:formula="of:=[.$J$5]+([.$A42]-1)*[.$J$6]" office:value-type="float" office:value="450" calcext:value-type="float">
            <text:p>450</text:p>
          </table:table-cell>
          <table:table-cell table:formula="of:=FLOOR([.$J$7] + [.A42]*[.$J$8])" office:value-type="float" office:value="3" calcext:value-type="float">
            <text:p>3</text:p>
          </table:table-cell>
          <table:table-cell table:formula="of:=[.E42]*[.C42]" office:value-type="float" office:value="10143" calcext:value-type="float">
            <text:p>10143</text:p>
          </table:table-cell>
          <table:table-cell table:formula="of:=[.$F42]/[.$D42]" office:value-type="float" office:value="22.54" calcext:value-type="float">
            <text:p>22.5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880" calcext:value-type="float">
            <text:p>880</text:p>
          </table:table-cell>
          <table:table-cell table:formula="of:=FLOOR([.$J$1]+([.$A43]-1)*[.$J$2]+POWER([.$A43]; [.$J$4])*[.$J$3])" office:value-type="float" office:value="3526" calcext:value-type="float">
            <text:p>3526</text:p>
          </table:table-cell>
          <table:table-cell table:formula="of:=[.$J$5]+([.$A43]-1)*[.$J$6]" office:value-type="float" office:value="460" calcext:value-type="float">
            <text:p>460</text:p>
          </table:table-cell>
          <table:table-cell table:formula="of:=FLOOR([.$J$7] + [.A43]*[.$J$8])" office:value-type="float" office:value="3" calcext:value-type="float">
            <text:p>3</text:p>
          </table:table-cell>
          <table:table-cell table:formula="of:=[.E43]*[.C43]" office:value-type="float" office:value="10578" calcext:value-type="float">
            <text:p>10578</text:p>
          </table:table-cell>
          <table:table-cell table:formula="of:=[.$F43]/[.$D43]" office:value-type="float" office:value="22.99565217391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900" calcext:value-type="float">
            <text:p>900</text:p>
          </table:table-cell>
          <table:table-cell table:formula="of:=FLOOR([.$J$1]+([.$A44]-1)*[.$J$2]+POWER([.$A44]; [.$J$4])*[.$J$3])" office:value-type="float" office:value="3673" calcext:value-type="float">
            <text:p>3673</text:p>
          </table:table-cell>
          <table:table-cell table:formula="of:=[.$J$5]+([.$A44]-1)*[.$J$6]" office:value-type="float" office:value="470" calcext:value-type="float">
            <text:p>470</text:p>
          </table:table-cell>
          <table:table-cell table:formula="of:=FLOOR([.$J$7] + [.A44]*[.$J$8])" office:value-type="float" office:value="3" calcext:value-type="float">
            <text:p>3</text:p>
          </table:table-cell>
          <table:table-cell table:formula="of:=[.E44]*[.C44]" office:value-type="float" office:value="11019" calcext:value-type="float">
            <text:p>11019</text:p>
          </table:table-cell>
          <table:table-cell table:formula="of:=[.$F44]/[.$D44]" office:value-type="float" office:value="23.4446808510638" calcext:value-type="float">
            <text:p>23.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920" calcext:value-type="float">
            <text:p>920</text:p>
          </table:table-cell>
          <table:table-cell table:formula="of:=FLOOR([.$J$1]+([.$A45]-1)*[.$J$2]+POWER([.$A45]; [.$J$4])*[.$J$3])" office:value-type="float" office:value="3824" calcext:value-type="float">
            <text:p>3824</text:p>
          </table:table-cell>
          <table:table-cell table:formula="of:=[.$J$5]+([.$A45]-1)*[.$J$6]" office:value-type="float" office:value="480" calcext:value-type="float">
            <text:p>480</text:p>
          </table:table-cell>
          <table:table-cell table:formula="of:=FLOOR([.$J$7] + [.A45]*[.$J$8])" office:value-type="float" office:value="3" calcext:value-type="float">
            <text:p>3</text:p>
          </table:table-cell>
          <table:table-cell table:formula="of:=[.E45]*[.C45]" office:value-type="float" office:value="11472" calcext:value-type="float">
            <text:p>11472</text:p>
          </table:table-cell>
          <table:table-cell table:formula="of:=[.$F45]/[.$D45]" office:value-type="float" office:value="23.9" calcext:value-type="float">
            <text:p>23.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940" calcext:value-type="float">
            <text:p>940</text:p>
          </table:table-cell>
          <table:table-cell table:formula="of:=FLOOR([.$J$1]+([.$A46]-1)*[.$J$2]+POWER([.$A46]; [.$J$4])*[.$J$3])" office:value-type="float" office:value="3977" calcext:value-type="float">
            <text:p>3977</text:p>
          </table:table-cell>
          <table:table-cell table:formula="of:=[.$J$5]+([.$A46]-1)*[.$J$6]" office:value-type="float" office:value="490" calcext:value-type="float">
            <text:p>490</text:p>
          </table:table-cell>
          <table:table-cell table:formula="of:=FLOOR([.$J$7] + [.A46]*[.$J$8])" office:value-type="float" office:value="3" calcext:value-type="float">
            <text:p>3</text:p>
          </table:table-cell>
          <table:table-cell table:formula="of:=[.E46]*[.C46]" office:value-type="float" office:value="11931" calcext:value-type="float">
            <text:p>11931</text:p>
          </table:table-cell>
          <table:table-cell table:formula="of:=[.$F46]/[.$D46]" office:value-type="float" office:value="24.3489795918367" calcext:value-type="float">
            <text:p>24.3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960" calcext:value-type="float">
            <text:p>960</text:p>
          </table:table-cell>
          <table:table-cell table:formula="of:=FLOOR([.$J$1]+([.$A47]-1)*[.$J$2]+POWER([.$A47]; [.$J$4])*[.$J$3])" office:value-type="float" office:value="4134" calcext:value-type="float">
            <text:p>4134</text:p>
          </table:table-cell>
          <table:table-cell table:formula="of:=[.$J$5]+([.$A47]-1)*[.$J$6]" office:value-type="float" office:value="500" calcext:value-type="float">
            <text:p>500</text:p>
          </table:table-cell>
          <table:table-cell table:formula="of:=FLOOR([.$J$7] + [.A47]*[.$J$8])" office:value-type="float" office:value="3" calcext:value-type="float">
            <text:p>3</text:p>
          </table:table-cell>
          <table:table-cell table:formula="of:=[.E47]*[.C47]" office:value-type="float" office:value="12402" calcext:value-type="float">
            <text:p>12402</text:p>
          </table:table-cell>
          <table:table-cell table:formula="of:=[.$F47]/[.$D47]" office:value-type="float" office:value="24.804" calcext:value-type="float">
            <text:p>24.8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980" calcext:value-type="float">
            <text:p>980</text:p>
          </table:table-cell>
          <table:table-cell table:formula="of:=FLOOR([.$J$1]+([.$A48]-1)*[.$J$2]+POWER([.$A48]; [.$J$4])*[.$J$3])" office:value-type="float" office:value="4293" calcext:value-type="float">
            <text:p>4293</text:p>
          </table:table-cell>
          <table:table-cell table:formula="of:=[.$J$5]+([.$A48]-1)*[.$J$6]" office:value-type="float" office:value="510" calcext:value-type="float">
            <text:p>510</text:p>
          </table:table-cell>
          <table:table-cell table:formula="of:=FLOOR([.$J$7] + [.A48]*[.$J$8])" office:value-type="float" office:value="3" calcext:value-type="float">
            <text:p>3</text:p>
          </table:table-cell>
          <table:table-cell table:formula="of:=[.E48]*[.C48]" office:value-type="float" office:value="12879" calcext:value-type="float">
            <text:p>12879</text:p>
          </table:table-cell>
          <table:table-cell table:formula="of:=[.$F48]/[.$D48]" office:value-type="float" office:value="25.2529411764706" calcext:value-type="float">
            <text:p>25.2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1000" calcext:value-type="float">
            <text:p>1000</text:p>
          </table:table-cell>
          <table:table-cell table:formula="of:=FLOOR([.$J$1]+([.$A49]-1)*[.$J$2]+POWER([.$A49]; [.$J$4])*[.$J$3])" office:value-type="float" office:value="4456" calcext:value-type="float">
            <text:p>4456</text:p>
          </table:table-cell>
          <table:table-cell table:formula="of:=[.$J$5]+([.$A49]-1)*[.$J$6]" office:value-type="float" office:value="520" calcext:value-type="float">
            <text:p>520</text:p>
          </table:table-cell>
          <table:table-cell table:formula="of:=FLOOR([.$J$7] + [.A49]*[.$J$8])" office:value-type="float" office:value="3" calcext:value-type="float">
            <text:p>3</text:p>
          </table:table-cell>
          <table:table-cell table:formula="of:=[.E49]*[.C49]" office:value-type="float" office:value="13368" calcext:value-type="float">
            <text:p>13368</text:p>
          </table:table-cell>
          <table:table-cell table:formula="of:=[.$F49]/[.$D49]" office:value-type="float" office:value="25.7076923076923" calcext:value-type="float">
            <text:p>25.7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1020" calcext:value-type="float">
            <text:p>1020</text:p>
          </table:table-cell>
          <table:table-cell table:formula="of:=FLOOR([.$J$1]+([.$A50]-1)*[.$J$2]+POWER([.$A50]; [.$J$4])*[.$J$3])" office:value-type="float" office:value="4621" calcext:value-type="float">
            <text:p>4621</text:p>
          </table:table-cell>
          <table:table-cell table:formula="of:=[.$J$5]+([.$A50]-1)*[.$J$6]" office:value-type="float" office:value="530" calcext:value-type="float">
            <text:p>530</text:p>
          </table:table-cell>
          <table:table-cell table:formula="of:=FLOOR([.$J$7] + [.A50]*[.$J$8])" office:value-type="float" office:value="3" calcext:value-type="float">
            <text:p>3</text:p>
          </table:table-cell>
          <table:table-cell table:formula="of:=[.E50]*[.C50]" office:value-type="float" office:value="13863" calcext:value-type="float">
            <text:p>13863</text:p>
          </table:table-cell>
          <table:table-cell table:formula="of:=[.$F50]/[.$D50]" office:value-type="float" office:value="26.1566037735849" calcext:value-type="float">
            <text:p>26.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040" calcext:value-type="float">
            <text:p>1040</text:p>
          </table:table-cell>
          <table:table-cell table:formula="of:=FLOOR([.$J$1]+([.$A51]-1)*[.$J$2]+POWER([.$A51]; [.$J$4])*[.$J$3])" office:value-type="float" office:value="4790" calcext:value-type="float">
            <text:p>4790</text:p>
          </table:table-cell>
          <table:table-cell table:formula="of:=[.$J$5]+([.$A51]-1)*[.$J$6]" office:value-type="float" office:value="540" calcext:value-type="float">
            <text:p>540</text:p>
          </table:table-cell>
          <table:table-cell table:formula="of:=FLOOR([.$J$7] + [.A51]*[.$J$8])" office:value-type="float" office:value="3" calcext:value-type="float">
            <text:p>3</text:p>
          </table:table-cell>
          <table:table-cell table:formula="of:=[.E51]*[.C51]" office:value-type="float" office:value="14370" calcext:value-type="float">
            <text:p>14370</text:p>
          </table:table-cell>
          <table:table-cell table:formula="of:=[.$F51]/[.$D51]" office:value-type="float" office:value="26.6111111111111" calcext:value-type="float">
            <text:p>26.61</text:p>
          </table:table-cell>
          <table:table-cell table:number-columns-repeated="3"/>
        </table:table-row>
      </table:table>
      <table:table table:name="fireblast" table:style-name="ta1"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total damage</text:p>
          </table:table-cell>
          <table:table-cell table:style-name="ce1" office:value-type="string" calcext:value-type="string">
            <text:p>damage/cost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150" calcext:value-type="float">
            <text:p>150</text:p>
          </table:table-cell>
          <table:table-cell table:formula="of:=FLOOR([.$J$1]+([.$A2]-1)*[.$J$2]+POWER([.$A2]; [.$J$4])*[.$J$3])" office:value-type="float" office:value="152" calcext:value-type="float">
            <text:p>152</text:p>
          </table:table-cell>
          <table:table-cell table:formula="of:=[.$J$5]+([.$A2]-1)*[.$J$6]" office:value-type="float" office:value="45" calcext:value-type="float">
            <text:p>45</text:p>
          </table:table-cell>
          <table:table-cell table:formula="of:=FLOOR([.$J$7] + [.A2]*[.$J$8])" office:value-type="float" office:value="4" calcext:value-type="float">
            <text:p>4</text:p>
          </table:table-cell>
          <table:table-cell table:formula="of:=[.E2]*[.C2]" office:value-type="float" office:value="608" calcext:value-type="float">
            <text:p>608</text:p>
          </table:table-cell>
          <table:table-cell table:formula="of:=[.$F2]/[.$D2]" office:value-type="float" office:value="13.5111111111111" calcext:value-type="float">
            <text:p>13.51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180" calcext:value-type="float">
            <text:p>180</text:p>
          </table:table-cell>
          <table:table-cell table:formula="of:=FLOOR([.$J$1]+([.$A3]-1)*[.$J$2]+POWER([.$A3]; [.$J$4])*[.$J$3])" office:value-type="float" office:value="188" calcext:value-type="float">
            <text:p>188</text:p>
          </table:table-cell>
          <table:table-cell table:formula="of:=[.$J$5]+([.$A3]-1)*[.$J$6]" office:value-type="float" office:value="54" calcext:value-type="float">
            <text:p>54</text:p>
          </table:table-cell>
          <table:table-cell table:formula="of:=FLOOR([.$J$7] + [.A3]*[.$J$8])" office:value-type="float" office:value="4" calcext:value-type="float">
            <text:p>4</text:p>
          </table:table-cell>
          <table:table-cell table:formula="of:=[.E3]*[.C3]" office:value-type="float" office:value="752" calcext:value-type="float">
            <text:p>752</text:p>
          </table:table-cell>
          <table:table-cell table:formula="of:=[.$F3]/[.$D3]" office:value-type="float" office:value="13.9259259259259" calcext:value-type="float">
            <text:p>13.93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210" calcext:value-type="float">
            <text:p>210</text:p>
          </table:table-cell>
          <table:table-cell table:formula="of:=FLOOR([.$J$1]+([.$A4]-1)*[.$J$2]+POWER([.$A4]; [.$J$4])*[.$J$3])" office:value-type="float" office:value="228" calcext:value-type="float">
            <text:p>228</text:p>
          </table:table-cell>
          <table:table-cell table:formula="of:=[.$J$5]+([.$A4]-1)*[.$J$6]" office:value-type="float" office:value="63" calcext:value-type="float">
            <text:p>63</text:p>
          </table:table-cell>
          <table:table-cell table:formula="of:=FLOOR([.$J$7] + [.A4]*[.$J$8])" office:value-type="float" office:value="4" calcext:value-type="float">
            <text:p>4</text:p>
          </table:table-cell>
          <table:table-cell table:formula="of:=[.E4]*[.C4]" office:value-type="float" office:value="912" calcext:value-type="float">
            <text:p>912</text:p>
          </table:table-cell>
          <table:table-cell table:formula="of:=[.$F4]/[.$D4]" office:value-type="float" office:value="14.4761904761905" calcext:value-type="float">
            <text:p>14.48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240" calcext:value-type="float">
            <text:p>240</text:p>
          </table:table-cell>
          <table:table-cell table:formula="of:=FLOOR([.$J$1]+([.$A5]-1)*[.$J$2]+POWER([.$A5]; [.$J$4])*[.$J$3])" office:value-type="float" office:value="272" calcext:value-type="float">
            <text:p>272</text:p>
          </table:table-cell>
          <table:table-cell table:formula="of:=[.$J$5]+([.$A5]-1)*[.$J$6]" office:value-type="float" office:value="72" calcext:value-type="float">
            <text:p>72</text:p>
          </table:table-cell>
          <table:table-cell table:formula="of:=FLOOR([.$J$7] + [.A5]*[.$J$8])" office:value-type="float" office:value="4" calcext:value-type="float">
            <text:p>4</text:p>
          </table:table-cell>
          <table:table-cell table:formula="of:=[.E5]*[.C5]" office:value-type="float" office:value="1088" calcext:value-type="float">
            <text:p>1088</text:p>
          </table:table-cell>
          <table:table-cell table:formula="of:=[.$F5]/[.$D5]" office:value-type="float" office:value="15.1111111111111" calcext:value-type="float">
            <text:p>15.11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270" calcext:value-type="float">
            <text:p>270</text:p>
          </table:table-cell>
          <table:table-cell table:formula="of:=FLOOR([.$J$1]+([.$A6]-1)*[.$J$2]+POWER([.$A6]; [.$J$4])*[.$J$3])" office:value-type="float" office:value="320" calcext:value-type="float">
            <text:p>320</text:p>
          </table:table-cell>
          <table:table-cell table:formula="of:=[.$J$5]+([.$A6]-1)*[.$J$6]" office:value-type="float" office:value="81" calcext:value-type="float">
            <text:p>81</text:p>
          </table:table-cell>
          <table:table-cell table:formula="of:=FLOOR([.$J$7] + [.A6]*[.$J$8])" office:value-type="float" office:value="4" calcext:value-type="float">
            <text:p>4</text:p>
          </table:table-cell>
          <table:table-cell table:formula="of:=[.E6]*[.C6]" office:value-type="float" office:value="1280" calcext:value-type="float">
            <text:p>1280</text:p>
          </table:table-cell>
          <table:table-cell table:formula="of:=[.$F6]/[.$D6]" office:value-type="float" office:value="15.8024691358025" calcext:value-type="float">
            <text:p>15.80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300" calcext:value-type="float">
            <text:p>300</text:p>
          </table:table-cell>
          <table:table-cell table:formula="of:=FLOOR([.$J$1]+([.$A7]-1)*[.$J$2]+POWER([.$A7]; [.$J$4])*[.$J$3])" office:value-type="float" office:value="372" calcext:value-type="float">
            <text:p>372</text:p>
          </table:table-cell>
          <table:table-cell table:formula="of:=[.$J$5]+([.$A7]-1)*[.$J$6]" office:value-type="float" office:value="90" calcext:value-type="float">
            <text:p>90</text:p>
          </table:table-cell>
          <table:table-cell table:formula="of:=FLOOR([.$J$7] + [.A7]*[.$J$8])" office:value-type="float" office:value="4" calcext:value-type="float">
            <text:p>4</text:p>
          </table:table-cell>
          <table:table-cell table:formula="of:=[.E7]*[.C7]" office:value-type="float" office:value="1488" calcext:value-type="float">
            <text:p>1488</text:p>
          </table:table-cell>
          <table:table-cell table:formula="of:=[.$F7]/[.$D7]" office:value-type="float" office:value="16.5333333333333" calcext:value-type="float">
            <text:p>16.53</text:p>
          </table:table-cell>
          <table:table-cell/>
          <table:table-cell table:style-name="ce1" office:value-type="string" calcext:value-type="string">
            <text:p>targe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330" calcext:value-type="float">
            <text:p>330</text:p>
          </table:table-cell>
          <table:table-cell table:formula="of:=FLOOR([.$J$1]+([.$A8]-1)*[.$J$2]+POWER([.$A8]; [.$J$4])*[.$J$3])" office:value-type="float" office:value="428" calcext:value-type="float">
            <text:p>428</text:p>
          </table:table-cell>
          <table:table-cell table:formula="of:=[.$J$5]+([.$A8]-1)*[.$J$6]" office:value-type="float" office:value="99" calcext:value-type="float">
            <text:p>99</text:p>
          </table:table-cell>
          <table:table-cell table:formula="of:=FLOOR([.$J$7] + [.A8]*[.$J$8])" office:value-type="float" office:value="4" calcext:value-type="float">
            <text:p>4</text:p>
          </table:table-cell>
          <table:table-cell table:formula="of:=[.E8]*[.C8]" office:value-type="float" office:value="1712" calcext:value-type="float">
            <text:p>1712</text:p>
          </table:table-cell>
          <table:table-cell table:formula="of:=[.$F8]/[.$D8]" office:value-type="float" office:value="17.2929292929293" calcext:value-type="float">
            <text:p>17.29</text:p>
          </table:table-cell>
          <table:table-cell/>
          <table:table-cell table:style-name="ce1" office:value-type="string" calcext:value-type="string">
            <text:p>targets increase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360" calcext:value-type="float">
            <text:p>360</text:p>
          </table:table-cell>
          <table:table-cell table:formula="of:=FLOOR([.$J$1]+([.$A9]-1)*[.$J$2]+POWER([.$A9]; [.$J$4])*[.$J$3])" office:value-type="float" office:value="488" calcext:value-type="float">
            <text:p>488</text:p>
          </table:table-cell>
          <table:table-cell table:formula="of:=[.$J$5]+([.$A9]-1)*[.$J$6]" office:value-type="float" office:value="108" calcext:value-type="float">
            <text:p>108</text:p>
          </table:table-cell>
          <table:table-cell table:formula="of:=FLOOR([.$J$7] + [.A9]*[.$J$8])" office:value-type="float" office:value="4" calcext:value-type="float">
            <text:p>4</text:p>
          </table:table-cell>
          <table:table-cell table:formula="of:=[.E9]*[.C9]" office:value-type="float" office:value="1952" calcext:value-type="float">
            <text:p>1952</text:p>
          </table:table-cell>
          <table:table-cell table:formula="of:=[.$F9]/[.$D9]" office:value-type="float" office:value="18.0740740740741" calcext:value-type="float">
            <text:p>18.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390" calcext:value-type="float">
            <text:p>390</text:p>
          </table:table-cell>
          <table:table-cell table:formula="of:=FLOOR([.$J$1]+([.$A10]-1)*[.$J$2]+POWER([.$A10]; [.$J$4])*[.$J$3])" office:value-type="float" office:value="552" calcext:value-type="float">
            <text:p>552</text:p>
          </table:table-cell>
          <table:table-cell table:formula="of:=[.$J$5]+([.$A10]-1)*[.$J$6]" office:value-type="float" office:value="117" calcext:value-type="float">
            <text:p>117</text:p>
          </table:table-cell>
          <table:table-cell table:formula="of:=FLOOR([.$J$7] + [.A10]*[.$J$8])" office:value-type="float" office:value="4" calcext:value-type="float">
            <text:p>4</text:p>
          </table:table-cell>
          <table:table-cell table:formula="of:=[.E10]*[.C10]" office:value-type="float" office:value="2208" calcext:value-type="float">
            <text:p>2208</text:p>
          </table:table-cell>
          <table:table-cell table:formula="of:=[.$F10]/[.$D10]" office:value-type="float" office:value="18.8717948717949" calcext:value-type="float">
            <text:p>18.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420" calcext:value-type="float">
            <text:p>420</text:p>
          </table:table-cell>
          <table:table-cell table:formula="of:=FLOOR([.$J$1]+([.$A11]-1)*[.$J$2]+POWER([.$A11]; [.$J$4])*[.$J$3])" office:value-type="float" office:value="620" calcext:value-type="float">
            <text:p>620</text:p>
          </table:table-cell>
          <table:table-cell table:formula="of:=[.$J$5]+([.$A11]-1)*[.$J$6]" office:value-type="float" office:value="126" calcext:value-type="float">
            <text:p>126</text:p>
          </table:table-cell>
          <table:table-cell table:formula="of:=FLOOR([.$J$7] + [.A11]*[.$J$8])" office:value-type="float" office:value="4" calcext:value-type="float">
            <text:p>4</text:p>
          </table:table-cell>
          <table:table-cell table:formula="of:=[.E11]*[.C11]" office:value-type="float" office:value="2480" calcext:value-type="float">
            <text:p>2480</text:p>
          </table:table-cell>
          <table:table-cell table:formula="of:=[.$F11]/[.$D11]" office:value-type="float" office:value="19.6825396825397" calcext:value-type="float">
            <text:p>19.6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450" calcext:value-type="float">
            <text:p>450</text:p>
          </table:table-cell>
          <table:table-cell table:formula="of:=FLOOR([.$J$1]+([.$A12]-1)*[.$J$2]+POWER([.$A12]; [.$J$4])*[.$J$3])" office:value-type="float" office:value="692" calcext:value-type="float">
            <text:p>692</text:p>
          </table:table-cell>
          <table:table-cell table:formula="of:=[.$J$5]+([.$A12]-1)*[.$J$6]" office:value-type="float" office:value="135" calcext:value-type="float">
            <text:p>135</text:p>
          </table:table-cell>
          <table:table-cell table:formula="of:=FLOOR([.$J$7] + [.A12]*[.$J$8])" office:value-type="float" office:value="4" calcext:value-type="float">
            <text:p>4</text:p>
          </table:table-cell>
          <table:table-cell table:formula="of:=[.E12]*[.C12]" office:value-type="float" office:value="2768" calcext:value-type="float">
            <text:p>2768</text:p>
          </table:table-cell>
          <table:table-cell table:formula="of:=[.$F12]/[.$D12]" office:value-type="float" office:value="20.5037037037037" calcext:value-type="float">
            <text:p>20.5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480" calcext:value-type="float">
            <text:p>480</text:p>
          </table:table-cell>
          <table:table-cell table:formula="of:=FLOOR([.$J$1]+([.$A13]-1)*[.$J$2]+POWER([.$A13]; [.$J$4])*[.$J$3])" office:value-type="float" office:value="768" calcext:value-type="float">
            <text:p>768</text:p>
          </table:table-cell>
          <table:table-cell table:formula="of:=[.$J$5]+([.$A13]-1)*[.$J$6]" office:value-type="float" office:value="144" calcext:value-type="float">
            <text:p>144</text:p>
          </table:table-cell>
          <table:table-cell table:formula="of:=FLOOR([.$J$7] + [.A13]*[.$J$8])" office:value-type="float" office:value="4" calcext:value-type="float">
            <text:p>4</text:p>
          </table:table-cell>
          <table:table-cell table:formula="of:=[.E13]*[.C13]" office:value-type="float" office:value="3072" calcext:value-type="float">
            <text:p>3072</text:p>
          </table:table-cell>
          <table:table-cell table:formula="of:=[.$F13]/[.$D13]" office:value-type="float" office:value="21.3333333333333" calcext:value-type="float">
            <text:p>21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510" calcext:value-type="float">
            <text:p>510</text:p>
          </table:table-cell>
          <table:table-cell table:formula="of:=FLOOR([.$J$1]+([.$A14]-1)*[.$J$2]+POWER([.$A14]; [.$J$4])*[.$J$3])" office:value-type="float" office:value="848" calcext:value-type="float">
            <text:p>848</text:p>
          </table:table-cell>
          <table:table-cell table:formula="of:=[.$J$5]+([.$A14]-1)*[.$J$6]" office:value-type="float" office:value="153" calcext:value-type="float">
            <text:p>153</text:p>
          </table:table-cell>
          <table:table-cell table:formula="of:=FLOOR([.$J$7] + [.A14]*[.$J$8])" office:value-type="float" office:value="5" calcext:value-type="float">
            <text:p>5</text:p>
          </table:table-cell>
          <table:table-cell table:formula="of:=[.E14]*[.C14]" office:value-type="float" office:value="4240" calcext:value-type="float">
            <text:p>4240</text:p>
          </table:table-cell>
          <table:table-cell table:formula="of:=[.$F14]/[.$D14]" office:value-type="float" office:value="27.7124183006536" calcext:value-type="float">
            <text:p>27.7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540" calcext:value-type="float">
            <text:p>540</text:p>
          </table:table-cell>
          <table:table-cell table:formula="of:=FLOOR([.$J$1]+([.$A15]-1)*[.$J$2]+POWER([.$A15]; [.$J$4])*[.$J$3])" office:value-type="float" office:value="932" calcext:value-type="float">
            <text:p>932</text:p>
          </table:table-cell>
          <table:table-cell table:formula="of:=[.$J$5]+([.$A15]-1)*[.$J$6]" office:value-type="float" office:value="162" calcext:value-type="float">
            <text:p>162</text:p>
          </table:table-cell>
          <table:table-cell table:formula="of:=FLOOR([.$J$7] + [.A15]*[.$J$8])" office:value-type="float" office:value="5" calcext:value-type="float">
            <text:p>5</text:p>
          </table:table-cell>
          <table:table-cell table:formula="of:=[.E15]*[.C15]" office:value-type="float" office:value="4660" calcext:value-type="float">
            <text:p>4660</text:p>
          </table:table-cell>
          <table:table-cell table:formula="of:=[.$F15]/[.$D15]" office:value-type="float" office:value="28.7654320987654" calcext:value-type="float">
            <text:p>28.7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570" calcext:value-type="float">
            <text:p>570</text:p>
          </table:table-cell>
          <table:table-cell table:formula="of:=FLOOR([.$J$1]+([.$A16]-1)*[.$J$2]+POWER([.$A16]; [.$J$4])*[.$J$3])" office:value-type="float" office:value="1020" calcext:value-type="float">
            <text:p>1020</text:p>
          </table:table-cell>
          <table:table-cell table:formula="of:=[.$J$5]+([.$A16]-1)*[.$J$6]" office:value-type="float" office:value="171" calcext:value-type="float">
            <text:p>171</text:p>
          </table:table-cell>
          <table:table-cell table:formula="of:=FLOOR([.$J$7] + [.A16]*[.$J$8])" office:value-type="float" office:value="5" calcext:value-type="float">
            <text:p>5</text:p>
          </table:table-cell>
          <table:table-cell table:formula="of:=[.E16]*[.C16]" office:value-type="float" office:value="5100" calcext:value-type="float">
            <text:p>5100</text:p>
          </table:table-cell>
          <table:table-cell table:formula="of:=[.$F16]/[.$D16]" office:value-type="float" office:value="29.8245614035088" calcext:value-type="float">
            <text:p>29.8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600" calcext:value-type="float">
            <text:p>600</text:p>
          </table:table-cell>
          <table:table-cell table:formula="of:=FLOOR([.$J$1]+([.$A17]-1)*[.$J$2]+POWER([.$A17]; [.$J$4])*[.$J$3])" office:value-type="float" office:value="1112" calcext:value-type="float">
            <text:p>1112</text:p>
          </table:table-cell>
          <table:table-cell table:formula="of:=[.$J$5]+([.$A17]-1)*[.$J$6]" office:value-type="float" office:value="180" calcext:value-type="float">
            <text:p>180</text:p>
          </table:table-cell>
          <table:table-cell table:formula="of:=FLOOR([.$J$7] + [.A17]*[.$J$8])" office:value-type="float" office:value="5" calcext:value-type="float">
            <text:p>5</text:p>
          </table:table-cell>
          <table:table-cell table:formula="of:=[.E17]*[.C17]" office:value-type="float" office:value="5560" calcext:value-type="float">
            <text:p>5560</text:p>
          </table:table-cell>
          <table:table-cell table:formula="of:=[.$F17]/[.$D17]" office:value-type="float" office:value="30.8888888888889" calcext:value-type="float">
            <text:p>30.8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630" calcext:value-type="float">
            <text:p>630</text:p>
          </table:table-cell>
          <table:table-cell table:formula="of:=FLOOR([.$J$1]+([.$A18]-1)*[.$J$2]+POWER([.$A18]; [.$J$4])*[.$J$3])" office:value-type="float" office:value="1208" calcext:value-type="float">
            <text:p>1208</text:p>
          </table:table-cell>
          <table:table-cell table:formula="of:=[.$J$5]+([.$A18]-1)*[.$J$6]" office:value-type="float" office:value="189" calcext:value-type="float">
            <text:p>189</text:p>
          </table:table-cell>
          <table:table-cell table:formula="of:=FLOOR([.$J$7] + [.A18]*[.$J$8])" office:value-type="float" office:value="5" calcext:value-type="float">
            <text:p>5</text:p>
          </table:table-cell>
          <table:table-cell table:formula="of:=[.E18]*[.C18]" office:value-type="float" office:value="6040" calcext:value-type="float">
            <text:p>6040</text:p>
          </table:table-cell>
          <table:table-cell table:formula="of:=[.$F18]/[.$D18]" office:value-type="float" office:value="31.957671957672" calcext:value-type="float">
            <text:p>31.9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660" calcext:value-type="float">
            <text:p>660</text:p>
          </table:table-cell>
          <table:table-cell table:formula="of:=FLOOR([.$J$1]+([.$A19]-1)*[.$J$2]+POWER([.$A19]; [.$J$4])*[.$J$3])" office:value-type="float" office:value="1308" calcext:value-type="float">
            <text:p>1308</text:p>
          </table:table-cell>
          <table:table-cell table:formula="of:=[.$J$5]+([.$A19]-1)*[.$J$6]" office:value-type="float" office:value="198" calcext:value-type="float">
            <text:p>198</text:p>
          </table:table-cell>
          <table:table-cell table:formula="of:=FLOOR([.$J$7] + [.A19]*[.$J$8])" office:value-type="float" office:value="5" calcext:value-type="float">
            <text:p>5</text:p>
          </table:table-cell>
          <table:table-cell table:formula="of:=[.E19]*[.C19]" office:value-type="float" office:value="6540" calcext:value-type="float">
            <text:p>6540</text:p>
          </table:table-cell>
          <table:table-cell table:formula="of:=[.$F19]/[.$D19]" office:value-type="float" office:value="33.030303030303" calcext:value-type="float">
            <text:p>33.0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690" calcext:value-type="float">
            <text:p>690</text:p>
          </table:table-cell>
          <table:table-cell table:formula="of:=FLOOR([.$J$1]+([.$A20]-1)*[.$J$2]+POWER([.$A20]; [.$J$4])*[.$J$3])" office:value-type="float" office:value="1412" calcext:value-type="float">
            <text:p>1412</text:p>
          </table:table-cell>
          <table:table-cell table:formula="of:=[.$J$5]+([.$A20]-1)*[.$J$6]" office:value-type="float" office:value="207" calcext:value-type="float">
            <text:p>207</text:p>
          </table:table-cell>
          <table:table-cell table:formula="of:=FLOOR([.$J$7] + [.A20]*[.$J$8])" office:value-type="float" office:value="5" calcext:value-type="float">
            <text:p>5</text:p>
          </table:table-cell>
          <table:table-cell table:formula="of:=[.E20]*[.C20]" office:value-type="float" office:value="7060" calcext:value-type="float">
            <text:p>7060</text:p>
          </table:table-cell>
          <table:table-cell table:formula="of:=[.$F20]/[.$D20]" office:value-type="float" office:value="34.1062801932367" calcext:value-type="float">
            <text:p>34.1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720" calcext:value-type="float">
            <text:p>720</text:p>
          </table:table-cell>
          <table:table-cell table:formula="of:=FLOOR([.$J$1]+([.$A21]-1)*[.$J$2]+POWER([.$A21]; [.$J$4])*[.$J$3])" office:value-type="float" office:value="1520" calcext:value-type="float">
            <text:p>1520</text:p>
          </table:table-cell>
          <table:table-cell table:formula="of:=[.$J$5]+([.$A21]-1)*[.$J$6]" office:value-type="float" office:value="216" calcext:value-type="float">
            <text:p>216</text:p>
          </table:table-cell>
          <table:table-cell table:formula="of:=FLOOR([.$J$7] + [.A21]*[.$J$8])" office:value-type="float" office:value="5" calcext:value-type="float">
            <text:p>5</text:p>
          </table:table-cell>
          <table:table-cell table:formula="of:=[.E21]*[.C21]" office:value-type="float" office:value="7600" calcext:value-type="float">
            <text:p>7600</text:p>
          </table:table-cell>
          <table:table-cell table:formula="of:=[.$F21]/[.$D21]" office:value-type="float" office:value="35.1851851851852" calcext:value-type="float">
            <text:p>35.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750" calcext:value-type="float">
            <text:p>750</text:p>
          </table:table-cell>
          <table:table-cell table:formula="of:=FLOOR([.$J$1]+([.$A22]-1)*[.$J$2]+POWER([.$A22]; [.$J$4])*[.$J$3])" office:value-type="float" office:value="1632" calcext:value-type="float">
            <text:p>1632</text:p>
          </table:table-cell>
          <table:table-cell table:formula="of:=[.$J$5]+([.$A22]-1)*[.$J$6]" office:value-type="float" office:value="225" calcext:value-type="float">
            <text:p>225</text:p>
          </table:table-cell>
          <table:table-cell table:formula="of:=FLOOR([.$J$7] + [.A22]*[.$J$8])" office:value-type="float" office:value="5" calcext:value-type="float">
            <text:p>5</text:p>
          </table:table-cell>
          <table:table-cell table:formula="of:=[.E22]*[.C22]" office:value-type="float" office:value="8160" calcext:value-type="float">
            <text:p>8160</text:p>
          </table:table-cell>
          <table:table-cell table:formula="of:=[.$F22]/[.$D22]" office:value-type="float" office:value="36.2666666666667" calcext:value-type="float">
            <text:p>36.2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780" calcext:value-type="float">
            <text:p>780</text:p>
          </table:table-cell>
          <table:table-cell table:formula="of:=FLOOR([.$J$1]+([.$A23]-1)*[.$J$2]+POWER([.$A23]; [.$J$4])*[.$J$3])" office:value-type="float" office:value="1748" calcext:value-type="float">
            <text:p>1748</text:p>
          </table:table-cell>
          <table:table-cell table:formula="of:=[.$J$5]+([.$A23]-1)*[.$J$6]" office:value-type="float" office:value="234" calcext:value-type="float">
            <text:p>234</text:p>
          </table:table-cell>
          <table:table-cell table:formula="of:=FLOOR([.$J$7] + [.A23]*[.$J$8])" office:value-type="float" office:value="5" calcext:value-type="float">
            <text:p>5</text:p>
          </table:table-cell>
          <table:table-cell table:formula="of:=[.E23]*[.C23]" office:value-type="float" office:value="8740" calcext:value-type="float">
            <text:p>8740</text:p>
          </table:table-cell>
          <table:table-cell table:formula="of:=[.$F23]/[.$D23]" office:value-type="float" office:value="37.3504273504273" calcext:value-type="float">
            <text:p>37.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810" calcext:value-type="float">
            <text:p>810</text:p>
          </table:table-cell>
          <table:table-cell table:formula="of:=FLOOR([.$J$1]+([.$A24]-1)*[.$J$2]+POWER([.$A24]; [.$J$4])*[.$J$3])" office:value-type="float" office:value="1868" calcext:value-type="float">
            <text:p>1868</text:p>
          </table:table-cell>
          <table:table-cell table:formula="of:=[.$J$5]+([.$A24]-1)*[.$J$6]" office:value-type="float" office:value="243" calcext:value-type="float">
            <text:p>243</text:p>
          </table:table-cell>
          <table:table-cell table:formula="of:=FLOOR([.$J$7] + [.A24]*[.$J$8])" office:value-type="float" office:value="5" calcext:value-type="float">
            <text:p>5</text:p>
          </table:table-cell>
          <table:table-cell table:formula="of:=[.E24]*[.C24]" office:value-type="float" office:value="9340" calcext:value-type="float">
            <text:p>9340</text:p>
          </table:table-cell>
          <table:table-cell table:formula="of:=[.$F24]/[.$D24]" office:value-type="float" office:value="38.4362139917695" calcext:value-type="float">
            <text:p>38.4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840" calcext:value-type="float">
            <text:p>840</text:p>
          </table:table-cell>
          <table:table-cell table:formula="of:=FLOOR([.$J$1]+([.$A25]-1)*[.$J$2]+POWER([.$A25]; [.$J$4])*[.$J$3])" office:value-type="float" office:value="1992" calcext:value-type="float">
            <text:p>1992</text:p>
          </table:table-cell>
          <table:table-cell table:formula="of:=[.$J$5]+([.$A25]-1)*[.$J$6]" office:value-type="float" office:value="252" calcext:value-type="float">
            <text:p>252</text:p>
          </table:table-cell>
          <table:table-cell table:formula="of:=FLOOR([.$J$7] + [.A25]*[.$J$8])" office:value-type="float" office:value="5" calcext:value-type="float">
            <text:p>5</text:p>
          </table:table-cell>
          <table:table-cell table:formula="of:=[.E25]*[.C25]" office:value-type="float" office:value="9960" calcext:value-type="float">
            <text:p>9960</text:p>
          </table:table-cell>
          <table:table-cell table:formula="of:=[.$F25]/[.$D25]" office:value-type="float" office:value="39.5238095238095" calcext:value-type="float">
            <text:p>39.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870" calcext:value-type="float">
            <text:p>870</text:p>
          </table:table-cell>
          <table:table-cell table:formula="of:=FLOOR([.$J$1]+([.$A26]-1)*[.$J$2]+POWER([.$A26]; [.$J$4])*[.$J$3])" office:value-type="float" office:value="2120" calcext:value-type="float">
            <text:p>2120</text:p>
          </table:table-cell>
          <table:table-cell table:formula="of:=[.$J$5]+([.$A26]-1)*[.$J$6]" office:value-type="float" office:value="261" calcext:value-type="float">
            <text:p>261</text:p>
          </table:table-cell>
          <table:table-cell table:formula="of:=FLOOR([.$J$7] + [.A26]*[.$J$8])" office:value-type="float" office:value="6" calcext:value-type="float">
            <text:p>6</text:p>
          </table:table-cell>
          <table:table-cell table:formula="of:=[.E26]*[.C26]" office:value-type="float" office:value="12720" calcext:value-type="float">
            <text:p>12720</text:p>
          </table:table-cell>
          <table:table-cell table:formula="of:=[.$F26]/[.$D26]" office:value-type="float" office:value="48.7356321839081" calcext:value-type="float">
            <text:p>48.7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900" calcext:value-type="float">
            <text:p>900</text:p>
          </table:table-cell>
          <table:table-cell table:formula="of:=FLOOR([.$J$1]+([.$A27]-1)*[.$J$2]+POWER([.$A27]; [.$J$4])*[.$J$3])" office:value-type="float" office:value="2252" calcext:value-type="float">
            <text:p>2252</text:p>
          </table:table-cell>
          <table:table-cell table:formula="of:=[.$J$5]+([.$A27]-1)*[.$J$6]" office:value-type="float" office:value="270" calcext:value-type="float">
            <text:p>270</text:p>
          </table:table-cell>
          <table:table-cell table:formula="of:=FLOOR([.$J$7] + [.A27]*[.$J$8])" office:value-type="float" office:value="6" calcext:value-type="float">
            <text:p>6</text:p>
          </table:table-cell>
          <table:table-cell table:formula="of:=[.E27]*[.C27]" office:value-type="float" office:value="13512" calcext:value-type="float">
            <text:p>13512</text:p>
          </table:table-cell>
          <table:table-cell table:formula="of:=[.$F27]/[.$D27]" office:value-type="float" office:value="50.0444444444444" calcext:value-type="float">
            <text:p>50.0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930" calcext:value-type="float">
            <text:p>930</text:p>
          </table:table-cell>
          <table:table-cell table:formula="of:=FLOOR([.$J$1]+([.$A28]-1)*[.$J$2]+POWER([.$A28]; [.$J$4])*[.$J$3])" office:value-type="float" office:value="2388" calcext:value-type="float">
            <text:p>2388</text:p>
          </table:table-cell>
          <table:table-cell table:formula="of:=[.$J$5]+([.$A28]-1)*[.$J$6]" office:value-type="float" office:value="279" calcext:value-type="float">
            <text:p>279</text:p>
          </table:table-cell>
          <table:table-cell table:formula="of:=FLOOR([.$J$7] + [.A28]*[.$J$8])" office:value-type="float" office:value="6" calcext:value-type="float">
            <text:p>6</text:p>
          </table:table-cell>
          <table:table-cell table:formula="of:=[.E28]*[.C28]" office:value-type="float" office:value="14328" calcext:value-type="float">
            <text:p>14328</text:p>
          </table:table-cell>
          <table:table-cell table:formula="of:=[.$F28]/[.$D28]" office:value-type="float" office:value="51.3548387096774" calcext:value-type="float">
            <text:p>51.3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960" calcext:value-type="float">
            <text:p>960</text:p>
          </table:table-cell>
          <table:table-cell table:formula="of:=FLOOR([.$J$1]+([.$A29]-1)*[.$J$2]+POWER([.$A29]; [.$J$4])*[.$J$3])" office:value-type="float" office:value="2528" calcext:value-type="float">
            <text:p>2528</text:p>
          </table:table-cell>
          <table:table-cell table:formula="of:=[.$J$5]+([.$A29]-1)*[.$J$6]" office:value-type="float" office:value="288" calcext:value-type="float">
            <text:p>288</text:p>
          </table:table-cell>
          <table:table-cell table:formula="of:=FLOOR([.$J$7] + [.A29]*[.$J$8])" office:value-type="float" office:value="6" calcext:value-type="float">
            <text:p>6</text:p>
          </table:table-cell>
          <table:table-cell table:formula="of:=[.E29]*[.C29]" office:value-type="float" office:value="15168" calcext:value-type="float">
            <text:p>15168</text:p>
          </table:table-cell>
          <table:table-cell table:formula="of:=[.$F29]/[.$D29]" office:value-type="float" office:value="52.6666666666667" calcext:value-type="float">
            <text:p>52.6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990" calcext:value-type="float">
            <text:p>990</text:p>
          </table:table-cell>
          <table:table-cell table:formula="of:=FLOOR([.$J$1]+([.$A30]-1)*[.$J$2]+POWER([.$A30]; [.$J$4])*[.$J$3])" office:value-type="float" office:value="2672" calcext:value-type="float">
            <text:p>2672</text:p>
          </table:table-cell>
          <table:table-cell table:formula="of:=[.$J$5]+([.$A30]-1)*[.$J$6]" office:value-type="float" office:value="297" calcext:value-type="float">
            <text:p>297</text:p>
          </table:table-cell>
          <table:table-cell table:formula="of:=FLOOR([.$J$7] + [.A30]*[.$J$8])" office:value-type="float" office:value="6" calcext:value-type="float">
            <text:p>6</text:p>
          </table:table-cell>
          <table:table-cell table:formula="of:=[.E30]*[.C30]" office:value-type="float" office:value="16032" calcext:value-type="float">
            <text:p>16032</text:p>
          </table:table-cell>
          <table:table-cell table:formula="of:=[.$F30]/[.$D30]" office:value-type="float" office:value="53.979797979798" calcext:value-type="float">
            <text:p>53.9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1020" calcext:value-type="float">
            <text:p>1020</text:p>
          </table:table-cell>
          <table:table-cell table:formula="of:=FLOOR([.$J$1]+([.$A31]-1)*[.$J$2]+POWER([.$A31]; [.$J$4])*[.$J$3])" office:value-type="float" office:value="2820" calcext:value-type="float">
            <text:p>2820</text:p>
          </table:table-cell>
          <table:table-cell table:formula="of:=[.$J$5]+([.$A31]-1)*[.$J$6]" office:value-type="float" office:value="306" calcext:value-type="float">
            <text:p>306</text:p>
          </table:table-cell>
          <table:table-cell table:formula="of:=FLOOR([.$J$7] + [.A31]*[.$J$8])" office:value-type="float" office:value="6" calcext:value-type="float">
            <text:p>6</text:p>
          </table:table-cell>
          <table:table-cell table:formula="of:=[.E31]*[.C31]" office:value-type="float" office:value="16920" calcext:value-type="float">
            <text:p>16920</text:p>
          </table:table-cell>
          <table:table-cell table:formula="of:=[.$F31]/[.$D31]" office:value-type="float" office:value="55.2941176470588" calcext:value-type="float">
            <text:p>55.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1050" calcext:value-type="float">
            <text:p>1050</text:p>
          </table:table-cell>
          <table:table-cell table:formula="of:=FLOOR([.$J$1]+([.$A32]-1)*[.$J$2]+POWER([.$A32]; [.$J$4])*[.$J$3])" office:value-type="float" office:value="2972" calcext:value-type="float">
            <text:p>2972</text:p>
          </table:table-cell>
          <table:table-cell table:formula="of:=[.$J$5]+([.$A32]-1)*[.$J$6]" office:value-type="float" office:value="315" calcext:value-type="float">
            <text:p>315</text:p>
          </table:table-cell>
          <table:table-cell table:formula="of:=FLOOR([.$J$7] + [.A32]*[.$J$8])" office:value-type="float" office:value="6" calcext:value-type="float">
            <text:p>6</text:p>
          </table:table-cell>
          <table:table-cell table:formula="of:=[.E32]*[.C32]" office:value-type="float" office:value="17832" calcext:value-type="float">
            <text:p>17832</text:p>
          </table:table-cell>
          <table:table-cell table:formula="of:=[.$F32]/[.$D32]" office:value-type="float" office:value="56.6095238095238" calcext:value-type="float">
            <text:p>56.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1080" calcext:value-type="float">
            <text:p>1080</text:p>
          </table:table-cell>
          <table:table-cell table:formula="of:=FLOOR([.$J$1]+([.$A33]-1)*[.$J$2]+POWER([.$A33]; [.$J$4])*[.$J$3])" office:value-type="float" office:value="3128" calcext:value-type="float">
            <text:p>3128</text:p>
          </table:table-cell>
          <table:table-cell table:formula="of:=[.$J$5]+([.$A33]-1)*[.$J$6]" office:value-type="float" office:value="324" calcext:value-type="float">
            <text:p>324</text:p>
          </table:table-cell>
          <table:table-cell table:formula="of:=FLOOR([.$J$7] + [.A33]*[.$J$8])" office:value-type="float" office:value="6" calcext:value-type="float">
            <text:p>6</text:p>
          </table:table-cell>
          <table:table-cell table:formula="of:=[.E33]*[.C33]" office:value-type="float" office:value="18768" calcext:value-type="float">
            <text:p>18768</text:p>
          </table:table-cell>
          <table:table-cell table:formula="of:=[.$F33]/[.$D33]" office:value-type="float" office:value="57.9259259259259" calcext:value-type="float">
            <text:p>57.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1110" calcext:value-type="float">
            <text:p>1110</text:p>
          </table:table-cell>
          <table:table-cell table:formula="of:=FLOOR([.$J$1]+([.$A34]-1)*[.$J$2]+POWER([.$A34]; [.$J$4])*[.$J$3])" office:value-type="float" office:value="3288" calcext:value-type="float">
            <text:p>3288</text:p>
          </table:table-cell>
          <table:table-cell table:formula="of:=[.$J$5]+([.$A34]-1)*[.$J$6]" office:value-type="float" office:value="333" calcext:value-type="float">
            <text:p>333</text:p>
          </table:table-cell>
          <table:table-cell table:formula="of:=FLOOR([.$J$7] + [.A34]*[.$J$8])" office:value-type="float" office:value="6" calcext:value-type="float">
            <text:p>6</text:p>
          </table:table-cell>
          <table:table-cell table:formula="of:=[.E34]*[.C34]" office:value-type="float" office:value="19728" calcext:value-type="float">
            <text:p>19728</text:p>
          </table:table-cell>
          <table:table-cell table:formula="of:=[.$F34]/[.$D34]" office:value-type="float" office:value="59.2432432432432" calcext:value-type="float">
            <text:p>59.2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1140" calcext:value-type="float">
            <text:p>1140</text:p>
          </table:table-cell>
          <table:table-cell table:formula="of:=FLOOR([.$J$1]+([.$A35]-1)*[.$J$2]+POWER([.$A35]; [.$J$4])*[.$J$3])" office:value-type="float" office:value="3452" calcext:value-type="float">
            <text:p>3452</text:p>
          </table:table-cell>
          <table:table-cell table:formula="of:=[.$J$5]+([.$A35]-1)*[.$J$6]" office:value-type="float" office:value="342" calcext:value-type="float">
            <text:p>342</text:p>
          </table:table-cell>
          <table:table-cell table:formula="of:=FLOOR([.$J$7] + [.A35]*[.$J$8])" office:value-type="float" office:value="6" calcext:value-type="float">
            <text:p>6</text:p>
          </table:table-cell>
          <table:table-cell table:formula="of:=[.E35]*[.C35]" office:value-type="float" office:value="20712" calcext:value-type="float">
            <text:p>20712</text:p>
          </table:table-cell>
          <table:table-cell table:formula="of:=[.$F35]/[.$D35]" office:value-type="float" office:value="60.5614035087719" calcext:value-type="float">
            <text:p>60.5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1170" calcext:value-type="float">
            <text:p>1170</text:p>
          </table:table-cell>
          <table:table-cell table:formula="of:=FLOOR([.$J$1]+([.$A36]-1)*[.$J$2]+POWER([.$A36]; [.$J$4])*[.$J$3])" office:value-type="float" office:value="3620" calcext:value-type="float">
            <text:p>3620</text:p>
          </table:table-cell>
          <table:table-cell table:formula="of:=[.$J$5]+([.$A36]-1)*[.$J$6]" office:value-type="float" office:value="351" calcext:value-type="float">
            <text:p>351</text:p>
          </table:table-cell>
          <table:table-cell table:formula="of:=FLOOR([.$J$7] + [.A36]*[.$J$8])" office:value-type="float" office:value="6" calcext:value-type="float">
            <text:p>6</text:p>
          </table:table-cell>
          <table:table-cell table:formula="of:=[.E36]*[.C36]" office:value-type="float" office:value="21720" calcext:value-type="float">
            <text:p>21720</text:p>
          </table:table-cell>
          <table:table-cell table:formula="of:=[.$F36]/[.$D36]" office:value-type="float" office:value="61.8803418803419" calcext:value-type="float">
            <text:p>61.8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1200" calcext:value-type="float">
            <text:p>1200</text:p>
          </table:table-cell>
          <table:table-cell table:formula="of:=FLOOR([.$J$1]+([.$A37]-1)*[.$J$2]+POWER([.$A37]; [.$J$4])*[.$J$3])" office:value-type="float" office:value="3792" calcext:value-type="float">
            <text:p>3792</text:p>
          </table:table-cell>
          <table:table-cell table:formula="of:=[.$J$5]+([.$A37]-1)*[.$J$6]" office:value-type="float" office:value="360" calcext:value-type="float">
            <text:p>360</text:p>
          </table:table-cell>
          <table:table-cell table:formula="of:=FLOOR([.$J$7] + [.A37]*[.$J$8])" office:value-type="float" office:value="6" calcext:value-type="float">
            <text:p>6</text:p>
          </table:table-cell>
          <table:table-cell table:formula="of:=[.E37]*[.C37]" office:value-type="float" office:value="22752" calcext:value-type="float">
            <text:p>22752</text:p>
          </table:table-cell>
          <table:table-cell table:formula="of:=[.$F37]/[.$D37]" office:value-type="float" office:value="63.2" calcext:value-type="float">
            <text:p>63.2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1230" calcext:value-type="float">
            <text:p>1230</text:p>
          </table:table-cell>
          <table:table-cell table:formula="of:=FLOOR([.$J$1]+([.$A38]-1)*[.$J$2]+POWER([.$A38]; [.$J$4])*[.$J$3])" office:value-type="float" office:value="3968" calcext:value-type="float">
            <text:p>3968</text:p>
          </table:table-cell>
          <table:table-cell table:formula="of:=[.$J$5]+([.$A38]-1)*[.$J$6]" office:value-type="float" office:value="369" calcext:value-type="float">
            <text:p>369</text:p>
          </table:table-cell>
          <table:table-cell table:formula="of:=FLOOR([.$J$7] + [.A38]*[.$J$8])" office:value-type="float" office:value="6" calcext:value-type="float">
            <text:p>6</text:p>
          </table:table-cell>
          <table:table-cell table:formula="of:=[.E38]*[.C38]" office:value-type="float" office:value="23808" calcext:value-type="float">
            <text:p>23808</text:p>
          </table:table-cell>
          <table:table-cell table:formula="of:=[.$F38]/[.$D38]" office:value-type="float" office:value="64.520325203252" calcext:value-type="float">
            <text:p>64.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1260" calcext:value-type="float">
            <text:p>1260</text:p>
          </table:table-cell>
          <table:table-cell table:formula="of:=FLOOR([.$J$1]+([.$A39]-1)*[.$J$2]+POWER([.$A39]; [.$J$4])*[.$J$3])" office:value-type="float" office:value="4148" calcext:value-type="float">
            <text:p>4148</text:p>
          </table:table-cell>
          <table:table-cell table:formula="of:=[.$J$5]+([.$A39]-1)*[.$J$6]" office:value-type="float" office:value="378" calcext:value-type="float">
            <text:p>378</text:p>
          </table:table-cell>
          <table:table-cell table:formula="of:=FLOOR([.$J$7] + [.A39]*[.$J$8])" office:value-type="float" office:value="7" calcext:value-type="float">
            <text:p>7</text:p>
          </table:table-cell>
          <table:table-cell table:formula="of:=[.E39]*[.C39]" office:value-type="float" office:value="29036" calcext:value-type="float">
            <text:p>29036</text:p>
          </table:table-cell>
          <table:table-cell table:formula="of:=[.$F39]/[.$D39]" office:value-type="float" office:value="76.8148148148148" calcext:value-type="float">
            <text:p>76.8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1290" calcext:value-type="float">
            <text:p>1290</text:p>
          </table:table-cell>
          <table:table-cell table:formula="of:=FLOOR([.$J$1]+([.$A40]-1)*[.$J$2]+POWER([.$A40]; [.$J$4])*[.$J$3])" office:value-type="float" office:value="4332" calcext:value-type="float">
            <text:p>4332</text:p>
          </table:table-cell>
          <table:table-cell table:formula="of:=[.$J$5]+([.$A40]-1)*[.$J$6]" office:value-type="float" office:value="387" calcext:value-type="float">
            <text:p>387</text:p>
          </table:table-cell>
          <table:table-cell table:formula="of:=FLOOR([.$J$7] + [.A40]*[.$J$8])" office:value-type="float" office:value="7" calcext:value-type="float">
            <text:p>7</text:p>
          </table:table-cell>
          <table:table-cell table:formula="of:=[.E40]*[.C40]" office:value-type="float" office:value="30324" calcext:value-type="float">
            <text:p>30324</text:p>
          </table:table-cell>
          <table:table-cell table:formula="of:=[.$F40]/[.$D40]" office:value-type="float" office:value="78.3565891472868" calcext:value-type="float">
            <text:p>78.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1320" calcext:value-type="float">
            <text:p>1320</text:p>
          </table:table-cell>
          <table:table-cell table:formula="of:=FLOOR([.$J$1]+([.$A41]-1)*[.$J$2]+POWER([.$A41]; [.$J$4])*[.$J$3])" office:value-type="float" office:value="4520" calcext:value-type="float">
            <text:p>4520</text:p>
          </table:table-cell>
          <table:table-cell table:formula="of:=[.$J$5]+([.$A41]-1)*[.$J$6]" office:value-type="float" office:value="396" calcext:value-type="float">
            <text:p>396</text:p>
          </table:table-cell>
          <table:table-cell table:formula="of:=FLOOR([.$J$7] + [.A41]*[.$J$8])" office:value-type="float" office:value="7" calcext:value-type="float">
            <text:p>7</text:p>
          </table:table-cell>
          <table:table-cell table:formula="of:=[.E41]*[.C41]" office:value-type="float" office:value="31640" calcext:value-type="float">
            <text:p>31640</text:p>
          </table:table-cell>
          <table:table-cell table:formula="of:=[.$F41]/[.$D41]" office:value-type="float" office:value="79.8989898989899" calcext:value-type="float">
            <text:p>79.9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1350" calcext:value-type="float">
            <text:p>1350</text:p>
          </table:table-cell>
          <table:table-cell table:formula="of:=FLOOR([.$J$1]+([.$A42]-1)*[.$J$2]+POWER([.$A42]; [.$J$4])*[.$J$3])" office:value-type="float" office:value="4712" calcext:value-type="float">
            <text:p>4712</text:p>
          </table:table-cell>
          <table:table-cell table:formula="of:=[.$J$5]+([.$A42]-1)*[.$J$6]" office:value-type="float" office:value="405" calcext:value-type="float">
            <text:p>405</text:p>
          </table:table-cell>
          <table:table-cell table:formula="of:=FLOOR([.$J$7] + [.A42]*[.$J$8])" office:value-type="float" office:value="7" calcext:value-type="float">
            <text:p>7</text:p>
          </table:table-cell>
          <table:table-cell table:formula="of:=[.E42]*[.C42]" office:value-type="float" office:value="32984" calcext:value-type="float">
            <text:p>32984</text:p>
          </table:table-cell>
          <table:table-cell table:formula="of:=[.$F42]/[.$D42]" office:value-type="float" office:value="81.441975308642" calcext:value-type="float">
            <text:p>81.4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1380" calcext:value-type="float">
            <text:p>1380</text:p>
          </table:table-cell>
          <table:table-cell table:formula="of:=FLOOR([.$J$1]+([.$A43]-1)*[.$J$2]+POWER([.$A43]; [.$J$4])*[.$J$3])" office:value-type="float" office:value="4908" calcext:value-type="float">
            <text:p>4908</text:p>
          </table:table-cell>
          <table:table-cell table:formula="of:=[.$J$5]+([.$A43]-1)*[.$J$6]" office:value-type="float" office:value="414" calcext:value-type="float">
            <text:p>414</text:p>
          </table:table-cell>
          <table:table-cell table:formula="of:=FLOOR([.$J$7] + [.A43]*[.$J$8])" office:value-type="float" office:value="7" calcext:value-type="float">
            <text:p>7</text:p>
          </table:table-cell>
          <table:table-cell table:formula="of:=[.E43]*[.C43]" office:value-type="float" office:value="34356" calcext:value-type="float">
            <text:p>34356</text:p>
          </table:table-cell>
          <table:table-cell table:formula="of:=[.$F43]/[.$D43]" office:value-type="float" office:value="82.9855072463768" calcext:value-type="float">
            <text:p>82.9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1410" calcext:value-type="float">
            <text:p>1410</text:p>
          </table:table-cell>
          <table:table-cell table:formula="of:=FLOOR([.$J$1]+([.$A44]-1)*[.$J$2]+POWER([.$A44]; [.$J$4])*[.$J$3])" office:value-type="float" office:value="5108" calcext:value-type="float">
            <text:p>5108</text:p>
          </table:table-cell>
          <table:table-cell table:formula="of:=[.$J$5]+([.$A44]-1)*[.$J$6]" office:value-type="float" office:value="423" calcext:value-type="float">
            <text:p>423</text:p>
          </table:table-cell>
          <table:table-cell table:formula="of:=FLOOR([.$J$7] + [.A44]*[.$J$8])" office:value-type="float" office:value="7" calcext:value-type="float">
            <text:p>7</text:p>
          </table:table-cell>
          <table:table-cell table:formula="of:=[.E44]*[.C44]" office:value-type="float" office:value="35756" calcext:value-type="float">
            <text:p>35756</text:p>
          </table:table-cell>
          <table:table-cell table:formula="of:=[.$F44]/[.$D44]" office:value-type="float" office:value="84.5295508274232" calcext:value-type="float">
            <text:p>84.5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1440" calcext:value-type="float">
            <text:p>1440</text:p>
          </table:table-cell>
          <table:table-cell table:formula="of:=FLOOR([.$J$1]+([.$A45]-1)*[.$J$2]+POWER([.$A45]; [.$J$4])*[.$J$3])" office:value-type="float" office:value="5312" calcext:value-type="float">
            <text:p>5312</text:p>
          </table:table-cell>
          <table:table-cell table:formula="of:=[.$J$5]+([.$A45]-1)*[.$J$6]" office:value-type="float" office:value="432" calcext:value-type="float">
            <text:p>432</text:p>
          </table:table-cell>
          <table:table-cell table:formula="of:=FLOOR([.$J$7] + [.A45]*[.$J$8])" office:value-type="float" office:value="7" calcext:value-type="float">
            <text:p>7</text:p>
          </table:table-cell>
          <table:table-cell table:formula="of:=[.E45]*[.C45]" office:value-type="float" office:value="37184" calcext:value-type="float">
            <text:p>37184</text:p>
          </table:table-cell>
          <table:table-cell table:formula="of:=[.$F45]/[.$D45]" office:value-type="float" office:value="86.0740740740741" calcext:value-type="float">
            <text:p>86.0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1470" calcext:value-type="float">
            <text:p>1470</text:p>
          </table:table-cell>
          <table:table-cell table:formula="of:=FLOOR([.$J$1]+([.$A46]-1)*[.$J$2]+POWER([.$A46]; [.$J$4])*[.$J$3])" office:value-type="float" office:value="5520" calcext:value-type="float">
            <text:p>5520</text:p>
          </table:table-cell>
          <table:table-cell table:formula="of:=[.$J$5]+([.$A46]-1)*[.$J$6]" office:value-type="float" office:value="441" calcext:value-type="float">
            <text:p>441</text:p>
          </table:table-cell>
          <table:table-cell table:formula="of:=FLOOR([.$J$7] + [.A46]*[.$J$8])" office:value-type="float" office:value="7" calcext:value-type="float">
            <text:p>7</text:p>
          </table:table-cell>
          <table:table-cell table:formula="of:=[.E46]*[.C46]" office:value-type="float" office:value="38640" calcext:value-type="float">
            <text:p>38640</text:p>
          </table:table-cell>
          <table:table-cell table:formula="of:=[.$F46]/[.$D46]" office:value-type="float" office:value="87.6190476190476" calcext:value-type="float">
            <text:p>87.6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1500" calcext:value-type="float">
            <text:p>1500</text:p>
          </table:table-cell>
          <table:table-cell table:formula="of:=FLOOR([.$J$1]+([.$A47]-1)*[.$J$2]+POWER([.$A47]; [.$J$4])*[.$J$3])" office:value-type="float" office:value="5732" calcext:value-type="float">
            <text:p>5732</text:p>
          </table:table-cell>
          <table:table-cell table:formula="of:=[.$J$5]+([.$A47]-1)*[.$J$6]" office:value-type="float" office:value="450" calcext:value-type="float">
            <text:p>450</text:p>
          </table:table-cell>
          <table:table-cell table:formula="of:=FLOOR([.$J$7] + [.A47]*[.$J$8])" office:value-type="float" office:value="7" calcext:value-type="float">
            <text:p>7</text:p>
          </table:table-cell>
          <table:table-cell table:formula="of:=[.E47]*[.C47]" office:value-type="float" office:value="40124" calcext:value-type="float">
            <text:p>40124</text:p>
          </table:table-cell>
          <table:table-cell table:formula="of:=[.$F47]/[.$D47]" office:value-type="float" office:value="89.1644444444444" calcext:value-type="float">
            <text:p>89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1530" calcext:value-type="float">
            <text:p>1530</text:p>
          </table:table-cell>
          <table:table-cell table:formula="of:=FLOOR([.$J$1]+([.$A48]-1)*[.$J$2]+POWER([.$A48]; [.$J$4])*[.$J$3])" office:value-type="float" office:value="5948" calcext:value-type="float">
            <text:p>5948</text:p>
          </table:table-cell>
          <table:table-cell table:formula="of:=[.$J$5]+([.$A48]-1)*[.$J$6]" office:value-type="float" office:value="459" calcext:value-type="float">
            <text:p>459</text:p>
          </table:table-cell>
          <table:table-cell table:formula="of:=FLOOR([.$J$7] + [.A48]*[.$J$8])" office:value-type="float" office:value="7" calcext:value-type="float">
            <text:p>7</text:p>
          </table:table-cell>
          <table:table-cell table:formula="of:=[.E48]*[.C48]" office:value-type="float" office:value="41636" calcext:value-type="float">
            <text:p>41636</text:p>
          </table:table-cell>
          <table:table-cell table:formula="of:=[.$F48]/[.$D48]" office:value-type="float" office:value="90.7102396514161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1560" calcext:value-type="float">
            <text:p>1560</text:p>
          </table:table-cell>
          <table:table-cell table:formula="of:=FLOOR([.$J$1]+([.$A49]-1)*[.$J$2]+POWER([.$A49]; [.$J$4])*[.$J$3])" office:value-type="float" office:value="6168" calcext:value-type="float">
            <text:p>6168</text:p>
          </table:table-cell>
          <table:table-cell table:formula="of:=[.$J$5]+([.$A49]-1)*[.$J$6]" office:value-type="float" office:value="468" calcext:value-type="float">
            <text:p>468</text:p>
          </table:table-cell>
          <table:table-cell table:formula="of:=FLOOR([.$J$7] + [.A49]*[.$J$8])" office:value-type="float" office:value="7" calcext:value-type="float">
            <text:p>7</text:p>
          </table:table-cell>
          <table:table-cell table:formula="of:=[.E49]*[.C49]" office:value-type="float" office:value="43176" calcext:value-type="float">
            <text:p>43176</text:p>
          </table:table-cell>
          <table:table-cell table:formula="of:=[.$F49]/[.$D49]" office:value-type="float" office:value="92.2564102564103" calcext:value-type="float">
            <text:p>92.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1590" calcext:value-type="float">
            <text:p>1590</text:p>
          </table:table-cell>
          <table:table-cell table:formula="of:=FLOOR([.$J$1]+([.$A50]-1)*[.$J$2]+POWER([.$A50]; [.$J$4])*[.$J$3])" office:value-type="float" office:value="6392" calcext:value-type="float">
            <text:p>6392</text:p>
          </table:table-cell>
          <table:table-cell table:formula="of:=[.$J$5]+([.$A50]-1)*[.$J$6]" office:value-type="float" office:value="477" calcext:value-type="float">
            <text:p>477</text:p>
          </table:table-cell>
          <table:table-cell table:formula="of:=FLOOR([.$J$7] + [.A50]*[.$J$8])" office:value-type="float" office:value="7" calcext:value-type="float">
            <text:p>7</text:p>
          </table:table-cell>
          <table:table-cell table:formula="of:=[.E50]*[.C50]" office:value-type="float" office:value="44744" calcext:value-type="float">
            <text:p>44744</text:p>
          </table:table-cell>
          <table:table-cell table:formula="of:=[.$F50]/[.$D50]" office:value-type="float" office:value="93.802935010482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620" calcext:value-type="float">
            <text:p>1620</text:p>
          </table:table-cell>
          <table:table-cell table:formula="of:=FLOOR([.$J$1]+([.$A51]-1)*[.$J$2]+POWER([.$A51]; [.$J$4])*[.$J$3])" office:value-type="float" office:value="6620" calcext:value-type="float">
            <text:p>6620</text:p>
          </table:table-cell>
          <table:table-cell table:formula="of:=[.$J$5]+([.$A51]-1)*[.$J$6]" office:value-type="float" office:value="486" calcext:value-type="float">
            <text:p>486</text:p>
          </table:table-cell>
          <table:table-cell table:formula="of:=FLOOR([.$J$7] + [.A51]*[.$J$8])" office:value-type="float" office:value="8" calcext:value-type="float">
            <text:p>8</text:p>
          </table:table-cell>
          <table:table-cell table:formula="of:=[.E51]*[.C51]" office:value-type="float" office:value="52960" calcext:value-type="float">
            <text:p>52960</text:p>
          </table:table-cell>
          <table:table-cell table:formula="of:=[.$F51]/[.$D51]" office:value-type="float" office:value="108.971193415638" calcext:value-type="float">
            <text:p>108.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02:31.78688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9T21:19:38.362747761</meta:creation-date>
    <dc:date>2021-01-18T17:31:05.417026352</dc:date>
    <meta:editing-duration>PT46M45S</meta:editing-duration>
    <meta:editing-cycles>71</meta:editing-cycles>
    <meta:generator>LibreOffice/7.0.4.2$Linux_X86_64 LibreOffice_project/00$Build-2</meta:generator>
    <meta:document-statistic meta:table-count="4" meta:cell-count="1382" meta:object-count="0"/>
  </office:meta>
</office:document-meta>
</file>